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75in"/>
    </style:style>
    <style:style style:name="co2" style:family="table-column">
      <style:table-column-properties fo:break-before="auto" style:column-width="2.7693in"/>
    </style:style>
    <style:style style:name="co3" style:family="table-column">
      <style:table-column-properties fo:break-before="auto" style:column-width="2.2972in"/>
    </style:style>
    <style:style style:name="co4" style:family="table-column">
      <style:table-column-properties fo:break-before="auto" style:column-width="0.889in"/>
    </style:style>
    <style:style style:name="co5" style:family="table-column">
      <style:table-column-properties fo:break-before="auto" style:column-width="1.9972in"/>
    </style:style>
    <style:style style:name="co6" style:family="table-column">
      <style:table-column-properties fo:break-before="auto" style:column-width="1.3327in"/>
    </style:style>
    <style:style style:name="co7" style:family="table-column">
      <style:table-column-properties fo:break-before="auto" style:column-width="2.4366in"/>
    </style:style>
    <style:style style:name="co8" style:family="table-column">
      <style:table-column-properties fo:break-before="auto" style:column-width="4.5165in"/>
    </style:style>
    <style:style style:name="co9" style:family="table-column">
      <style:table-column-properties fo:break-before="auto" style:column-width="2.3618in"/>
    </style:style>
    <style:style style:name="co10" style:family="table-column">
      <style:table-column-properties fo:break-before="auto" style:column-width="0.389in"/>
    </style:style>
    <style:style style:name="co11" style:family="table-column">
      <style:table-column-properties fo:break-before="auto" style:column-width="2.6728in"/>
    </style:style>
    <style:style style:name="co12" style:family="table-column">
      <style:table-column-properties fo:break-before="auto" style:column-width="2.8445in"/>
    </style:style>
    <style:style style:name="co13" style:family="table-column">
      <style:table-column-properties fo:break-before="auto" style:column-width="1.1398in"/>
    </style:style>
    <style:style style:name="co14" style:family="table-column">
      <style:table-column-properties fo:break-before="auto" style:column-width="2.7161in"/>
    </style:style>
    <style:style style:name="co15" style:family="table-column">
      <style:table-column-properties fo:break-before="auto" style:column-width="1.0327in"/>
    </style:style>
    <style:style style:name="co16" style:family="table-column">
      <style:table-column-properties fo:break-before="auto" style:column-width="2.5654in"/>
    </style:style>
    <style:style style:name="co17" style:family="table-column">
      <style:table-column-properties fo:break-before="auto" style:column-width="0.4854in"/>
    </style:style>
    <style:style style:name="co18" style:family="table-column">
      <style:table-column-properties fo:break-before="auto" style:column-width="2.1437in"/>
    </style:style>
    <style:style style:name="co19" style:family="table-column">
      <style:table-column-properties fo:break-before="auto" style:column-width="4.4957in"/>
    </style:style>
    <style:style style:name="co20" style:family="table-column">
      <style:table-column-properties fo:break-before="auto" style:column-width="2.1583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1.1091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2.9744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2.0417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1.7307in" fo:break-before="auto" style:use-optimal-row-height="true"/>
    </style:style>
    <style:style style:name="ro12" style:family="table-row">
      <style:table-row-properties style:row-height="6.0839in" fo:break-before="auto" style:use-optimal-row-height="true"/>
    </style:style>
    <style:style style:name="ro13" style:family="table-row">
      <style:table-row-properties style:row-height="2.5075in" fo:break-before="auto" style:use-optimal-row-height="true"/>
    </style:style>
    <style:style style:name="ro14" style:family="table-row">
      <style:table-row-properties style:row-height="1.2638in" fo:break-before="auto" style:use-optimal-row-height="true"/>
    </style:style>
    <style:style style:name="ro15" style:family="table-row">
      <style:table-row-properties style:row-height="3.1299in" fo:break-before="auto" style:use-optimal-row-height="true"/>
    </style:style>
    <style:style style:name="ro16" style:family="table-row">
      <style:table-row-properties style:row-height="4.6846in" fo:break-before="auto" style:use-optimal-row-height="true"/>
    </style:style>
    <style:style style:name="ro17" style:family="table-row">
      <style:table-row-properties style:row-height="1.5752in" fo:break-before="auto" style:use-optimal-row-height="true"/>
    </style:style>
    <style:style style:name="ro18"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NTROL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19"/>
        </table:table-row>
        <table:table-row table:style-name="ro2">
          <table:table-cell office:value-type="string" calcext:value-type="string">
            <text:p>Button</text:p>
          </table:table-cell>
          <table:table-cell office:value-type="string" calcext:value-type="string">
            <text:p>title:string, action:string</text:p>
          </table:table-cell>
          <table:table-cell office:value-type="string" calcext:value-type="string">
            <text:p>title, action</text:p>
          </table:table-cell>
          <table:table-cell office:value-type="string" calcext:value-type="string">
            <text:p>Buttons with images and/or texts can not change its behavior after mapped. This is a creation dependency. But after creation the image can be changed for another image, and the text for another text.</text:p>
            <text:p>Buttons are activated using Enter or Space keys.</text:p>
            <text:p>Buttons are not activated if the user clicks inside the button but moves the cursor and releases outside the button area. Also in Windows the highlight feedback when that happens is different if the button has CANFOCUS enabled or not.</text:p>
            <text:p>Buttons always have borders, except when IMAGE and IMPRESS are both defined and IMPRESSBORDER=NO. In this case in Windows TITLE can also be defined.</text:p>
            <text:p>Usually toolbar buttons have FLAT=Yes and CANFOCUS=NO.</text:p>
            <text:p>In GTK uses GtkButton/GtkImage, in Windows uses WC_BUTTON, and in Motif uses xmPushButton.</text:p>
          </table:table-cell>
          <table:table-cell table:number-columns-repeated="1019"/>
        </table:table-row>
        <table:table-row table:style-name="ro1">
          <table:table-cell office:value-type="string" calcext:value-type="string">
            <text:p>Button</text:p>
          </table:table-cell>
          <table:table-cell office:value-type="string" calcext:value-type="string">
            <text:p>title:string</text:p>
          </table:table-cell>
          <table:table-cell office:value-type="string" calcext:value-type="string">
            <text:p>title, nil</text:p>
          </table:table-cell>
          <table:table-cell table:number-columns-repeated="1020"/>
        </table:table-row>
        <table:table-row table:style-name="ro3">
          <table:table-cell office:value-type="string" calcext:value-type="string">
            <text:p>Frame</text:p>
          </table:table-cell>
          <table:table-cell office:value-type="string" calcext:value-type="string">
            <text:p>child: IUPhandle_t</text:p>
          </table:table-cell>
          <table:table-cell office:value-type="string" calcext:value-type="string">
            <text:p>cast[PIhandle](child)</text:p>
          </table:table-cell>
          <table:table-cell office:value-type="string" calcext:value-type="string">
            <text:p>Creates a native container, which draws a frame with a title around its child.</text:p>
            <text:p>Child: Identifier of an interface element which will receive the frame around. It can be NULL (nil in Lua), or empty in LED.</text:p>
            <text:p>Returns: the identifier of the created element, or NULL if an error occurs.</text:p>
            <text:p>Notes</text:p>
            <text:p>In Windows, a Frame with TITLE==NULL is not the same control as then TITLE!=NULL. When TITLE==NULL it does not have Visual Styles and uses a sharp rectangle border. When TITLE!=NULL it has Visual Styles and the border is a rounded rectangle. To always use Visual Styles set the title to "" before mapping, but be aware that a vertical space for the title will be always reserved at the top border.</text:p>
            <text:p>The frame can be created with no elements and be dynamic filled using IupAppend or IupInsert. </text:p>
            <text:p>In GTK uses GtkFrame, in Windows uses WC_BUTTON, and in Motif uses xmFrame.</text:p>
          </table:table-cell>
          <table:table-cell table:number-columns-repeated="1019"/>
        </table:table-row>
        <table:table-row table:style-name="ro4">
          <table:table-cell office:value-type="string" calcext:value-type="string">
            <text:p>Image</text:p>
          </table:table-cell>
          <table:table-cell office:value-type="string" calcext:value-type="string">
            <text:p>width, height: cint, pixels: openArray[uint8]</text:p>
          </table:table-cell>
          <table:table-cell office:value-type="string" calcext:value-type="string">
            <text:p>width, height, cast[ptr uint8](pixels)</text:p>
          </table:table-cell>
          <table:table-cell office:value-type="string" calcext:value-type="string">
            <text:p>Creates an image to be shown on a label, button, toggle, or as a cursor.</text:p>
            <text:p>  width: Image width in pixels.</text:p>
            <text:p>  height: Image height in pixels.</text:p>
            <text:p>  pixels: Vector containing the value of each pixel. IupImage uses 1 value per pixel, IupImageRGB uses 3 values and  IupImageRGBA uses 4 values per pixel. Each value is always 8 bit. Origin is at the top-left corner and data is oriented top to bottom, and left to right. The pixels array is duplicated internally so you can discard it after the call.</text:p>
            <text:p>pixel0, pixel1, pixel2, ...: Value of the pixels. But for IupImageRGB and IupImageRGBA in fact will be one value for each color channel (pixel_r_0, pixel_g_0, pixel_b_0, pixel_r_1, pixel_g_1, pixel_b_1, pixel_r_2, pixel_g_2, pixel_b_2, ...).</text:p>
            <text:p>line0, line1: unnamed tables, one for each line containing pixels values. See Notes below.</text:p>
            <text:p>  Colors: table named colors containing the colors indices.</text:p>
            <text:p/>
            <text:p>Returns: the identifier of the created element, or NULL if an error occurs.</text:p>
          </table:table-cell>
          <table:table-cell table:number-columns-repeated="1019"/>
        </table:table-row>
        <table:table-row table:style-name="ro1">
          <table:table-cell office:value-type="string" calcext:value-type="string">
            <text:p>ImageRGB</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1">
          <table:table-cell office:value-type="string" calcext:value-type="string">
            <text:p>ImageRGBA</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5">
          <table:table-cell office:value-type="string" calcext:value-type="string">
            <text:p>Label</text:p>
          </table:table-cell>
          <table:table-cell office:value-type="string" calcext:value-type="string">
            <text:p>title:string</text:p>
          </table:table-cell>
          <table:table-cell office:value-type="string" calcext:value-type="string">
            <text:p>title</text:p>
          </table:table-cell>
          <table:table-cell office:value-type="string" calcext:value-type="string">
            <text:p>Labels with images, texts or line separator can not change its behavior after mapped. But after map the image can be changed for another image, and the text for another text.</text:p>
            <text:p>In GTK uses GtkSeparator(GtkHSeparator/GtkVSeparator in GTK 2)/GtkImage/GtkLabel, in Windows uses WC_STATIC, and in Motif uses xmSeparator/xmLabel.</text:p>
          </table:table-cell>
          <table:table-cell table:number-columns-repeated="1019"/>
        </table:table-row>
        <table:table-row table:style-name="ro6">
          <table:table-cell office:value-type="string" calcext:value-type="string">
            <text:p>List</text:p>
          </table:table-cell>
          <table:table-cell/>
          <table:table-cell office:value-type="string" calcext:value-type="string">
            <text:p>nil</text:p>
          </table:table-cell>
          <table:table-cell office:value-type="string" calcext:value-type="string">
            <text:p>Creates an interface element that displays a list of items. The list can be visible or can be dropped down. It also can have an edit box for text input. So it is a 4 in 1 element. In native systems the dropped down case is called Combo Box.</text:p>
            <text:p/>
            <text:p>Notes</text:p>
            <text:p>Text is always left aligned.</text:p>
            <text:p/>
            <text:p>When the list has focus use the arrow keys to move focus from one item to another. When DROPDOWN=Yes use the Alt+Down key combination to show the dropdown list. While the dropdown is shown the arrow key may change the current value depending on the system, on Windows will directly change the current value, on GTK will change the current value only if Enter is pressed. In all systems the dropdown list is closed by using the Alt+Up key combination, or by pressing Enter or Esc keys (while the dropdown list is shown the DEFAULTENTER and DEFAULTESC buttons will not be called (fixed in 3.14)).</text:p>
            <text:p/>
            <text:p>The GETFOCUS_CB and KILLFOCUS_CB callbacks behave differently depending on the list configuration and on the native system:</text:p>
            <text:p>        If DROPDOWN=NO and EDITBOX=YES, then the list never gets the focus, the callbacks are called only when the edit box is clicked.</text:p>
            <text:p>        In Motif if DROPDOWN=YES then when the dropdown button is clicked the list looses its focus and when the dropped list is closed the list regain the focus, also when that happen if the list looses its focus to another control the kill focus callback is not called.</text:p>
            <text:p>        In GTK, if DROPDOWN=YES and EDITBOX=NO, both callbacks are called only when navigating with the keyboard (tip: if you need those callbacks with mouse navigation set EDITBOX=YES and READONLY=YES). Also in GTK, if DROPDOWN=YES and EDITBOX=YES then when the dropdown button is clicked the list looses its focus and it gets it back only if the edit box is clicked.</text:p>
            <text:p/>
            <text:p>In Windows, if EDITBOX=YES then the tooltips are shown only when the cursor is near the control border or at the dropdown arrow. Also the selection and caret attributes are not preserved if the list loses its focus, or in other words these attributes are only useful in Windows if the list has the focus.</text:p>
            <text:p/>
            <text:p>IMPORTANT: In Windows when DROPDOWN=Yes the vertical size is controlled by the system, and has the height just right to include the borders and the text. So the User height from RASTERSIZE or SIZE will be always ignored.</text:p>
            <text:p>In Windows, list items are limited to 255 pixels height.</text:p>
            <text:p>In GTK older than 2.12, the editbox of a dropdown will not follow the list attributes: FONT, BGCOLOR, FGCOLOR and SPACING.</text:p>
            <text:p>Clicking and dragging a item: if SHOWDRAGDROP=Yes starts a drag. When mouse is released, the DRAGDROP_CB callback is called. If the callback does not exist or if it returns IUP_CONTINUE then the item is moved to the new position. If Ctrl is pressed then the node is copied instead of moved. In Windows and GTK, drag is performed with the left mouse button. In Motif, the middle mouse button is used to drag. (since 3.7)</text:p>
            <text:p>In GTK uses GtkComboBox/GtkTreeView, in Windows uses COMBOBOX/LISTBOX, and in Motif uses xmComboBox/xmList.</text:p>
          </table:table-cell>
          <table:table-cell table:number-columns-repeated="1019"/>
        </table:table-row>
        <table:table-row table:style-name="ro5">
          <table:table-cell office:value-type="string" calcext:value-type="string">
            <text:p>MultiLine</text:p>
          </table:table-cell>
          <table:table-cell/>
          <table:table-cell office:value-type="string" calcext:value-type="string">
            <text:p>nil</text:p>
          </table:table-cell>
          <table:table-cell office:value-type="string" calcext:value-type="string">
            <text:p>Creates an editable field with one or more lines.</text:p>
            <text:p>Since IUP 3.0, IupText has support for multiple lines when the MULTILINE attribute is set to YES. Now when a IupMultiline element is created in fact a IupText element with MULTILINE=YES is created.</text:p>
          </table:table-cell>
          <table:table-cell table:number-columns-repeated="1019"/>
        </table:table-row>
        <table:table-row table:style-name="ro1">
          <table:table-cell office:value-type="string" calcext:value-type="string">
            <text:p>Text</text:p>
          </table:table-cell>
          <table:table-cell/>
          <table:table-cell office:value-type="string" calcext:value-type="string">
            <text:p>nil</text:p>
          </table:table-cell>
          <table:table-cell office:value-type="string" calcext:value-type="string">
            <text:p>Creates an editable text field.</text:p>
          </table:table-cell>
          <table:table-cell table:number-columns-repeated="1019"/>
        </table:table-row>
        <table:table-row table:style-name="ro3">
          <table:table-cell office:value-type="string" calcext:value-type="string">
            <text:p>Toggle</text:p>
          </table:table-cell>
          <table:table-cell office:value-type="string" calcext:value-type="string">
            <text:p>title:string</text:p>
          </table:table-cell>
          <table:table-cell office:value-type="string" calcext:value-type="string">
            <text:p>title, nil</text:p>
          </table:table-cell>
          <table:table-cell office:value-type="string" calcext:value-type="string">
            <text:p>Creates the toggle interface element. It is a two-state (on/off) button that, when selected, generates an action that activates a function in the associated application. Its visual representation can contain a text or an image.</text:p>
            <text:p>Notes</text:p>
            <text:p>Toggle with image or text can not change its behavior after mapped. This is a creation attribute. But after creation the image can be changed for another image, and the text for another text.</text:p>
            <text:p>Toggles are activated using the Space key.</text:p>
            <text:p>To build a set of mutual exclusive toggles, insert them in an IupRadio container. They must be inserted before creation, and their behavior can not be changed. If you need to dynamically remove toggles that belongs to a radio in Windows, then put the radio inside an IupFrame that has a title.</text:p>
            <text:p>A toggle that is a child of an IupRadio automatically receives a name when its is mapped into the native system. (since 3.16)</text:p>
            <text:p>In GTK uses GtkRadioButton/GtkCheckButton/GtkToggleButton, in Windows uses WC_BUTTON, and in Motif uses xmToggleButton.</text:p>
          </table:table-cell>
          <table:table-cell table:number-columns-repeated="1019"/>
        </table:table-row>
        <table:table-row table:style-name="ro5">
          <table:table-cell office:value-type="string" calcext:value-type="string">
            <text:p>Timer</text:p>
          </table:table-cell>
          <table:table-cell table:number-columns-repeated="2"/>
          <table:table-cell office:value-type="string" calcext:value-type="string">
            <text:p>Creates a timer which periodically invokes a callback when the time is up. Each timer should be destroyed using IupDestroy.</text:p>
            <text:p>In GTK uses g_timeout_add, in Windows uses SetTimer, and in Motif uses XtAppAddTimeOut.</text:p>
          </table:table-cell>
          <table:table-cell table:number-columns-repeated="1019"/>
        </table:table-row>
      </table:table>
      <table:table table:name="CONTAINERS" table:style-name="ta1">
        <office:forms form:automatic-focus="false" form:apply-design-mode="false"/>
        <table:table-column table:style-name="co1" table:default-cell-style-name="Default"/>
        <table:table-column table:style-name="co5" table:default-cell-style-name="Default"/>
        <table:table-column table:style-name="co4" table:default-cell-style-name="Default"/>
        <table:table-column table:style-name="co6" table:default-cell-style-name="Default"/>
        <table:table-column table:style-name="co4"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20"/>
        </table:table-row>
        <table:table-row table:style-name="ro7">
          <table:table-cell office:value-type="string" calcext:value-type="string">
            <text:p>Hbox</text:p>
          </table:table-cell>
          <table:table-cell office:value-type="string" calcext:value-type="string">
            <text:p>varargs</text:p>
          </table:table-cell>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hbox will not reduce its children beyond their horizontal natural size even if SHRINK=Yes at the dialog.</text:p>
          </table:table-cell>
          <table:table-cell table:number-columns-repeated="1020"/>
        </table:table-row>
        <table:table-row table:style-name="ro5">
          <table:table-cell office:value-type="string" calcext:value-type="string">
            <text:p>User</text:p>
          </table:table-cell>
          <table:table-cell table:number-columns-repeated="2"/>
          <table:table-cell office:value-type="string" calcext:value-type="string">
            <text:p>Creates a user element in IUP, which is not associated to any interface element. It is used to map an external element to a IUP element. Its use is usually for additional elements, but you can use it to create an Ihandle* to store private attributes.</text:p>
            <text:p>It is also a void container. Its children can be dynamically added using IupAppend or IupInsert.</text:p>
          </table:table-cell>
          <table:table-cell table:number-columns-repeated="1020"/>
        </table:table-row>
        <table:table-row table:style-name="ro7">
          <table:table-cell office:value-type="string" calcext:value-type="string">
            <text:p>Vbox</text:p>
          </table:table-cell>
          <table:table-cell office:value-type="string" calcext:value-type="string">
            <text:p>varargs</text:p>
          </table:table-cell>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vbox will not reduce its children beyond their vertical natural size even if SHRINK=Yes at the dialog.</text:p>
          </table:table-cell>
          <table:table-cell table:number-columns-repeated="1020"/>
        </table:table-row>
      </table:table>
      <table:table table:name="DIALOGS" table:style-name="ta1">
        <table:table-column table:style-name="co1" table:default-cell-style-name="ce3"/>
        <table:table-column table:style-name="co7" table:default-cell-style-name="ce3"/>
        <table:table-column table:style-name="co8" table:default-cell-style-name="ce3"/>
        <table:table-column table:style-name="co4" table:number-columns-repeated="1021" table:default-cell-style-name="ce3"/>
        <table:table-row table:style-name="ro1">
          <table:table-cell office:value-type="string" calcext:value-type="string">
            <text:p>IUP</text:p>
          </table:table-cell>
          <table:table-cell office:value-type="string" calcext:value-type="string">
            <text:p>CONSTRUCTOR</text:p>
          </table:table-cell>
          <table:table-cell office:value-type="string" calcext:value-type="string">
            <text:p>CALL_ARGS</text:p>
          </table:table-cell>
          <table:table-cell office:value-type="string" calcext:value-type="string">
            <text:p>NOTES</text:p>
          </table:table-cell>
          <table:table-cell table:number-columns-repeated="1020"/>
        </table:table-row>
        <table:table-row table:style-name="ro8">
          <table:table-cell table:style-name="Default" office:value-type="string" calcext:value-type="string">
            <text:p>Dialog</text:p>
          </table:table-cell>
          <table:table-cell table:style-name="Default" office:value-type="string" calcext:value-type="string">
            <text:p>child: IUPhandle_t</text:p>
          </table:table-cell>
          <table:table-cell table:style-name="Default" office:value-type="string" calcext:value-type="string">
            <text:p>cast[PIhandle](child)</text:p>
          </table:table-cell>
          <table:table-cell table:style-name="Default" office:value-type="string" calcext:value-type="string">
            <text:p>Do not associate an IupDialog with the native "dialog" nomenclature in Windows, GTK or Motif. IupDialog use native standard windows in all drivers.</text:p>
            <text:p>Except for the menu, all other elements must be inside a dialog to interact with the user. Therefore, an interface element will only be visible if its dialog is also visible.</text:p>
            <text:p>The order of callback calling is system dependent. For instance, the RESIZE_CB and the SHOW_CB are called in a different order in Win32 and in X-Windows when the dialog is shown for the first time.</text:p>
            <text:p>In Windows, when all decorations are removed the window icon is not displayed on the task bar, when minimized a small rectangular window will be positioned above the task bar on the bottom-left corner of the desktop.</text:p>
            <text:p>In GTK uses a GtkWindow, in Windows uses a custom windows class called "IupDialog", and in Motif uses topLevelShellWidgetClass.</text:p>
          </table:table-cell>
          <table:table-cell table:style-name="Default" table:number-columns-repeated="1020"/>
        </table:table-row>
      </table:table>
      <table:table table:name="ATTRIBUTES" table:style-name="ta1">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4" table:number-columns-repeated="1016"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ALT_CTOR</text:p>
          </table:table-cell>
          <table:table-cell table:style-name="ce3" office:value-type="string" calcext:value-type="string">
            <text:p>ALT_CALL</text:p>
          </table:table-cell>
          <table:table-cell table:style-name="ce3" office:value-type="string" calcext:value-type="string">
            <text:p>GETTER_TYPE</text:p>
          </table:table-cell>
          <table:table-cell table:style-name="ce3" office:value-type="string" calcext:value-type="string">
            <text:p>GETTER_EXPRESSION</text:p>
          </table:table-cell>
          <table:table-cell table:style-name="ce3" office:value-type="string" calcext:value-type="string">
            <text:p>READ_WRITE</text:p>
          </table:table-cell>
          <table:table-cell table:style-name="ce3" office:value-type="string" calcext:value-type="string">
            <text:p>SETHANDLE_TYPE</text:p>
          </table:table-cell>
          <table:table-cell table:style-name="ce3" office:value-type="string" calcext:value-type="string">
            <text:p>DOC</text:p>
          </table:table-cell>
          <table:table-cell table:style-name="ce3" table:number-columns-repeated="1015"/>
        </table:table-row>
        <table:table-row table:style-name="ro1">
          <table:table-cell office:value-type="string" calcext:value-type="string">
            <text:p>ACTIVE</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Activates or inhibits user interaction.</text:p>
          </table:table-cell>
          <table:table-cell table:number-columns-repeated="1015"/>
        </table:table-row>
        <table:table-row table:style-name="ro1">
          <table:table-cell office:value-type="string" calcext:value-type="string">
            <text:p>ACTIVEWINDOW</text:p>
          </table:table-cell>
          <table:table-cell table:number-columns-repeated="5"/>
          <table:table-cell office:value-type="string" calcext:value-type="string">
            <text:p>RO</text:p>
          </table:table-cell>
          <table:table-cell/>
          <table:table-cell office:value-type="string" calcext:value-type="string">
            <text:p>[Windows and GTK Only] (read-only): informs if the dialog is the active window (the window with focus). Can be Yes or No. (since 3.4)</text:p>
          </table:table-cell>
          <table:table-cell table:number-columns-repeated="1015"/>
        </table:table-row>
        <table:table-row table:style-name="ro5">
          <table:table-cell office:value-type="string" calcext:value-type="string">
            <text:p>ADDFORMATTAG</text:p>
          </table:table-cell>
          <table:table-cell table:number-columns-repeated="5"/>
          <table:table-cell office:value-type="string" calcext:value-type="string">
            <text:p>WO</text:p>
          </table:table-cell>
          <table:table-cell/>
          <table:table-cell office:value-type="string" calcext:value-type="string">
            <text:p>[write only] (non inheritable)</text:p>
            <text:p>Name of a format tag element to be added to the IupText. The name is associated in C using IupSetHandle. The name association must be done before setting the attribute. It will set the ADDFORMATTAG_HANDLE with the associated handle.</text:p>
          </table:table-cell>
          <table:table-cell table:number-columns-repeated="1015"/>
        </table:table-row>
        <table:table-row table:style-name="ro5">
          <table:table-cell office:value-type="string" calcext:value-type="string">
            <text:p>ADDFORMATTAG_HANDLE</text:p>
          </table:table-cell>
          <table:table-cell/>
          <table:table-cell office:value-type="string" calcext:value-type="string">
            <text:p>handle: User_t</text:p>
          </table:table-cell>
          <table:table-cell office:value-type="string" calcext:value-type="string">
            <text:p>cast[cstring](handle)</text:p>
          </table:table-cell>
          <table:table-cell table:number-columns-repeated="2"/>
          <table:table-cell office:value-type="string" calcext:value-type="string">
            <text:p>WO</text:p>
          </table:table-cell>
          <table:table-cell/>
          <table:table-cell office:value-type="string" calcext:value-type="string">
            <text:p>[write only] (non inheritable)</text:p>
            <text:p>Handle of a format tag element to be added to the IupText. The tag element will be automatically destroyed when the IupText is mapped. If the IupText is already mapped, the format tag is immediately destroyed when the attribute is set. The format tag can NOT be reused.</text:p>
          </table:table-cell>
          <table:table-cell table:number-columns-repeated="1015"/>
        </table:table-row>
        <table:table-row table:style-name="ro1">
          <table:table-cell office:value-type="string" calcext:value-type="string">
            <text:p>ALIGNMENT</text:p>
          </table:table-cell>
          <table:table-cell table:number-columns-repeated="7"/>
          <table:table-cell office:value-type="string" calcext:value-type="string">
            <text:p>(non inheritable): Horizontally aligns the elements. Possible values: "ALEFT", "ACENTER", "ARIGHT". Default: "ALEFT".</text:p>
          </table:table-cell>
          <table:table-cell table:number-columns-repeated="1015"/>
        </table:table-row>
        <table:table-row table:style-name="ro1">
          <table:table-cell office:value-type="string" calcext:value-type="string">
            <text:p>ALIGNMENT</text:p>
          </table:table-cell>
          <table:table-cell office:value-type="string" calcext:value-type="string">
            <text:p>txtfmt</text:p>
          </table:table-cell>
          <table:table-cell table:number-columns-repeated="6"/>
          <table:table-cell office:value-type="string" calcext:value-type="string">
            <text:p>Can be JUSTIFY, RIGHT, CENTER and LEFT. Default: LEFT.</text:p>
          </table:table-cell>
          <table:table-cell table:number-columns-repeated="1015"/>
        </table:table-row>
        <table:table-row table:style-name="ro1">
          <table:table-cell office:value-type="string" calcext:value-type="string">
            <text:p>ALIGNMENT</text:p>
          </table:table-cell>
          <table:table-cell office:value-type="string" calcext:value-type="string">
            <text:p>tog</text:p>
          </table:table-cell>
          <table:table-cell table:number-columns-repeated="6"/>
          <table:table-cell office:value-type="string" calcext:value-type="string">
            <text:p>(non inheritable): horizontal and vertical alignment when IMAGE is defined. Possible values: "ALEFT", "ACENTER" and "ARIGHT", <text:s/>combined to "ATOP", "ACENTER" and "ABOTTOM". Default: "ACENTER:ACENTER". Partial values are also accepted, like "ARIGHT" or ":ATOP", the other value will be obtained from the default value. In Motif, vertical alignment is restricted to "ACENTER". In Windows works only when Visual Styles is active. Text is always left aligned. (since 3.0)</text:p>
          </table:table-cell>
          <table:table-cell table:number-columns-repeated="1015"/>
        </table:table-row>
        <table:table-row table:style-name="ro1">
          <table:table-cell office:value-type="string" calcext:value-type="string">
            <text:p>APPEND</text:p>
          </table:table-cell>
          <table:table-cell table:number-columns-repeated="5"/>
          <table:table-cell office:value-type="string" calcext:value-type="string">
            <text:p>WO</text:p>
          </table:table-cell>
          <table:table-cell/>
          <table:table-cell office:value-type="string" calcext:value-type="string">
            <text:p>(write-only): Inserts a text at the end of the current text. In the Multiline, if APPENDNEWLINE=YES, a "\n" character will be automatically inserted before the appended text if the current text is not empty(APPENDNEWLINE default is YES). Ignored if set before map.</text:p>
          </table:table-cell>
          <table:table-cell table:number-columns-repeated="1015"/>
        </table:table-row>
        <table:table-row table:style-name="ro1">
          <table:table-cell office:value-type="string" calcext:value-type="string">
            <text:p>APPENDITEM</text:p>
          </table:table-cell>
          <table:table-cell table:number-columns-repeated="7"/>
          <table:table-cell office:value-type="string" calcext:value-type="string">
            <text:p>(write-only): inserts an item after the last item. Ignored if set before map. (since 3.0)</text:p>
          </table:table-cell>
          <table:table-cell table:number-columns-repeated="1015"/>
        </table:table-row>
        <table:table-row table:style-name="ro1">
          <table:table-cell office:value-type="string" calcext:value-type="string">
            <text:p>AUTOHIDE</text:p>
          </table:table-cell>
          <table:table-cell table:number-columns-repeated="7"/>
          <table:table-cell office:value-type="string" calcext:value-type="string">
            <text:p>scrollbars are shown only if they are necessary. Default: "YES".</text:p>
          </table:table-cell>
          <table:table-cell table:number-columns-repeated="1015"/>
        </table:table-row>
        <table:table-row table:style-name="ro1">
          <table:table-cell office:value-type="string" calcext:value-type="string">
            <text:p>AUTOREDRAW</text:p>
          </table:table-cell>
          <table:table-cell table:number-columns-repeated="7"/>
          <table:table-cell office:value-type="string" calcext:value-type="string">
            <text:p>[Windows] (non inheritable): automatically redraws the list when something has change. Set to NO to add many items to the list without updating the display. Default: "YES". (since 3.3)</text:p>
          </table:table-cell>
          <table:table-cell table:number-columns-repeated="1015"/>
        </table:table-row>
        <table:table-row table:style-name="ro1">
          <table:table-cell office:value-type="string" calcext:value-type="string">
            <text:p>AUTOSCALE</text:p>
          </table:table-cell>
          <table:table-cell table:number-columns-repeated="7"/>
          <table:table-cell office:value-type="string" calcext:value-type="string">
            <text:p>automatically scale the image by a given real factor. Can be "DPI" or a scale factor. If not defined the global attribute IMAGEAUTOSCALE will be used. Values are the same of the global attribute. The minimum resulted size when automatically resized is 24 pixels height (since 3.29). (since 3.16)</text:p>
          </table:table-cell>
          <table:table-cell table:number-columns-repeated="1015"/>
        </table:table-row>
        <table:table-row table:style-name="ro1">
          <table:table-cell office:value-type="string" calcext:value-type="string">
            <text:p>BACKGROUND</text:p>
          </table:table-cell>
          <table:table-cell table:number-columns-repeated="7"/>
          <table:table-cell office:value-type="string" calcext:value-type="string">
            <text:p>(non inheritable): Dialog background color or image. Can be a non inheritable alternative to BGCOLOR or can be the name of an image to be tiled on the background. See also the screenshots of the sample.c results with normal background, changing the dialog BACKGROUND, the dialog BGCOLOR and the children BGCOLOR. Not working in GTK 3. (since 3.0)</text:p>
          </table:table-cell>
          <table:table-cell table:number-columns-repeated="1015"/>
        </table:table-row>
        <table:table-row table:style-name="ro1">
          <table:table-cell office:value-type="string" calcext:value-type="string">
            <text:p>B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Background color. If text and image are not defined, the button is configured to simply show a color, in this case set the button size because the natural size will be very small. In Windows and in GTK 3, the BGCOLOR attribute is ignored if text or image is defined. Default: the global attribute DLGBGCOLOR. BGCOLOR is ignored when FLAT=YES because it will be used the background from the native parent. </text:p>
          </table:table-cell>
          <table:table-cell table:number-columns-repeated="1015"/>
        </table:table-row>
        <table:table-row table:style-name="ro1">
          <table:table-cell office:value-type="string" calcext:value-type="string">
            <text:p>BGCOLOR</text:p>
          </table:table-cell>
          <table:table-cell office:value-type="string" calcext:value-type="string">
            <text:p>txtfmt</text:p>
          </table:table-cell>
          <table:table-cell office:value-type="string" calcext:value-type="string">
            <text:p>red, green, blue:int</text:p>
          </table:table-cell>
          <table:table-cell office:value-type="string" calcext:value-type="string">
            <text:p>&amp;”{red} {green} {blue}”</text:p>
          </table:table-cell>
          <table:table-cell table:number-columns-repeated="4"/>
          <table:table-cell office:value-type="string" calcext:value-type="string">
            <text:p>string containing a color in the format "rrr ggg bbb" for the background of the text.</text:p>
          </table:table-cell>
          <table:table-cell table:number-columns-repeated="1015"/>
        </table:table-row>
        <table:table-row table:style-name="ro1">
          <table:table-cell office:value-type="string" calcext:value-type="string">
            <text:p>BGCOLOR</text:p>
          </table:table-cell>
          <table:table-cell office:value-type="string" calcext:value-type="string">
            <text:p>frm</text:p>
          </table:table-cell>
          <table:table-cell table:number-columns-repeated="6"/>
          <table:table-cell office:value-type="string" calcext:value-type="string">
            <text:p>ignored, transparent in all systems. Will use the background color of the native parent. Except if TITLE is not defined and BGCOLOR is defined before map (can be changed later), then the frame will have a color background.</text:p>
          </table:table-cell>
          <table:table-cell table:number-columns-repeated="1015"/>
        </table:table-row>
        <table:table-row table:style-name="ro1">
          <table:table-cell office:value-type="string" calcext:value-type="string">
            <text:p>BORDER</text:p>
          </table:table-cell>
          <table:table-cell table:number-columns-repeated="7"/>
          <table:table-cell office:value-type="string" calcext:value-type="string">
            <text:p>(non inheritable) (creation only): Shows a resize border around the dialog. Default: "YES". BORDER=NO is useful only when RESIZE=NO, MAXBOX=NO, MINBOX=NO, MENUBOX=NO and TITLE=NULL, if any of these are defined there will be always some border.</text:p>
          </table:table-cell>
          <table:table-cell table:number-columns-repeated="1015"/>
        </table:table-row>
        <table:table-row table:style-name="ro1">
          <table:table-cell office:value-type="string" calcext:value-type="string">
            <text:p>BORDERSIZE</text:p>
          </table:table-cell>
          <table:table-cell table:number-columns-repeated="5"/>
          <table:table-cell office:value-type="string" calcext:value-type="string">
            <text:p>RO</text:p>
          </table:table-cell>
          <table:table-cell/>
          <table:table-cell office:value-type="string" calcext:value-type="string">
            <text:p>(non inheritable) (read only): returns the border size. (since 3.18)</text:p>
          </table:table-cell>
          <table:table-cell table:number-columns-repeated="1015"/>
        </table:table-row>
        <table:table-row table:style-name="ro1">
          <table:table-cell office:value-type="string" calcext:value-type="string">
            <text:p>BPP</text:p>
          </table:table-cell>
          <table:table-cell table:number-columns-repeated="5"/>
          <table:table-cell office:value-type="string" calcext:value-type="string">
            <text:p>RO</text:p>
          </table:table-cell>
          <table:table-cell/>
          <table:table-cell office:value-type="string" calcext:value-type="string">
            <text:p>(read-only): returns the number of bits per pixel in the image. Images created with IupImage returns 8, with IupImageRGB returns 24 and with IupImageRGBA returns 32. (since 3.0)</text:p>
          </table:table-cell>
          <table:table-cell table:number-columns-repeated="1015"/>
        </table:table-row>
        <table:table-row table:style-name="ro1">
          <table:table-cell office:value-type="string" calcext:value-type="string">
            <text:p>BRINGFRONT</text:p>
          </table:table-cell>
          <table:table-cell table:number-columns-repeated="5"/>
          <table:table-cell office:value-type="string" calcext:value-type="string">
            <text:p>WO</text:p>
          </table:table-cell>
          <table:table-cell/>
          <table:table-cell office:value-type="string" calcext:value-type="string">
            <text:p>[Windows Only] (write-only): makes the dialog the foreground window. Use "YES" to activate it. Useful for multithreaded applications.</text:p>
          </table:table-cell>
          <table:table-cell table:number-columns-repeated="1015"/>
        </table:table-row>
        <table:table-row table:style-name="ro1">
          <table:table-cell office:value-type="string" calcext:value-type="string">
            <text:p>BULK</text:p>
          </table:table-cell>
          <table:table-cell office:value-type="string" calcext:value-type="string">
            <text:p>txtfmt</text:p>
          </table:table-cell>
          <table:table-cell table:number-columns-repeated="1022"/>
        </table:table-row>
        <table:table-row table:style-name="ro1">
          <table:table-cell office:value-type="string" calcext:value-type="string">
            <text:p>CANFOCUS</text:p>
          </table:table-cell>
          <table:table-cell table:number-columns-repeated="7"/>
          <table:table-cell office:value-type="string" calcext:value-type="string">
            <text:p>(creation only) (non inheritable): enables the focus traversal of the control. In Windows the button will respect CANFOCUS differently to some other controls. Default: YES. (since 3.0)</text:p>
          </table:table-cell>
          <table:table-cell table:number-columns-repeated="1015"/>
        </table:table-row>
        <table:table-row table:style-name="ro9">
          <table:table-cell office:value-type="string" calcext:value-type="string">
            <text:p>CARET</text:p>
          </table:table-cell>
          <table:table-cell table:number-columns-repeated="7"/>
          <table:table-cell office:value-type="string" calcext:value-type="string">
            <text:p>(non inheritable): Character position of the insertion point. Its format depends in MULTILINE=YES. The first position, lin or col, is "1".</text:p>
            <text:p/>
            <text:p>For multiple lines: a string with the "lin,col" format, where lin and col are integer numbers corresponding to the caret's position.</text:p>
            <text:p/>
            <text:p>For single line: a string in the "col" format, where col is an integer number corresponding to the caret's position.</text:p>
            <text:p/>
            <text:p>When lin is greater than the number of lines, the caret is placed at the last line. When col is greater than the number of characters in the given line, the caret is placed after the last character of the line.</text:p>
            <text:p/>
            <text:p>If the caret is not visible the text is scrolled to make it visible.</text:p>
            <text:p/>
            <text:p>In Windows, if the element does not have the focus the returned value is the position of the first character of the current selection. The caret is only displayed if the element has the keyboard focus, but its position can be changed even if not visible. When changed it will also change the selection but the text will be scrolled only when it receives the focus.</text:p>
            <text:p/>
            <text:p>See the Notes below if using UTF-8 strings in GTK.</text:p>
          </table:table-cell>
          <table:table-cell table:number-columns-repeated="1015"/>
        </table:table-row>
        <table:table-row table:style-name="ro1">
          <table:table-cell office:value-type="string" calcext:value-type="string">
            <text:p>CARETPOS</text:p>
          </table:table-cell>
          <table:table-cell table:number-columns-repeated="7"/>
          <table:table-cell office:value-type="string" calcext:value-type="string">
            <text:p>(non inheritable): Also the character position of the insertion point, but using a zero based character unique index "pos". Useful for indexing the VALUE string. See the Notes below if using UTF-8 strings in GTK. (since 3.0)</text:p>
          </table:table-cell>
          <table:table-cell table:number-columns-repeated="1015"/>
        </table:table-row>
        <table:table-row table:style-name="ro1">
          <table:table-cell office:value-type="string" calcext:value-type="string">
            <text:p>CGAP</text:p>
          </table:table-cell>
          <table:table-cell table:number-columns-repeated="7"/>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CHANGECASE</text:p>
          </table:table-cell>
          <table:table-cell table:number-columns-repeated="7"/>
          <table:table-cell office:value-type="string" calcext:value-type="string">
            <text:p>(non inheritable): Change case according to given conversion. Can be UPPER, LOWER, TOGGLE, or TITLE. TITLE case change first letter of words separated by spaces to upper case others to lower case, but first letter is changed only if word has more than 3 characters, for instance: "Best of the World". Supports Latin-1 encoding only, even when using UTF-8. Does not depends on current locale. (since 3.28)</text:p>
          </table:table-cell>
          <table:table-cell table:number-columns-repeated="1015"/>
        </table:table-row>
        <table:table-row table:style-name="ro1">
          <table:table-cell office:value-type="string" calcext:value-type="string">
            <text:p>CHANNELS</text:p>
          </table:table-cell>
          <table:table-cell table:number-columns-repeated="5"/>
          <table:table-cell office:value-type="string" calcext:value-type="string">
            <text:p>RO</text:p>
          </table:table-cell>
          <table:table-cell/>
          <table:table-cell office:value-type="string" calcext:value-type="string">
            <text:p>returns the number of channels in the image. Images created with IupImage returns 1, with IupImageRGB returns 3 and with IupImageRGBA returns 4. (since 3.0)</text:p>
          </table:table-cell>
          <table:table-cell table:number-columns-repeated="1015"/>
        </table:table-row>
        <table:table-row table:style-name="ro1">
          <table:table-cell office:value-type="string" calcext:value-type="string">
            <text:p>CHARSIZE</text:p>
          </table:table-cell>
          <table:table-cell table:number-columns-repeated="5"/>
          <table:table-cell office:value-type="string" calcext:value-type="string">
            <text:p>RO</text:p>
          </table:table-cell>
          <table:table-cell/>
          <table:table-cell office:value-type="string" calcext:value-type="string">
            <text:p>(read-only, non inheritable) Returns the average character size of the current FONT attribute. This is the factor used by the SIZE attribute to convert its units to pixels.</text:p>
          </table:table-cell>
          <table:table-cell table:number-columns-repeated="1015"/>
        </table:table-row>
        <table:table-row table:style-name="ro1">
          <table:table-cell office:value-type="string" calcext:value-type="string">
            <text:p>CHILDOFFSET</text:p>
          </table:table-cell>
          <table:table-cell/>
          <table:table-cell office:value-type="string" calcext:value-type="string">
            <text:p>dx, dy:int</text:p>
          </table:table-cell>
          <table:table-cell office:value-type="string" calcext:value-type="string">
            <text:p>&amp;”{dx}x{dy}”</text:p>
          </table:table-cell>
          <table:table-cell table:number-columns-repeated="4"/>
          <table:table-cell office:value-type="string" calcext:value-type="string">
            <text:p>Allow to specify a position offset for the child. Available for native containers only. It will not affect the natural size, and allows to position controls outside the client area. Format "dxxdy", where dx and dy are integer values corresponding to the horizontal and vertical offsets, respectively, in pixels. Default: 0x0. (since 3.14)</text:p>
          </table:table-cell>
          <table:table-cell table:number-columns-repeated="1015"/>
        </table:table-row>
        <table:table-row table:style-name="ro1">
          <table:table-cell office:value-type="string" calcext:value-type="string">
            <text:p>CLEANOUT</text:p>
          </table:table-cell>
          <table:table-cell office:value-type="string" calcext:value-type="string">
            <text:p>txtfmt</text:p>
          </table:table-cell>
          <table:table-cell table:number-columns-repeated="1022"/>
        </table:table-row>
        <table:table-row table:style-name="ro1">
          <table:table-cell office:value-type="string" calcext:value-type="string">
            <text:p>CLEARATTRIBUTES</text:p>
          </table:table-cell>
          <table:table-cell table:number-columns-repeated="5"/>
          <table:table-cell office:value-type="string" calcext:value-type="string">
            <text:p>WO</text:p>
          </table:table-cell>
          <table:table-cell/>
          <table:table-cell office:value-type="string" calcext:value-type="string">
            <text:p>(write-only, non inheritable): it will clear all attributes stored internally and remove all references. (since 3.0)</text:p>
          </table:table-cell>
          <table:table-cell table:number-columns-repeated="1015"/>
        </table:table-row>
        <table:table-row table:style-name="ro1">
          <table:table-cell office:value-type="string" calcext:value-type="string">
            <text:p>CLEARCACHE</text:p>
          </table:table-cell>
          <table:table-cell table:number-columns-repeated="5"/>
          <table:table-cell office:value-type="string" calcext:value-type="string">
            <text:p>WO</text:p>
          </table:table-cell>
          <table:table-cell/>
          <table:table-cell office:value-type="string" calcext:value-type="string">
            <text:p>clears the internal native image cache, so WID can be dynamically changed. (since 3.24)</text:p>
          </table:table-cell>
          <table:table-cell table:number-columns-repeated="1015"/>
        </table:table-row>
        <table:table-row table:style-name="ro10">
          <table:table-cell office:value-type="string" calcext:value-type="string">
            <text:p>CLIENTOFFSET</text:p>
          </table:table-cell>
          <table:table-cell table:number-columns-repeated="5"/>
          <table:table-cell office:value-type="string" calcext:value-type="string">
            <text:p>RO</text:p>
          </table:table-cell>
          <table:table-cell/>
          <table:table-cell office:value-type="string" calcext:value-type="string">
            <text:p>Returns the native container internal offset to the Client area, see the Layout Guide. Useful for IupFrame, IupTabs and IupDialog that have decorations. Can also be consulted in other containers, it will simply return "0x0".</text:p>
            <text:p>This attribute can be used in conjunction with the POSITION attribute of a child so the coordinates of a child relative to the native parent top-left corner can be obtained.</text:p>
            <text:p/>
            <text:p>Value</text:p>
            <text:p>"dxxdy", where dx and dy are integer values corresponding to the horizontal and vertical offsets, respectively, in pixels.</text:p>
            <text:p/>
            <text:p>Affects</text:p>
            <text:p>All elements that are containers, except menus.</text:p>
            <text:p/>
            <text:p>Notes</text:p>
            <text:p>In GTK and Motif, for the IupDialog, the dy value is negative when there is a menu. This occurs because in those systems the menu is placed inside the Client Area and all children must be placed below the menu. In Windows it will return 0x0, except when CUSTOMFRAMEDRAW is used.</text:p>
            <text:p>In Windows, for the IupFrame, the value is always "0x0" the position of the child is still relative to the top-left corner of the frame. This is automatically compensated in calculation of the POSITION attribute.</text:p>
          </table:table-cell>
          <table:table-cell table:number-columns-repeated="1015"/>
        </table:table-row>
        <table:table-row table:style-name="ro10">
          <table:table-cell office:value-type="string" calcext:value-type="string">
            <text:p>CLIENTSIZE</text:p>
          </table:table-cell>
          <table:table-cell table:number-columns-repeated="5"/>
          <table:table-cell office:value-type="string" calcext:value-type="string">
            <text:p>RO</text:p>
          </table:table-cell>
          <table:table-cell/>
          <table:table-cell office:value-type="string" calcext:value-type="string">
            <text:p>Returns the client area size of a container. It is the space available for positioning and sizing children, see the Layout Guide. It is the container Current size excluding the decorations (if any).</text:p>
            <text:p/>
            <text:p>Value</text:p>
            <text:p>"widthxheight", where width and height are integer values corresponding to the horizontal and vertical size, respectively, in pixels. If both values are 0 then "0x0" is returned.</text:p>
            <text:p/>
            <text:p>Affects</text:p>
            <text:p>All elements that are containers, except menus.</text:p>
            <text:p/>
            <text:p>Notes</text:p>
            <text:p>(*) For IupDialog is NOT read-only, and it will re-define RASTERSIZE by adding the decorations to the given Client size. (Since 3.3)</text:p>
            <text:p>For IupHbox, IupVbox and IupGridBox it consider the MARGIN attribute as a decoration.</text:p>
            <text:p>For IupSplit returns the total area available for the two children.</text:p>
          </table:table-cell>
          <table:table-cell table:number-columns-repeated="1015"/>
        </table:table-row>
        <table:table-row table:style-name="ro1">
          <table:table-cell office:value-type="string" calcext:value-type="string">
            <text:p>CLIPBOARD</text:p>
          </table:table-cell>
          <table:table-cell table:number-columns-repeated="5"/>
          <table:table-cell office:value-type="string" calcext:value-type="string">
            <text:p>WO</text:p>
          </table:table-cell>
          <table:table-cell/>
          <table:table-cell office:value-type="string" calcext:value-type="string">
            <text:p>(write-only): clear, cut, copy or paste the selection to or from the clipboard. Values: "CLEAR", "CUT", "COPY" or "PASTE". In Windows UNDO is also available, and REDO is available when FORMATTING=YES. (since 3.0)</text:p>
          </table:table-cell>
          <table:table-cell table:number-columns-repeated="1015"/>
        </table:table-row>
        <table:table-row table:style-name="ro1">
          <table:table-cell office:value-type="string" calcext:value-type="string">
            <text:p>C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COMPOSITED</text:p>
          </table:table-cell>
          <table:table-cell table:number-columns-repeated="7"/>
          <table:table-cell office:value-type="string" calcext:value-type="string">
            <text:p>[Windows Only] (creation only): controls if the window will have an automatic double buffer for all children. Default is "NO". In Windows Vista it is NOT working as expected. It is NOT compatible with IupCanvas and all derived IUP controls such as IupFlat*, IupGL*, IupPlot and IupMatrix, because IupCanvas uses CS_OWNDC in the window class. </text:p>
          </table:table-cell>
          <table:table-cell table:number-columns-repeated="1015"/>
        </table:table-row>
        <table:table-row table:style-name="ro3">
          <table:table-cell office:value-type="string" calcext:value-type="string">
            <text:p>CONTROL</text:p>
          </table:table-cell>
          <table:table-cell table:number-columns-repeated="7"/>
          <table:table-cell office:value-type="string" calcext:value-type="string">
            <text:p>Windows only. Whether the dialog is embedded inside the parent window or has a window of its own.</text:p>
            <text:p/>
            <text:p>Value</text:p>
            <text:p>YES or NO. If the value is YES, the dialog will appear embedded inside its parent window (you must set a parent, either with PARENTDIALOG or NATIVEPARENT, or this setting will be ignored). If the value is NO, the dialog will have its own window.</text:p>
            <text:p/>
            <text:p>Notes</text:p>
            <text:p>This is useful for implementing ActiveX controls, with the help of the LuaCOM library. ActiveX controls run embedded inside another window. LuaCOM will send a window creation event the the control, passing a handle to the parent window and the size of the control. You can use this to set the dialog's NATIVEPARENT and RASTERSIZE attributes. See the LuaCOM documentation for more information.</text:p>
          </table:table-cell>
          <table:table-cell table:number-columns-repeated="1015"/>
        </table:table-row>
        <table:table-row table:style-name="ro1">
          <table:table-cell office:value-type="string" calcext:value-type="string">
            <text:p>COUNT</text:p>
          </table:table-cell>
          <table:table-cell table:number-columns-repeated="5"/>
          <table:table-cell office:value-type="string" calcext:value-type="string">
            <text:p>RO</text:p>
          </table:table-cell>
          <table:table-cell/>
          <table:table-cell office:value-type="string" calcext:value-type="string">
            <text:p>(read-only): returns the number of characters in the text, including the line breaks. (since 3.5)</text:p>
          </table:table-cell>
          <table:table-cell table:number-columns-repeated="1015"/>
        </table:table-row>
        <table:table-row table:style-name="ro1">
          <table:table-cell office:value-type="string" calcext:value-type="string">
            <text:p>COUNT</text:p>
          </table:table-cell>
          <table:table-cell office:value-type="string" calcext:value-type="string">
            <text:p>lst</text:p>
          </table:table-cell>
          <table:table-cell table:number-columns-repeated="4"/>
          <table:table-cell office:value-type="string" calcext:value-type="string">
            <text:p>RO</text:p>
          </table:table-cell>
          <table:table-cell/>
          <table:table-cell office:value-type="string" calcext:value-type="string">
            <text:p>(read-only) (non inheritable): returns the number of items. Before mapping it counts the number of non NULL items before the first NULL item. (since 3.0)</text:p>
          </table:table-cell>
          <table:table-cell table:number-columns-repeated="1015"/>
        </table:table-row>
        <table:table-row table:style-name="ro1">
          <table:table-cell office:value-type="string" calcext:value-type="string">
            <text:p>CPADDING</text:p>
          </table:table-cell>
          <table:table-cell table:number-columns-repeated="7"/>
          <table:table-cell office:value-type="string" calcext:value-type="string">
            <text:p>same as PADDING but using the units of the SIZE attribute. It will actually set the PADDING attribute. (since 3.29)</text:p>
          </table:table-cell>
          <table:table-cell table:number-columns-repeated="1015"/>
        </table:table-row>
        <table:table-row table:style-name="ro1">
          <table:table-cell office:value-type="string" calcext:value-type="string">
            <text:p>CSPACING</text:p>
          </table:table-cell>
          <table:table-cell table:number-columns-repeated="7"/>
          <table:table-cell office:value-type="string" calcext:value-type="string">
            <text:p>same as SPACING but using the units of the vertical part of the SIZE attribute. It will actually set the SPACING attribute. (since 3.29)</text:p>
          </table:table-cell>
          <table:table-cell table:number-columns-repeated="1015"/>
        </table:table-row>
        <table:table-row table:style-name="ro1">
          <table:table-cell office:value-type="string" calcext:value-type="string">
            <text:p>CUEBANNER</text:p>
          </table:table-cell>
          <table:table-cell table:number-columns-repeated="7"/>
          <table:table-cell office:value-type="string" calcext:value-type="string">
            <text:p>[Windows and GTK Only] (non inheritable): a text that is displayed when there is no text at the control. It works as a textual cue, or tip to prompt the user for input. Valid only for MULTILINE=NO, and works only when Visual Styles are enabled. (since 3.0) [GTK 3.2] (GTK support added in IUP 3.20)</text:p>
          </table:table-cell>
          <table:table-cell table:number-columns-repeated="1015"/>
        </table:table-row>
        <table:table-row table:style-name="ro1">
          <table:table-cell office:value-type="string" calcext:value-type="string">
            <text:p>CURSOR</text:p>
          </table:table-cell>
          <table:table-cell table:number-columns-repeated="7"/>
          <table:table-cell office:value-type="string" calcext:value-type="string">
            <text:p>Defines the element's cursor.ValueName of a cursor.It will check first for the following predefined names: <text:s text:c="3"/>"NONE" or "NULL"--- "APPSTARTING" (Windows Only)"ARROW""BUSY""CROSS""HAND""HELP""MOVE"--- "NO" (Windows Only)"PEN" (*)"RESIZE_N""RESIZE_S""RESIZE_NS""RESIZE_W""RESIZE_E""RESIZE_WE""RESIZE_NE""RESIZE_SW""RESIZE_NW""RESIZE_SE""SPLITTER_HORIZ""SPLITTER_VERT""TEXT""UPARROW"Default: "ARROW"(*) To use this cursor on Windows, the iup.rc file, provided with IUP, must be linked with the application (except when using the IUP DLL).The Windows SDK recommends that cursors and icons should be implemented as resources rather than created at run time.The GTK cursors have the same appearance of the X-Windows cursors. Althought GTK cursors can have more than 2 colors depending on the X-Server.If it is not a pre-defined name, then will check for other system cursors. In Windows the value will be used to load a cursor form the application resources. In Motif the value will be used as a X-Windows cursor number, see definitions in the X11 header "cursorfont.h". In GTK the value will be used as a cursor name, see the GDK documentation on Cursors.If no system cursors were found then the value will be used to try to find an IUP image with the same name. Use IupSetHandle to define a name for an IupImage. But the image will need an extra attribute and some specific characteristics, see notes below.NotesFor an image to represent a cursor, it should has the attribute "HOTSPOT" to define the cursor hotspot (place where the mouse click is actually effective). The default value is "0:0".Usually only color indices 0, 1 and 2 can be used in a cursor, where 0 will be transparent (must be "BGCOLOR"). The RGB colors corresponding to indices 1 and 2 are defined just as in regular images. In Windows and GTK the cursor can have more than 2 colors. Cursor sizes are usually less than or equal to 32x32.The cursor will only change when the interface system regains control or when IupFlush is called.The Windows SDK recommends that cursors and icons should be implemented as resources rather than created at run time.When the cursor image is no longer necessary, it must be destroyed through function IupDestroy. Attention: the cursor cannot be in use when it is destroyed. </text:p>
          </table:table-cell>
          <table:table-cell table:number-columns-repeated="1015"/>
        </table:table-row>
        <table:table-row table:style-name="ro1">
          <table:table-cell office:value-type="string" calcext:value-type="string">
            <text:p>CUSTOMFRAME</text:p>
          </table:table-cell>
          <table:table-cell table:number-columns-repeated="7"/>
          <table:table-cell office:value-type="string" calcext:value-type="string">
            <text:p>[Windows and GTK Only] (non inheritable): allows the application to customize the dialog frame elements (the title and its buttons) by using IUP controls for its elements like caption, minimize button, maximize button, and close buttons. The custom frame support uses the native system support for custom frames. The application is responsible for leaving space for the borders. One drawback is that menu bars will not work. For the dialog to be able to be moved an IupLabel or an IupCanvas must be at the top of the dialog and must have the NAME attribute set to CUSTOMFRAMECAPTION (since 3.22). Native custom frames are supported only in Windows and in GTK version 3.10, so for older GTK versions we have to simulate the support using CUSTOMFRAMESIMULATE. (since 3.18) (renamed in 3.22) (GTK support since 3.22) See the Custom Frame notes bellow.</text:p>
          </table:table-cell>
          <table:table-cell table:number-columns-repeated="1015"/>
        </table:table-row>
        <table:table-row table:style-name="ro1">
          <table:table-cell office:value-type="string" calcext:value-type="string">
            <text:p>CUSTOMFRAMECAPTIONHEIGHT</text:p>
          </table:table-cell>
          <table:table-cell table:number-columns-repeated="7"/>
          <table:table-cell office:value-type="string" calcext:value-type="string">
            <text:p>[Windows Only] (non inheritable): height of the caption area. If not defined it will use the system size. (since 3.18) (renamed in 3.22)</text:p>
          </table:table-cell>
          <table:table-cell table:number-columns-repeated="1015"/>
        </table:table-row>
        <table:table-row table:style-name="ro1">
          <table:table-cell office:value-type="string" calcext:value-type="string">
            <text:p>CUSTOMFRAMECAPTIONLIMITS</text:p>
          </table:table-cell>
          <table:table-cell table:number-columns-repeated="7"/>
          <table:table-cell office:value-type="string" calcext:value-type="string">
            <text:p>[Windows Only] (non inheritable): limits of the caption area at left and at right. The caption area is always expanded inside the limits when the dialog is resized. Format is "left:right" or in C "%d:%d". Default: "0:0". This will allow the dialog to be moved by the system when the user click and drag the caption area. If not defined but CUSTOMFRAMECAPTION is defined, then it will use the caption element horizontal position and size for the limits (since 3.22). (since 3.18)</text:p>
          </table:table-cell>
          <table:table-cell table:number-columns-repeated="1015"/>
        </table:table-row>
        <table:table-row table:style-name="ro1">
          <table:table-cell office:value-type="string" calcext:value-type="string">
            <text:p>CUSTOMFRAMEDRAW</text:p>
          </table:table-cell>
          <table:table-cell table:number-columns-repeated="7"/>
          <table:table-cell office:value-type="string" calcext:value-type="string">
            <text:p>[Windows Only] (non inheritable): allows the application to customize the dialog frame elements (the title and its buttons) by drawing them with the CUSTOMFRAMEDRAW_CB callback. Can be Yes or No. The Window client area is expanded to include the whole window. Notice that the dialog attributes like BORDER, RESIZE, MAXBOX, MINBOX and TITLE must still be defined. But maximize, minimize and close buttons must be manually implemented in the BUTTON_CB callback. One drawback is that menu bars will not work. (since 3.18) (renamed in 3.22)</text:p>
          </table:table-cell>
          <table:table-cell table:number-columns-repeated="1015"/>
        </table:table-row>
        <table:table-row table:style-name="ro9">
          <table:table-cell office:value-type="string" calcext:value-type="string">
            <text:p>CUSTOMFRAMESIMULATE</text:p>
          </table:table-cell>
          <table:table-cell table:number-columns-repeated="7"/>
          <table:table-cell office:value-type="string" calcext:value-type="string">
            <text:p>allows the application to customize the dialog frame elements (the title and its buttons) by using IUP controls for its elements like caption, minimize button, maximize button, and close buttons. The custom frame support is entirely simulated by IUP, no native support for custom frame is used (this seems to have less drawbacks on the application behavior). The application is responsible for leaving space for the borders. One drawback is that menu bars will not work. For the dialog to be able to be moved an IupLabel, or a IupFlatLabel or an IupCanvas must be at the top of the dialog and must have the NAME attribute set to CUSTOMFRAMECAPTION. See the Custom Frame notes bellow. (since 3.28)</text:p>
            <text:p/>
            <text:p>By setting this attribute the following attributes will be set:</text:p>
            <text:p>  RESIZE=NO</text:p>
            <text:p>  MENUBOX=NO</text:p>
            <text:p>  MAXBOX=NO</text:p>
            <text:p>  MINBOX=NO</text:p>
            <text:p>  BORDER=NO</text:p>
            <text:p>  TITLE=NULL</text:p>
            <text:p>  MENU=NULL</text:p>
            <text:p>  TASKBARBUTTON=SHOW</text:p>
            <text:p/>
            <text:p>The BUTTON_CB and MOTION_CB callbacks of the dialog will be set too, so the dialog can be resized. The BUTTON_CB and MOTION_CB callbacks of the element with NAME=CUSTOMFRAMECAPTION  will also be changed so the dialog can be moved and maximized with double click. Its the application responsibility to implement the minimize, maximize and close buttons.</text:p>
          </table:table-cell>
          <table:table-cell table:number-columns-repeated="1015"/>
        </table:table-row>
        <table:table-row table:style-name="ro1">
          <table:table-cell office:value-type="string" calcext:value-type="string">
            <text:p>DEFAULTENTER</text:p>
          </table:table-cell>
          <table:table-cell table:number-columns-repeated="6"/>
          <table:table-cell office:value-type="string" calcext:value-type="string">
            <text:p>Button_t</text:p>
          </table:table-cell>
          <table:table-cell office:value-type="string" calcext:value-type="string">
            <text:p>Name of the button activated when the user press Enter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EFAULTESC</text:p>
          </table:table-cell>
          <table:table-cell table:number-columns-repeated="6"/>
          <table:table-cell office:value-type="string" calcext:value-type="string">
            <text:p>Button_t</text:p>
          </table:table-cell>
          <table:table-cell office:value-type="string" calcext:value-type="string">
            <text:p>Name of the button activated when the user press Esc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IALOGFRAME</text:p>
          </table:table-cell>
          <table:table-cell table:number-columns-repeated="7"/>
          <table:table-cell office:value-type="string" calcext:value-type="string">
            <text:p>Set the common decorations for modal dialogs. This means RESIZE=NO, MINBOX=NO and MAXBOX=NO. In Windows, if the PARENTDIALOG is defined then the MENUBOX is also removed, but the Close button remains.</text:p>
          </table:table-cell>
          <table:table-cell table:number-columns-repeated="1015"/>
        </table:table-row>
        <table:table-row table:style-name="ro1">
          <table:table-cell office:value-type="string" calcext:value-type="string">
            <text:p>DIALOGHINT</text:p>
          </table:table-cell>
          <table:table-cell table:number-columns-repeated="7"/>
          <table:table-cell office:value-type="string" calcext:value-type="string">
            <text:p>[GTK Only] (creation-only): if enabled sets the window type hint to a dialog hint.</text:p>
          </table:table-cell>
          <table:table-cell table:number-columns-repeated="1015"/>
        </table:table-row>
        <table:table-row table:style-name="ro1">
          <table:table-cell office:value-type="string" calcext:value-type="string">
            <text:p>DISABLED</text:p>
          </table:table-cell>
          <table:table-cell office:value-type="string" calcext:value-type="string">
            <text:p>txtfmt</text:p>
          </table:table-cell>
          <table:table-cell table:number-columns-repeated="6"/>
          <table:table-cell office:value-type="string" calcext:value-type="string">
            <text:p>[Windows Only]: Can be YES or NO. Default NO. Set the visual appearance to disabled.</text:p>
          </table:table-cell>
          <table:table-cell table:number-columns-repeated="1015"/>
        </table:table-row>
        <table:table-row table:style-name="ro1">
          <table:table-cell office:value-type="string" calcext:value-type="string">
            <text:p>DPI</text:p>
          </table:table-cell>
          <table:table-cell table:number-columns-repeated="7"/>
          <table:table-cell office:value-type="string" calcext:value-type="string">
            <text:p>resolution expected for display. Used when AUTOSCALE=DPI. If not defined the global attribute IMAGESDPI will be used. (since 3.23)</text:p>
          </table:table-cell>
          <table:table-cell table:number-columns-repeated="1015"/>
        </table:table-row>
        <table:table-row table:style-name="ro1">
          <table:table-cell office:value-type="string" calcext:value-type="string">
            <text:p>DRAGCURSOR</text:p>
          </table:table-cell>
          <table:table-cell table:number-columns-repeated="7"/>
          <table:table-cell office:value-type="string" calcext:value-type="string">
            <text:p>(non inheritable): name of an image to be used as cursor during drag. Use IupSetHandle or IupSetAttributeHandle to associate an image to a name. See also IupImage. (since 3.11)</text:p>
          </table:table-cell>
          <table:table-cell table:number-columns-repeated="1015"/>
        </table:table-row>
        <table:table-row table:style-name="ro1">
          <table:table-cell office:value-type="string" calcext:value-type="string">
            <text:p>DRAGDROPLIST</text:p>
          </table:table-cell>
          <table:table-cell table:number-columns-repeated="7"/>
          <table:table-cell office:value-type="string" calcext:value-type="string">
            <text:p>(non inheritable): prepare the Drag &amp; Drop callbacks to support drag and drop of items between lists (IupList or IupFlatList), in the same IUP application. Drag &amp; Drop attributes still need to be set in order to activate the drag &amp; drop support, so the application can control if this list will be source and/or target. Default: NO. (since 3.10)</text:p>
          </table:table-cell>
          <table:table-cell table:number-columns-repeated="1015"/>
        </table:table-row>
        <table:table-row table:style-name="ro1">
          <table:table-cell office:value-type="string" calcext:value-type="string">
            <text:p>DRAGSOURCE</text:p>
          </table:table-cell>
          <table:table-cell table:number-columns-repeated="7"/>
          <table:table-cell office:value-type="string" calcext:value-type="string">
            <text:p>(non inheritable): Set up a control as a source for drag operations. Default: NO.</text:p>
          </table:table-cell>
          <table:table-cell table:number-columns-repeated="1015"/>
        </table:table-row>
        <table:table-row table:style-name="ro1">
          <table:table-cell office:value-type="string" calcext:value-type="string">
            <text:p>DRAGSOURCEMOVE</text:p>
          </table:table-cell>
          <table:table-cell table:number-columns-repeated="7"/>
          <table:table-cell office:value-type="string" calcext:value-type="string">
            <text:p>(non inheritable): Enables the move action. Default: NO (only copy is enabled).</text:p>
          </table:table-cell>
          <table:table-cell table:number-columns-repeated="1015"/>
        </table:table-row>
        <table:table-row table:style-name="ro11">
          <table:table-cell office:value-type="string" calcext:value-type="string">
            <text:p>DRAGTYPES</text:p>
          </table:table-cell>
          <table:table-cell table:number-columns-repeated="7"/>
          <table:table-cell office:value-type="string" calcext:value-type="string">
            <text:p>(non inheritable): A list of data types that are supported by the source.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DROPDOWN</text:p>
          </table:table-cell>
          <table:table-cell table:number-columns-repeated="7"/>
          <table:table-cell office:value-type="string" calcext:value-type="string">
            <text:p>(creation only): Changes the appearance of the list for the user: only the selected item is shown beside a button with the image of an arrow pointing down. To select another option, the user must press this button, which displays all items in the list. Can be "YES" or "NO". Default "NO".</text:p>
          </table:table-cell>
          <table:table-cell table:number-columns-repeated="1015"/>
        </table:table-row>
        <table:table-row table:style-name="ro1">
          <table:table-cell office:value-type="string" calcext:value-type="string">
            <text:p>DROPEXPAND</text:p>
          </table:table-cell>
          <table:table-cell table:number-columns-repeated="7"/>
          <table:table-cell office:value-type="string" calcext:value-type="string">
            <text:p>[Windows Only]: When DROPDOWN=Yes the size of the dropped list will expand to include the largest text. Can be "YES" or "NO". Default: "YES".</text:p>
          </table:table-cell>
          <table:table-cell table:number-columns-repeated="1015"/>
        </table:table-row>
        <table:table-row table:style-name="ro1">
          <table:table-cell office:value-type="string" calcext:value-type="string">
            <text:p>DROPFILESTARGET</text:p>
          </table:table-cell>
          <table:table-cell table:number-columns-repeated="7"/>
          <table:table-cell office:value-type="string" calcext:value-type="string">
            <text:p>[Windows and GTK Only] (non inheritable): Enable or disable the drop of files. Default: NO, but if DROPFILES_CB is defined when the element is mapped then it will be automatically enabled. (since 3.0)</text:p>
          </table:table-cell>
          <table:table-cell table:number-columns-repeated="1015"/>
        </table:table-row>
        <table:table-row table:style-name="ro1">
          <table:table-cell office:value-type="string" calcext:value-type="string">
            <text:p>DROPTARGET</text:p>
          </table:table-cell>
          <table:table-cell table:number-columns-repeated="7"/>
          <table:table-cell office:value-type="string" calcext:value-type="string">
            <text:p>(non inheritable): Set up a control as a destination for drop operations. Default: NO.</text:p>
          </table:table-cell>
          <table:table-cell table:number-columns-repeated="1015"/>
        </table:table-row>
        <table:table-row table:style-name="ro11">
          <table:table-cell office:value-type="string" calcext:value-type="string">
            <text:p>DROPTYPES</text:p>
          </table:table-cell>
          <table:table-cell table:number-columns-repeated="7"/>
          <table:table-cell office:value-type="string" calcext:value-type="string">
            <text:p>(non inheritable): A list of data types that are supported by the target.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EDITBOX</text:p>
          </table:table-cell>
          <table:table-cell table:number-columns-repeated="7"/>
          <table:table-cell office:value-type="string" calcext:value-type="string">
            <text:p>(creation only): Adds an edit box to the list. Can be "YES" or "NO". Default "NO".</text:p>
          </table:table-cell>
          <table:table-cell table:number-columns-repeated="1015"/>
        </table:table-row>
        <table:table-row table:style-name="ro1">
          <table:table-cell office:value-type="string" calcext:value-type="string">
            <text:p>ELLIPSIS</text:p>
          </table:table-cell>
          <table:table-cell table:number-columns-repeated="7"/>
          <table:table-cell office:value-type="string" calcext:value-type="string">
            <text:p>[Windows and GTK only]: add an ellipsis: "..." to the text if there is not enough space to render the entire string. Can be "YES" or "NO". Default: "NO". (since 3.0) (GTK 2.6)</text:p>
          </table:table-cell>
          <table:table-cell table:number-columns-repeated="1015"/>
        </table:table-row>
        <table:table-row table:style-name="ro2">
          <table:table-cell office:value-type="string" calcext:value-type="string">
            <text:p>EXPAND</text:p>
          </table:table-cell>
          <table:table-cell table:number-columns-repeated="7"/>
          <table:table-cell office:value-type="string" calcext:value-type="string">
            <text:p>Allows the element to expand, fulfilling empty spaces inside its container.</text:p>
            <text:p>It is a non inheritable attribute, but a container inherit its parents EXPAND attribute. In other words, although EXPAND is non inheritable, it is inheritable for containers. So if you set it at a container it will not affect its children, except for those who are containers.</text:p>
            <text:p>The expansion is done equally for all expandable elements in the same container.</text:p>
            <text:p>For a container, the actual EXPAND value will be always a combination of its own value and the value of its children. In the sense that a container can only expand if its children can expand too in the same direction.</text:p>
            <text:p>The HORIZONTALFREE and VERTICALFREE values will not behave as normal expansion. These values will NOT affect the expansion of the container when set at its children, the children will simply expand to the available free space at the container. (Since 3.11)</text:p>
            <text:p>See the Layout Guide for more details on sizes.</text:p>
          </table:table-cell>
          <table:table-cell table:number-columns-repeated="1015"/>
        </table:table-row>
        <table:table-row table:style-name="ro1">
          <table:table-cell office:value-type="string" calcext:value-type="string">
            <text:p>EXPANDCHILDREN</text:p>
          </table:table-cell>
          <table:table-cell table:number-columns-repeated="7"/>
          <table:table-cell office:value-type="string" calcext:value-type="string">
            <text:p>(non inheritable): forces all children to expand horizontally and to fully occupy its space available inside the box. Default: "NO". This has the same effect as setting EXPAND=HORIZONTAL on each child. (since 3.0)</text:p>
          </table:table-cell>
          <table:table-cell table:number-columns-repeated="1015"/>
        </table:table-row>
        <table:table-row table:style-name="ro1">
          <table:table-cell office:value-type="string" calcext:value-type="string">
            <text:p>F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Text color. Default: the global attribute DLGFGCOLOR.</text:p>
          </table:table-cell>
          <table:table-cell table:number-columns-repeated="1015"/>
        </table:table-row>
        <table:table-row table:style-name="ro1">
          <table:table-cell office:value-type="string" calcext:value-type="string">
            <text:p>FGCOLOR</text:p>
          </table:table-cell>
          <table:table-cell office:value-type="string" calcext:value-type="string">
            <text:p>txtfmt</text:p>
          </table:table-cell>
          <table:table-cell office:value-type="string" calcext:value-type="string">
            <text:p>red, green, blue:int</text:p>
          </table:table-cell>
          <table:table-cell office:value-type="string" calcext:value-type="string">
            <text:p>&amp;”{red} {green} {blue}”</text:p>
          </table:table-cell>
          <table:table-cell table:number-columns-repeated="4"/>
          <table:table-cell office:value-type="string" calcext:value-type="string">
            <text:p>string containing a color in the format "rrr ggg bbb" for the text.</text:p>
          </table:table-cell>
          <table:table-cell table:number-columns-repeated="1015"/>
        </table:table-row>
        <table:table-row table:style-name="ro1">
          <table:table-cell office:value-type="string" calcext:value-type="string">
            <text:p>FGCOLOR</text:p>
          </table:table-cell>
          <table:table-cell office:value-type="string" calcext:value-type="string">
            <text:p>frm</text:p>
          </table:table-cell>
          <table:table-cell table:number-columns-repeated="6"/>
          <table:table-cell office:value-type="string" calcext:value-type="string">
            <text:p>Text title color. Not available in Windows when using Windows Visual Styles. Default: the global attribute DLGFGCOLOR.</text:p>
          </table:table-cell>
          <table:table-cell table:number-columns-repeated="1015"/>
        </table:table-row>
        <table:table-row table:style-name="ro1">
          <table:table-cell office:value-type="string" calcext:value-type="string">
            <text:p>FILTER</text:p>
          </table:table-cell>
          <table:table-cell table:number-columns-repeated="7"/>
          <table:table-cell office:value-type="string" calcext:value-type="string">
            <text:p>[Windows Only] (non inheritable): allows a custom filter to process the characters: Can be LOWERCASE, UPPERCASE or NUMBER (only numbers allowed). (since 3.0)</text:p>
          </table:table-cell>
          <table:table-cell table:number-columns-repeated="1015"/>
        </table:table-row>
        <table:table-row table:style-name="ro1">
          <table:table-cell office:value-type="string" calcext:value-type="string">
            <text:p>FLAT</text:p>
          </table:table-cell>
          <table:table-cell table:number-columns-repeated="7"/>
          <table:table-cell office:value-type="string" calcext:value-type="string">
            <text:p>(creation only): Hides the button borders until the mouse cursor enters the button area. The border space is always there. Can be YES or NO. Default: NO.</text:p>
          </table:table-cell>
          <table:table-cell table:number-columns-repeated="1015"/>
        </table:table-row>
        <table:table-row table:style-name="ro12">
          <table:table-cell office:value-type="string" calcext:value-type="string">
            <text:p>FONT</text:p>
          </table:table-cell>
          <table:table-cell table:number-columns-repeated="7"/>
          <table:table-cell office:value-type="string" calcext:value-type="string">
            <text:p>Value</text:p>
            <text:p/>
            <text:p>Font description containing typeface, style and size. Default: the global attribute DEFAULTFONT.</text:p>
            <text:p>The common format definition is similar to the the Pango library Font Description, used by GTK+. It is defined as having 3 parts: "&lt;font face&gt;, &lt;font styles&gt; &lt;font size&gt;".</text:p>
            <text:p>Font face is the font face name, and can be any name. Although only names recognized by the system will be actually used. The names Helvetica, Courier and Times are always accepted in all systems.</text:p>
            <text:p>The supported font style is a combination of: Bold, Italic, Underline and Strikeout. The Pango format include many other definitions not supported by the common format, they are supported only by the GTK driver. Unsupported values are simply ignored. The names must be in the same case describe here.</text:p>
            <text:p>Font size is in points (1/72 inch) or in pixels (using negative values).</text:p>
            <text:p>Returned values will be the same value when changing the attribute, except for the old font names that will be converted to the new common format definition.</text:p>
            <text:p/>
            <text:p>Windows</text:p>
            <text:p>The DEFAULTFONT is retrieved from the System Settings (see below), if this failed then "Tahoma, 10" for Windows XP, or "Segoe UI, 9" since Windows Vista, is assumed.</text:p>
            <text:p>The native handle can be obtained using the "HFONT" attribute.</text:p>
            <text:p>In "Control Panel", open the "Display Properties" then click on "Advanced" and select "Message Box" and change its Font to affect the default font for applications. In Vista go to "Window Color and Appearance", then "Open Classic Appearance", then Advanced.</text:p>
            <text:p/>
            <text:p>Motif</text:p>
            <text:p>The DEFAULTFONT is retrieved from the user resource file (see below), if failed then "Fixed, 11" is assumed.</text:p>
            <text:p>The X-Windows Logical Font Description format (XLFD) is also supported.</text:p>
            <text:p>The native handle can be obtained using the "XMFONTLIST" and "XFONTSTRUCT" attributes. The selected X Logical Font Description string can be obtained from the attribute "XLFD".</text:p>
            <text:p>You can use the xfontsel program to obtain a string in the X-Windows Logical Font Description format (XLFD). Noticed that the first size entry of the X-Windows font string format (pxlsz) is in pixels and the next one (ptSz) is in deci-points (multiply the value in points by 10).</text:p>
            <text:p>Be aware that the resource files ".Xdefaults" and "Iup" in the user home folder can affect the default font and many others visual appearance features in Motif.</text:p>
            <text:p/>
            <text:p>GTK</text:p>
            <text:p>The DEFAULTFONT is retrieved from the style defined by GNOME (see below), if failed "Sans, 10" is assumed.</text:p>
            <text:p>The X-Windows Logical Font Description format (XLFD) is also supported.</text:p>
            <text:p>The native handle can be obtained using the "PANGOFONTDESC" attribute.</text:p>
            <text:p>Font face can be a list of fonts face names in GTK. For example "Arial,Helvetica, 12". Not accepted in the other drivers.</text:p>
            <text:p>Style can also be a combination of: Small-Caps, [Ultra-Light|Light|Medium|Semi-Bold|Bold|Ultra-Bold|Heavy], [Ultra-Condensed|Extra-Condensed|Condensed|Semi-Condensed|Semi-Expanded|Expanded|Extra-Expanded|Ultra-Expanded]. Those values can be used only when the string is a full Pango compliant font, i.e. no underline, no strikeout and size&gt;0.</text:p>
            <text:p>In GNOME, go to the "Appearance Preferences" tool, then in the Fonts tab change the Applications Font to affect the default font.</text:p>
            <text:p/>
            <text:p>Notes</text:p>
            <text:p/>
            <text:p>When FONT is changed and SIZE is set, then RASTERSIZE is also updated.</text:p>
            <text:p>Since font face names are not a standard between Windows, Motif and GTK, a few names are specially handled to improve application portability. If you want to use names that work for all systems we recommend using: Courier, Times and Helvetica (same as Motif). Those names always have a native system name equivalent. If you use those names IUP will automatically map to the native system equivalent. See the table below:</text:p>
            <text:p>Recommended/Motif | Windows | GTK | Description</text:p>
            <text:p>Helvetica | Arial | Sans | without serif, variable spacing</text:p>
            <text:p>Courier | Courier New  | Monospace | with serif, fixed spacing</text:p>
            <text:p>Times | Times New Roman | Serif | with serif, variable spacing</text:p>
            <text:p/>
            <text:p>Since version 3.9, IUP supports also the UTF-8 (ISO10646-1) encoding in the GTK and Windows drivers. To specify a string in UTF-8 encoding set the global attribute "UTF8MODE" to "Yes".</text:p>
          </table:table-cell>
          <table:table-cell table:number-columns-repeated="1015"/>
        </table:table-row>
        <table:table-row table:style-name="ro1">
          <table:table-cell office:value-type="string" calcext:value-type="string">
            <text:p>FONTFACE</text:p>
          </table:table-cell>
          <table:table-cell table:number-columns-repeated="7"/>
          <table:table-cell office:value-type="string" calcext:value-type="string">
            <text:p>(non inheritable) Replaces or returns the face name of the current FONT attribute.</text:p>
          </table:table-cell>
          <table:table-cell table:number-columns-repeated="1015"/>
        </table:table-row>
        <table:table-row table:style-name="ro1">
          <table:table-cell office:value-type="string" calcext:value-type="string">
            <text:p>FONTFACE</text:p>
          </table:table-cell>
          <table:table-cell office:value-type="string" calcext:value-type="string">
            <text:p>txtfmt</text:p>
          </table:table-cell>
          <table:table-cell table:number-columns-repeated="6"/>
          <table:table-cell office:value-type="string" calcext:value-type="string">
            <text:p>the face name of the font.</text:p>
          </table:table-cell>
          <table:table-cell table:number-columns-repeated="1015"/>
        </table:table-row>
        <table:table-row table:style-name="ro1">
          <table:table-cell office:value-type="string" calcext:value-type="string">
            <text:p>FONTSCALE</text:p>
          </table:table-cell>
          <table:table-cell office:value-type="string" calcext:value-type="string">
            <text:p>txtfmt</text:p>
          </table:table-cell>
          <table:table-cell table:number-columns-repeated="6"/>
          <table:table-cell office:value-type="string" calcext:value-type="string">
            <text:p>a size scale relative to the selected or current size. Values greatter than 1 will increase the font. Values smaller than 1 will shirnk the font. Default: 1.0. The following values are also accpeted: "XX-SMALL" (0.58), "X-SMALL" (0.64), "SMALL" (0.83), "MEDIUM" (1.0), "LARGE" (1.2), "X-LARGE" (1.44), "XX-LARGE" (1.73).</text:p>
          </table:table-cell>
          <table:table-cell table:number-columns-repeated="1015"/>
        </table:table-row>
        <table:table-row table:style-name="ro1">
          <table:table-cell office:value-type="string" calcext:value-type="string">
            <text:p>FONTSIZE</text:p>
          </table:table-cell>
          <table:table-cell table:number-columns-repeated="7"/>
          <table:table-cell office:value-type="string" calcext:value-type="string">
            <text:p>(non inheritable) Replaces or returns the size of the current FONT attribute.</text:p>
          </table:table-cell>
          <table:table-cell table:number-columns-repeated="1015"/>
        </table:table-row>
        <table:table-row table:style-name="ro1">
          <table:table-cell office:value-type="string" calcext:value-type="string">
            <text:p>FONTSIZE</text:p>
          </table:table-cell>
          <table:table-cell office:value-type="string" calcext:value-type="string">
            <text:p>txtfmt</text:p>
          </table:table-cell>
          <table:table-cell table:number-columns-repeated="6"/>
          <table:table-cell office:value-type="string" calcext:value-type="string">
            <text:p>the size of the font in pixels or points. Pixel size uses negative values.</text:p>
          </table:table-cell>
          <table:table-cell table:number-columns-repeated="1015"/>
        </table:table-row>
        <table:table-row table:style-name="ro1">
          <table:table-cell office:value-type="string" calcext:value-type="string">
            <text:p>FONTSTYLE</text:p>
          </table:table-cell>
          <table:table-cell table:number-columns-repeated="7"/>
          <table:table-cell office:value-type="string" calcext:value-type="string">
            <text:p>(non inheritable) Replaces or returns the style of the current FONT attribute. Since font styles are case sensitive, this attribute is also case sensitive.</text:p>
          </table:table-cell>
          <table:table-cell table:number-columns-repeated="1015"/>
        </table:table-row>
        <table:table-row table:style-name="ro1">
          <table:table-cell office:value-type="string" calcext:value-type="string">
            <text:p>FORMATTING</text:p>
          </table:table-cell>
          <table:table-cell/>
          <table:table-cell office:value-type="string" calcext:value-type="string">
            <text:p>yes:bool</text:p>
          </table:table-cell>
          <table:table-cell office:value-type="string" calcext:value-type="string">
            <text:p>(if yes: “YES” else: “NO”)</text:p>
          </table:table-cell>
          <table:table-cell table:number-columns-repeated="4"/>
          <table:table-cell office:value-type="string" calcext:value-type="string">
            <text:p>[Windows and GTK Only] (non inheritable): When enabled allow the use of text formatting attributes. In GTK is always enabled, but only when MULTILINE=YES. Default: NO. (since 3.0)</text:p>
          </table:table-cell>
          <table:table-cell table:number-columns-repeated="1015"/>
        </table:table-row>
        <table:table-row table:style-name="ro1">
          <table:table-cell office:value-type="string" calcext:value-type="string">
            <text:p>FOUNDRY</text:p>
          </table:table-cell>
          <table:table-cell table:number-columns-repeated="7"/>
          <table:table-cell office:value-type="string" calcext:value-type="string">
            <text:p>[Motif Only] (non inheritable) Allows to select a foundry for the FONT being selected. Must be set before setting the FONT attribute.</text:p>
          </table:table-cell>
          <table:table-cell table:number-columns-repeated="1015"/>
        </table:table-row>
        <table:table-row table:style-name="ro1">
          <table:table-cell office:value-type="string" calcext:value-type="string">
            <text:p>FULLSCREEN</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Makes the dialog occupy the whole screen over any system bars in the main monitor. All dialog details, such as title bar, borders, maximize button, etc, are removed. Possible values: YES, NO. In Motif you may have to click in the dialog to set its focus. In Motif if set to YES when the dialog is hidden, then it can not be changed after it is visible.</text:p>
          </table:table-cell>
          <table:table-cell table:number-columns-repeated="1015"/>
        </table:table-row>
        <table:table-row table:style-name="ro1">
          <table:table-cell office:value-type="string" calcext:value-type="string">
            <text:p>GAP</text:p>
          </table:table-cell>
          <table:table-cell/>
          <table:table-cell office:value-type="string" calcext:value-type="string">
            <text:p>size: int</text:p>
          </table:table-cell>
          <table:table-cell office:value-type="string" calcext:value-type="string">
            <text:p>&amp;”{size}”</text:p>
          </table:table-cell>
          <table:table-cell table:number-columns-repeated="4"/>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HEIGHT</text:p>
          </table:table-cell>
          <table:table-cell table:number-columns-repeated="5"/>
          <table:table-cell office:value-type="string" calcext:value-type="string">
            <text:p>RO</text:p>
          </table:table-cell>
          <table:table-cell/>
          <table:table-cell office:value-type="string" calcext:value-type="string">
            <text:p>(read-only): Image height in pixels.</text:p>
          </table:table-cell>
          <table:table-cell table:number-columns-repeated="1015"/>
        </table:table-row>
        <table:table-row table:style-name="ro1">
          <table:table-cell office:value-type="string" calcext:value-type="string">
            <text:p>HELPBUTTON</text:p>
          </table:table-cell>
          <table:table-cell table:number-columns-repeated="7"/>
          <table:table-cell office:value-type="string" calcext:value-type="string">
            <text:p>[Windows Only] (creation only): Inserts a help button in the same place of the maximize button. It can only be used for dialogs without the minimize and maximize buttons, and with the menu box. For the next interaction of the user with a control in the dialog, the callback <text:s/>HELP_CB will be called instead of the control defined ACTION callback. Possible values: YES, NO. Default: NO.</text:p>
          </table:table-cell>
          <table:table-cell table:number-columns-repeated="1015"/>
        </table:table-row>
        <table:table-row table:style-name="ro1">
          <table:table-cell office:value-type="string" calcext:value-type="string">
            <text:p>HIDETASKBAR</text:p>
          </table:table-cell>
          <table:table-cell table:number-columns-repeated="5"/>
          <table:table-cell office:value-type="string" calcext:value-type="string">
            <text:p>WO</text:p>
          </table:table-cell>
          <table:table-cell/>
          <table:table-cell office:value-type="string" calcext:value-type="string">
            <text:p>[Windows and GTK Only] (write-only): Action attribute that when set to "YES", hides the dialog, but does not decrement the visible dialog count, does not call SHOW_CB and does not mark the dialog as hidden inside IUP. It is usually used to hide the dialog and keep the tray icon working without closing the main loop. It has the same effect as setting LOCKLOOP=Yes and normally hiding the dialog. IMPORTANT: when you hide using HIDETASKBAR, you must show using HIDETASKBAR also. Possible values: YES, NO.</text:p>
          </table:table-cell>
          <table:table-cell table:number-columns-repeated="1015"/>
        </table:table-row>
        <table:table-row table:style-name="ro1">
          <table:table-cell office:value-type="string" calcext:value-type="string">
            <text:p>HIDETITLEBAR</text:p>
          </table:table-cell>
          <table:table-cell table:number-columns-repeated="7"/>
          <table:table-cell office:value-type="string" calcext:value-type="string">
            <text:p>[GTK Only] (non inheritable): hides the title bar with al its elements. (since 3.20) (GTK 3.10)</text:p>
          </table:table-cell>
          <table:table-cell table:number-columns-repeated="1015"/>
        </table:table-row>
        <table:table-row table:style-name="ro1">
          <table:table-cell office:value-type="string" calcext:value-type="string">
            <text:p>HOMOGENEOUS</text:p>
          </table:table-cell>
          <table:table-cell table:number-columns-repeated="7"/>
          <table:table-cell office:value-type="string" calcext:value-type="string">
            <text:p>(non inheritable): forces all children to get equal vertical space. The space height will be <text:s/>based on the highest child. Default: "NO". Notice that this does not changes the children size, only the available space for each one of them to expand. (since 3.0)</text:p>
          </table:table-cell>
          <table:table-cell table:number-columns-repeated="1015"/>
        </table:table-row>
        <table:table-row table:style-name="ro1">
          <table:table-cell office:value-type="string" calcext:value-type="string">
            <text:p>HOTSPOT</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Hotspot is the position inside a cursor image indicating the mouse-click spot. Its value is given by the x and y coordinates inside a cursor image. Its value has the format "x:y", where x and y are integers defining the coordinates in pixels. Default: "0:0".</text:p>
          </table:table-cell>
          <table:table-cell table:number-columns-repeated="1015"/>
        </table:table-row>
        <table:table-row table:style-name="ro1">
          <table:table-cell office:value-type="string" calcext:value-type="string">
            <text:p>HWND</text:p>
          </table:table-cell>
          <table:table-cell table:number-columns-repeated="5"/>
          <table:table-cell office:value-type="string" calcext:value-type="string">
            <text:p>RO</text:p>
          </table:table-cell>
          <table:table-cell/>
          <table:table-cell office:value-type="string" calcext:value-type="string">
            <text:p>[Windows Only] (non inheritable, read-only): Returns the Windows Window handle. Available in the Windows driver or in the GTK driver in Windows.</text:p>
          </table:table-cell>
          <table:table-cell table:number-columns-repeated="1015"/>
        </table:table-row>
        <table:table-row table:style-name="ro11">
          <table:table-cell office:value-type="string" calcext:value-type="string">
            <text:p>ICON</text:p>
          </table:table-cell>
          <table:table-cell table:number-columns-repeated="7"/>
          <table:table-cell office:value-type="string" calcext:value-type="string">
            <text:p>Dialog's icon. This icon will be used when the dialog is minimized among other places by the native system.</text:p>
            <text:p/>
            <text:p>Value</text:p>
            <text:p>Name of a IUP image.</text:p>
            <text:p>Default: NULL</text:p>
            <text:p/>
            <text:p>Notes</text:p>
            <text:p>Icon sizes are usually less than or equal to 32x32.</text:p>
            <text:p>The Windows SDK recommends that cursors and icons should be implemented as resources rather than created at run time. We suggest using an icon with at least 3 images: 16x16 32bpp, 32x32 32 bpp and 48x48 32 bpp.</text:p>
            <text:p>On Motif, it only works with some window managers, like mwm and gnome. Icon colors can have the BGCOLOR values, but it works better if it is at index 0.</text:p>
            <text:p>Use IupSetHandle or IupSetAttributeHandle to associate an image to a name.</text:p>
          </table:table-cell>
          <table:table-cell table:number-columns-repeated="1015"/>
        </table:table-row>
        <table:table-row table:style-name="ro1">
          <table:table-cell office:value-type="string" calcext:value-type="string">
            <text:p>IGNORERADIO</text:p>
          </table:table-cell>
          <table:table-cell table:number-columns-repeated="7"/>
          <table:table-cell office:value-type="string" calcext:value-type="string">
            <text:p>(non inheritable): when set the toggle will not behave as a radio when inside an IupRadio hierarchy. (since 3.21)</text:p>
          </table:table-cell>
          <table:table-cell table:number-columns-repeated="1015"/>
        </table:table-row>
        <table:table-row table:style-name="ro1">
          <table:table-cell office:value-type="string" calcext:value-type="string">
            <text:p>IMAGE</text:p>
          </table:table-cell>
          <table:table-cell table:number-columns-repeated="6"/>
          <table:table-cell office:value-type="string" calcext:value-type="string">
            <text:p>Image_t | ImageRGB_t | ImageRGBA_t</text:p>
          </table:table-cell>
          <table:table-cell office:value-type="string" calcext:value-type="string">
            <text:p>(non inheritable): Image name. If set before map defines the behavior of the button to contain an image. The natural size will be size of the image in pixels, plus the button borders. Use IupSetHandle or IupSetAttributeHandle to associate an image to a name. See also IupImage. If TITLE is also defined and not empty both will be shown (except in Motif). (GTK 2.6)</text:p>
          </table:table-cell>
          <table:table-cell table:number-columns-repeated="1015"/>
        </table:table-row>
        <table:table-row table:style-name="ro1">
          <table:table-cell office:value-type="string" calcext:value-type="string">
            <text:p>IMAGEPOSITION</text:p>
          </table:table-cell>
          <table:table-cell table:number-columns-repeated="7"/>
          <table:table-cell office:value-type="string" calcext:value-type="string">
            <text:p>(non inheritable): Position of the image relative to the text when both are displayed. Can be: LEFT, RIGHT, TOP, BOTTOM. Default: LEFT. (since 3.0) (GTK 2.10)</text:p>
          </table:table-cell>
          <table:table-cell table:number-columns-repeated="1015"/>
        </table:table-row>
        <table:table-row table:style-name="ro1">
          <table:table-cell office:value-type="string" calcext:value-type="string">
            <text:p>IMINACTIVE</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element when inactive. If it is not defined then the IMAGE is used and the colors will be replaced by a modified version of the background color creating the disabled effect. GTK will also change the inactive image to look like other inactive objects. (GTK 2.6)</text:p>
          </table:table-cell>
          <table:table-cell table:number-columns-repeated="1015"/>
        </table:table-row>
        <table:table-row table:style-name="ro1">
          <table:table-cell office:value-type="string" calcext:value-type="string">
            <text:p>IMPRESS</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pressed button. If IMPRESS and IMAGE are defined, the button borders are not shown and not computed in natural size. When the button is clicked the pressed image does not offset. In Motif the button will lose its focus feedback also. (GTK 2.6)</text:p>
          </table:table-cell>
          <table:table-cell table:number-columns-repeated="1015"/>
        </table:table-row>
        <table:table-row table:style-name="ro1">
          <table:table-cell office:value-type="string" calcext:value-type="string">
            <text:p>IMPRESSBORDER</text:p>
          </table:table-cell>
          <table:table-cell table:number-columns-repeated="7"/>
          <table:table-cell office:value-type="string" calcext:value-type="string">
            <text:p>(non inheritable): if enabled the button borders will be shown and computed even if IMPRESS is defined. Can be "YES" or "NO". Default: "NO".</text:p>
          </table:table-cell>
          <table:table-cell table:number-columns-repeated="1015"/>
        </table:table-row>
        <table:table-row table:style-name="ro1">
          <table:table-cell office:value-type="string" calcext:value-type="string">
            <text:p>INDENT</text:p>
          </table:table-cell>
          <table:table-cell office:value-type="string" calcext:value-type="string">
            <text:p>txtfmt</text:p>
          </table:table-cell>
          <table:table-cell table:number-columns-repeated="6"/>
          <table:table-cell office:value-type="string" calcext:value-type="string">
            <text:p>paragraph indentation, the distance between the margin and the paragraph. In Windows the right indentation, and the indentation of the second and subsequent lines (relative to the indentation of the first line) can be independently set using the INDENTRIGHT and INDENTOFFSET attributes, but only when INDENT is set.</text:p>
          </table:table-cell>
          <table:table-cell table:number-columns-repeated="1015"/>
        </table:table-row>
        <table:table-row table:style-name="ro1">
          <table:table-cell office:value-type="string" calcext:value-type="string">
            <text:p>INSERT</text:p>
          </table:table-cell>
          <table:table-cell table:number-columns-repeated="5"/>
          <table:table-cell office:value-type="string" calcext:value-type="string">
            <text:p>WO</text:p>
          </table:table-cell>
          <table:table-cell/>
          <table:table-cell office:value-type="string" calcext:value-type="string">
            <text:p>(write-only): Inserts a text in the caret's position, also replaces the current selection if any. Ignored if set before map.</text:p>
          </table:table-cell>
          <table:table-cell table:number-columns-repeated="1015"/>
        </table:table-row>
        <table:table-row table:style-name="ro1">
          <table:table-cell office:value-type="string" calcext:value-type="string">
            <text:p>ITALIC</text:p>
          </table:table-cell>
          <table:table-cell office:value-type="string" calcext:value-type="string">
            <text:p>txtfmt</text:p>
          </table:table-cell>
          <table:table-cell office:value-type="string" calcext:value-type="string">
            <text:p>yes: 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ITALIC") == “YES”</text:p>
          </table:table-cell>
          <table:table-cell table:number-columns-repeated="2"/>
          <table:table-cell office:value-type="string" calcext:value-type="string">
            <text:p>Can be YES or NO. Default NO.</text:p>
          </table:table-cell>
          <table:table-cell table:number-columns-repeated="1015"/>
        </table:table-row>
        <table:table-row table:style-name="ro1">
          <table:table-cell office:value-type="string" calcext:value-type="string">
            <text:p>LANGUAGE</text:p>
          </table:table-cell>
          <table:table-cell office:value-type="string" calcext:value-type="string">
            <text:p>txtfmt</text:p>
          </table:table-cell>
          <table:table-cell table:number-columns-repeated="6"/>
          <table:table-cell office:value-type="string" calcext:value-type="string">
            <text:p>[GTK Only]: A text with a description of the text language. The same value can be used in the "SYSTEMLANGUAGE" global attribute.</text:p>
          </table:table-cell>
          <table:table-cell table:number-columns-repeated="1015"/>
        </table:table-row>
        <table:table-row table:style-name="ro1">
          <table:table-cell office:value-type="string" calcext:value-type="string">
            <text:p>LINECOUNT</text:p>
          </table:table-cell>
          <table:table-cell table:number-columns-repeated="5"/>
          <table:table-cell office:value-type="string" calcext:value-type="string">
            <text:p>RO</text:p>
          </table:table-cell>
          <table:table-cell/>
          <table:table-cell office:value-type="string" calcext:value-type="string">
            <text:p>(read-only): returns the number of lines in the text. When MULTILINE=NO returns always "1". (since 3.5)</text:p>
          </table:table-cell>
          <table:table-cell table:number-columns-repeated="1015"/>
        </table:table-row>
        <table:table-row table:style-name="ro1">
          <table:table-cell office:value-type="string" calcext:value-type="string">
            <text:p>LINESPACING</text:p>
          </table:table-cell>
          <table:table-cell office:value-type="string" calcext:value-type="string">
            <text:p>txtfmt</text:p>
          </table:table-cell>
          <table:table-cell table:number-columns-repeated="6"/>
          <table:table-cell office:value-type="string" calcext:value-type="string">
            <text:p>the distance between lines of the same paragraph. In Windows, the values SINGLE, ONEHALF and DOUBLE can be used.</text:p>
          </table:table-cell>
          <table:table-cell table:number-columns-repeated="1015"/>
        </table:table-row>
        <table:table-row table:style-name="ro1">
          <table:table-cell office:value-type="string" calcext:value-type="string">
            <text:p>LINEVALUE</text:p>
          </table:table-cell>
          <table:table-cell table:number-columns-repeated="5"/>
          <table:table-cell office:value-type="string" calcext:value-type="string">
            <text:p>RO</text:p>
          </table:table-cell>
          <table:table-cell/>
          <table:table-cell office:value-type="string" calcext:value-type="string">
            <text:p>(read-only): returns the text of the line where the caret is. It does not include the "\n" character. When MULTILINE=NO returns the same as VALUE. (since 3.5)</text:p>
          </table:table-cell>
          <table:table-cell table:number-columns-repeated="1015"/>
        </table:table-row>
        <table:table-row table:style-name="ro1">
          <table:table-cell office:value-type="string" calcext:value-type="string">
            <text:p>LOADRTF</text:p>
          </table:table-cell>
          <table:table-cell table:number-columns-repeated="5"/>
          <table:table-cell office:value-type="string" calcext:value-type="string">
            <text:p>WO</text:p>
          </table:table-cell>
          <table:table-cell/>
          <table:table-cell office:value-type="string" calcext:value-type="string">
            <text:p>(write-only) [Windows Only]: loads formatted text from a Rich Text Format file given its filename. The attribute LOADRTFSTATUS is set to OK or FAILED after the file is loaded. (since 3.28)</text:p>
          </table:table-cell>
          <table:table-cell table:number-columns-repeated="1015"/>
        </table:table-row>
        <table:table-row table:style-name="ro1">
          <table:table-cell office:value-type="string" calcext:value-type="string">
            <text:p>LOADRTFSTATUS</text:p>
          </table:table-cell>
          <table:table-cell table:number-columns-repeated="5"/>
          <table:table-cell office:value-type="string" calcext:value-type="string">
            <text:p>RO</text:p>
          </table:table-cell>
          <table:table-cell/>
          <table:table-cell office:value-type="string" calcext:value-type="string">
            <text:p>The attribute LOADRTFSTATUS is set to OK or FAILED after the file is loaded. (since 3.28)</text:p>
          </table:table-cell>
          <table:table-cell table:number-columns-repeated="1015"/>
        </table:table-row>
        <table:table-row table:style-name="ro1">
          <table:table-cell office:value-type="string" calcext:value-type="string">
            <text:p>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MARKUP</text:p>
          </table:table-cell>
          <table:table-cell table:number-columns-repeated="7"/>
          <table:table-cell office:value-type="string" calcext:value-type="string">
            <text:p>[GTK only]: allows the title string to contains pango markup commands. Works only if a mnemonic is NOT defined in the title. Can be "YES" or "NO". Default: "NO". </text:p>
          </table:table-cell>
          <table:table-cell table:number-columns-repeated="1015"/>
        </table:table-row>
        <table:table-row table:style-name="ro1">
          <table:table-cell office:value-type="string" calcext:value-type="string">
            <text:p>MASK</text:p>
          </table:table-cell>
          <table:table-cell table:number-columns-repeated="7"/>
          <table:table-cell office:value-type="string" calcext:value-type="string">
            <text:p>(non inheritable): Defines a mask that will filter interactive text input.</text:p>
          </table:table-cell>
          <table:table-cell table:number-columns-repeated="1015"/>
        </table:table-row>
        <table:table-row table:style-name="ro1">
          <table:table-cell office:value-type="string" calcext:value-type="string">
            <text:p>MAX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maximize button from the window manager. If RESIZE=NO then MAXBOX will be set to NO. Default: YES. In Motif the decorations are controlled by the Window Manager and may not be possible to be changed from IUP. In Windows MAXBOX is hidden only if MINBOX is hidden as well, or else it will be just disabled.</text:p>
          </table:table-cell>
          <table:table-cell table:number-columns-repeated="1015"/>
        </table:table-row>
        <table:table-row table:style-name="ro1">
          <table:table-cell office:value-type="string" calcext:value-type="string">
            <text:p>MAXIMIZEATPARENT</text:p>
          </table:table-cell>
          <table:table-cell table:number-columns-repeated="7"/>
          <table:table-cell office:value-type="string" calcext:value-type="string">
            <text:p>[Windows Only]: when using multiple monitors, maximize the dialog in the same monitor that the parent dialog is. (since 3.28)</text:p>
          </table:table-cell>
          <table:table-cell table:number-columns-repeated="1015"/>
        </table:table-row>
        <table:table-row table:style-name="ro1">
          <table:table-cell office:value-type="string" calcext:value-type="string">
            <text:p>MAXIMIZED</text:p>
          </table:table-cell>
          <table:table-cell table:number-columns-repeated="7"/>
          <table:table-cell office:value-type="string" calcext:value-type="string">
            <text:p>[Windows and GTK Only] (read-only): indicates if the dialog is maximized. Can be YES or NO. (since 3.12)</text:p>
          </table:table-cell>
          <table:table-cell table:number-columns-repeated="1015"/>
        </table:table-row>
        <table:table-row table:style-name="ro13">
          <table:table-cell office:value-type="string" calcext:value-type="string">
            <text:p>MAX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ax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65535. For example: "x40" (height only = "65535x40") or "40x" (width only = "40x65535").</text:p>
            <text:p>Default: 65535x65535</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DIACTIVATE</text:p>
          </table:table-cell>
          <table:table-cell table:number-columns-repeated="5"/>
          <table:table-cell office:value-type="string" calcext:value-type="string">
            <text:p>WO</text:p>
          </table:table-cell>
          <table:table-cell/>
          <table:table-cell office:value-type="string" calcext:value-type="string">
            <text:p>[Windows Only] (write-only): Name of a MDI child window to be activated. If value is "NEXT" will activate the next window after the current active window. If value is "PREVIOUS" will activate the previous one. </text:p>
          </table:table-cell>
          <table:table-cell table:number-columns-repeated="1015"/>
        </table:table-row>
        <table:table-row table:style-name="ro1">
          <table:table-cell office:value-type="string" calcext:value-type="string">
            <text:p>MDIACTIVE</text:p>
          </table:table-cell>
          <table:table-cell table:number-columns-repeated="5"/>
          <table:table-cell office:value-type="string" calcext:value-type="string">
            <text:p>RO</text:p>
          </table:table-cell>
          <table:table-cell/>
          <table:table-cell office:value-type="string" calcext:value-type="string">
            <text:p>Windows Only] (read-only): Returns the name of the current active MDI child. Use IupGetAttributeHandle to directly retrieve the child handle.</text:p>
          </table:table-cell>
          <table:table-cell table:number-columns-repeated="1015"/>
        </table:table-row>
        <table:table-row table:style-name="ro1">
          <table:table-cell office:value-type="string" calcext:value-type="string">
            <text:p>MDIARRANGE</text:p>
          </table:table-cell>
          <table:table-cell table:number-columns-repeated="5"/>
          <table:table-cell office:value-type="string" calcext:value-type="string">
            <text:p>WO</text:p>
          </table:table-cell>
          <table:table-cell/>
          <table:table-cell office:value-type="string" calcext:value-type="string">
            <text:p>[Windows Only] (write-only): Action to arrange MDI child windows. Possible values: TILEHORIZONTAL, TILEVERTICAL, CASCADE and ICON (arrange the minimized icons).</text:p>
          </table:table-cell>
          <table:table-cell table:number-columns-repeated="1015"/>
        </table:table-row>
        <table:table-row table:style-name="ro1">
          <table:table-cell office:value-type="string" calcext:value-type="string">
            <text:p>MDICHILD</text:p>
          </table:table-cell>
          <table:table-cell table:number-columns-repeated="7"/>
          <table:table-cell office:value-type="string" calcext:value-type="string">
            <text:p>(creation only) [Windows Only]: Configure this dialog to be a MDI child. Can be YES or NO. The PARENTDIALOG attribute must also be defined. Each MDI child is automatically named if it does not have one. Default: NO.</text:p>
          </table:table-cell>
          <table:table-cell table:number-columns-repeated="1015"/>
        </table:table-row>
        <table:table-row table:style-name="ro1">
          <table:table-cell office:value-type="string" calcext:value-type="string">
            <text:p>MDICLIENT</text:p>
          </table:table-cell>
          <table:table-cell table:number-columns-repeated="7"/>
          <table:table-cell office:value-type="string" calcext:value-type="string">
            <text:p>(creation only) [Windows Only] (non inheritable): Configure the canvas as a MDI client. Can be YES or NO. No callbacks will be called. This canvas will be used internally only by the MDI Frame and its MDI Children. The MDI frame must have one and only one MDI client. Default: NO.</text:p>
          </table:table-cell>
          <table:table-cell table:number-columns-repeated="1015"/>
        </table:table-row>
        <table:table-row table:style-name="ro5">
          <table:table-cell office:value-type="string" calcext:value-type="string">
            <text:p>MDICLOSEALL</text:p>
          </table:table-cell>
          <table:table-cell table:number-columns-repeated="5"/>
          <table:table-cell office:value-type="string" calcext:value-type="string">
            <text:p>WO</text:p>
          </table:table-cell>
          <table:table-cell/>
          <table:table-cell office:value-type="string" calcext:value-type="string">
            <text:p>[Windows Only] (write-only): Action to close and destroy all MDI child windows. The CLOSE_CB callback will be called for each child. </text:p>
            <text:p>IMPORTANT: When a MDI child window is closed it is automatically destroyed. The application can override this returning IUP_IGNORE in CLOSE_CB.</text:p>
          </table:table-cell>
          <table:table-cell table:number-columns-repeated="1015"/>
        </table:table-row>
        <table:table-row table:style-name="ro1">
          <table:table-cell office:value-type="string" calcext:value-type="string">
            <text:p>MDIFRAME</text:p>
          </table:table-cell>
          <table:table-cell table:number-columns-repeated="7"/>
          <table:table-cell office:value-type="string" calcext:value-type="string">
            <text:p>(creation only) [Windows Only] (non inheritable): Configure this dialog as a MDI frame. Can be YES or NO. Default: NO.</text:p>
          </table:table-cell>
          <table:table-cell table:number-columns-repeated="1015"/>
        </table:table-row>
        <table:table-row table:style-name="ro1">
          <table:table-cell office:value-type="string" calcext:value-type="string">
            <text:p>MDIMENU</text:p>
          </table:table-cell>
          <table:table-cell table:number-columns-repeated="7"/>
          <table:table-cell office:value-type="string" calcext:value-type="string">
            <text:p>(creation only) [Windows Only]: Name of a IupMenu to be used as the Window list of a MDI frame. The system will automatically add the list of MDI child windows there.</text:p>
          </table:table-cell>
          <table:table-cell table:number-columns-repeated="1015"/>
        </table:table-row>
        <table:table-row table:style-name="ro1">
          <table:table-cell office:value-type="string" calcext:value-type="string">
            <text:p>MDINEXT</text:p>
          </table:table-cell>
          <table:table-cell table:number-columns-repeated="5"/>
          <table:table-cell office:value-type="string" calcext:value-type="string">
            <text:p>RO</text:p>
          </table:table-cell>
          <table:table-cell/>
          <table:table-cell office:value-type="string" calcext:value-type="string">
            <text:p>[Windows Only] (read-only): Returns the name of the next available MDI child. Use IupGetAttributeHandle to directly retrieve the child handle. Must use MDIACTIVE to retrieve the first child. If the application is going to destroy the child retrieve the next child before destroying the current.</text:p>
          </table:table-cell>
          <table:table-cell table:number-columns-repeated="1015"/>
        </table:table-row>
        <table:table-row table:style-name="ro1">
          <table:table-cell office:value-type="string" calcext:value-type="string">
            <text:p>MENU</text:p>
          </table:table-cell>
          <table:table-cell table:number-columns-repeated="7"/>
          <table:table-cell office:value-type="string" calcext:value-type="string">
            <text:p>Name of a menu. Associates a menu to the dialog as a menu bar. The previous menu, if any, is unmapped. Use IupSetHandle or IupSetAttributeHandle to associate a menu to a name. See also IupMenu.</text:p>
          </table:table-cell>
          <table:table-cell table:number-columns-repeated="1015"/>
        </table:table-row>
        <table:table-row table:style-name="ro1">
          <table:table-cell office:value-type="string" calcext:value-type="string">
            <text:p>MENU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system menu box from the window manager. If hidden will also remove the Close button. Default: YES. In Motif the decorations are controlled by the Window Manager and may not be possible to be changed from IUP. In Windows if hidden will hide also MAXBOX and MINBOX.</text:p>
          </table:table-cell>
          <table:table-cell table:number-columns-repeated="1015"/>
        </table:table-row>
        <table:table-row table:style-name="ro1">
          <table:table-cell office:value-type="string" calcext:value-type="string">
            <text:p>MIN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cast[PIhandle](ih), "ACTIVE") == “YES”</text:p>
          </table:table-cell>
          <table:table-cell table:number-columns-repeated="2"/>
          <table:table-cell office:value-type="string" calcext:value-type="string">
            <text:p>(creation only): Requires a minimize button from the window manager. Default: YES. In Motif the decorations are controlled by the Window Manager and may not be possible to be changed from IUP. In Windows MINBOX is hidden only if MAXBOX is hidden as well, or else it will be just disabled.</text:p>
          </table:table-cell>
          <table:table-cell table:number-columns-repeated="1015"/>
        </table:table-row>
        <table:table-row table:style-name="ro1">
          <table:table-cell office:value-type="string" calcext:value-type="string">
            <text:p>MINIMIZED</text:p>
          </table:table-cell>
          <table:table-cell table:number-columns-repeated="7"/>
          <table:table-cell office:value-type="string" calcext:value-type="string">
            <text:p>[Windows and GTK Only] (read-only): indicates if the dialog is minimized. Can be YES or NO. (since 3.15)</text:p>
          </table:table-cell>
          <table:table-cell table:number-columns-repeated="1015"/>
        </table:table-row>
        <table:table-row table:style-name="ro13">
          <table:table-cell office:value-type="string" calcext:value-type="string">
            <text:p>MIN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in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Default: 0x0</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ODAL</text:p>
          </table:table-cell>
          <table:table-cell table:number-columns-repeated="5"/>
          <table:table-cell office:value-type="string" calcext:value-type="string">
            <text:p>RO</text:p>
          </table:table-cell>
          <table:table-cell/>
          <table:table-cell office:value-type="string" calcext:value-type="string">
            <text:p>(read-only): Returns the popup state. It is "YES" if the dialog was shown using IupPopup. It is "NO" if IupShow was used or it is not visible. At the first time the dialog is shown, MODAL is not set yet when SHOW_CB is called. (since 3.0)</text:p>
          </table:table-cell>
          <table:table-cell table:number-columns-repeated="1015"/>
        </table:table-row>
        <table:table-row table:style-name="ro1">
          <table:table-cell office:value-type="string" calcext:value-type="string">
            <text:p>MULTILINE</text:p>
          </table:table-cell>
          <table:table-cell table:number-columns-repeated="7"/>
          <table:table-cell office:value-type="string" calcext:value-type="string">
            <text:p>(creation only) (non inheritable): allows the edition of multiple lines. In single line mode some characters are invalid, like "\t", "\r" and "\n". Default: NO. When set to Yes will also reset the SCROLLBAR attribute to Yes.</text:p>
          </table:table-cell>
          <table:table-cell table:number-columns-repeated="1015"/>
        </table:table-row>
        <table:table-row table:style-name="ro1">
          <table:table-cell office:value-type="string" calcext:value-type="string">
            <text:p>MULTIPLE</text:p>
          </table:table-cell>
          <table:table-cell table:number-columns-repeated="7"/>
          <table:table-cell office:value-type="string" calcext:value-type="string">
            <text:p>(creation only): Allows selecting several items simultaneously (multiple list). Default: "NO". Only valid when EDITBOX=NO and DROPDOWN=NO.</text:p>
          </table:table-cell>
          <table:table-cell table:number-columns-repeated="1015"/>
        </table:table-row>
        <table:table-row table:style-name="ro1">
          <table:table-cell office:value-type="string" calcext:value-type="string">
            <text:p>NACTIVE</text:p>
          </table:table-cell>
          <table:table-cell table:number-columns-repeated="7"/>
          <table:table-cell office:value-type="string" calcext:value-type="string">
            <text:p>(non inheritable): same as ACTIVE but does not affects the controls inside the dialog. (since 3.13)</text:p>
          </table:table-cell>
          <table:table-cell table:number-columns-repeated="1015"/>
        </table:table-row>
        <table:table-row table:style-name="ro7">
          <table:table-cell office:value-type="string" calcext:value-type="string">
            <text:p>NAME</text:p>
          </table:table-cell>
          <table:table-cell table:number-columns-repeated="7"/>
          <table:table-cell office:value-type="string" calcext:value-type="string">
            <text:p>Name of the control inside the dialog. Not releated to IupSetHandle.</text:p>
            <text:p>Notes</text:p>
            <text:p>The NAME value will be used by IupGetDialogChild to find a child inside a dialog.</text:p>
          </table:table-cell>
          <table:table-cell table:number-columns-repeated="1015"/>
        </table:table-row>
        <table:table-row table:style-name="ro1">
          <table:table-cell office:value-type="string" calcext:value-type="string">
            <text:p>NATIVEPARENT</text:p>
          </table:table-cell>
          <table:table-cell table:number-columns-repeated="7"/>
          <table:table-cell office:value-type="string" calcext:value-type="string">
            <text:p>(creation only): Native handle of a dialog to be used as parent. Used only if PARENTDIALOG is not defined.</text:p>
          </table:table-cell>
          <table:table-cell table:number-columns-repeated="1015"/>
        </table:table-row>
        <table:table-row table:style-name="ro1">
          <table:table-cell office:value-type="string" calcext:value-type="string">
            <text:p>NC</text:p>
          </table:table-cell>
          <table:table-cell table:number-columns-repeated="7"/>
          <table:table-cell office:value-type="string" calcext:value-type="string">
            <text:p>Maximum number of characters allowed for keyboard input, larger text can still be set using attributes. The maximum value is the limit of the VALUE attribute. The "0" value is the same as maximum. Default: maximum.</text:p>
          </table:table-cell>
          <table:table-cell table:number-columns-repeated="1015"/>
        </table:table-row>
        <table:table-row table:style-name="ro1">
          <table:table-cell office:value-type="string" calcext:value-type="string">
            <text:p>NC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C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OHIDESEL</text:p>
          </table:table-cell>
          <table:table-cell table:number-columns-repeated="7"/>
          <table:table-cell office:value-type="string" calcext:value-type="string">
            <text:p>[Windows Only]: do not hide the selection when the control loses its focus. Default: Yes. (since 3.16)</text:p>
          </table:table-cell>
          <table:table-cell table:number-columns-repeated="1015"/>
        </table:table-row>
        <table:table-row table:style-name="ro1">
          <table:table-cell office:value-type="string" calcext:value-type="string">
            <text:p>NORMALIZESIZE</text:p>
          </table:table-cell>
          <table:table-cell table:number-columns-repeated="7"/>
          <table:table-cell office:value-type="string" calcext:value-type="string">
            <text:p>non inheritable): normalizes all children natural size to be the biggest natural size among them. All natural width will be set to the biggest width, and all natural height will be set to the biggest height according to is value. Can be NO, HORIZONTAL, VERTICAL or BOTH. Default: "NO". Same as using IupNormalizer. (since 3.0)</text:p>
          </table:table-cell>
          <table:table-cell table:number-columns-repeated="1015"/>
        </table:table-row>
        <table:table-row table:style-name="ro1">
          <table:table-cell office:value-type="string" calcext:value-type="string">
            <text:p>NUMBERING</text:p>
          </table:table-cell>
          <table:table-cell office:value-type="string" calcext:value-type="string">
            <text:p>txtfmt</text:p>
          </table:table-cell>
          <table:table-cell table:number-columns-repeated="6"/>
          <table:table-cell office:value-type="string" calcext:value-type="string">
            <text:p>[Windows Only]: Can be BULLET (bullet symbol), ARABIC (arabic numbers - 1,2,3...), LCLETTER (lower case letters - a,b,c...), UCLETTER (upper case letters - A,B,C...), LCROMAN (lower case Roman numerals - i,ii,iii...), UCROMAN (upper case Roman numerals - I,II,III...) and NONE. Default: NONE.</text:p>
          </table:table-cell>
          <table:table-cell table:number-columns-repeated="1015"/>
        </table:table-row>
        <table:table-row table:style-name="ro1">
          <table:table-cell office:value-type="string" calcext:value-type="string">
            <text:p>NUMBERINGSTYLE</text:p>
          </table:table-cell>
          <table:table-cell office:value-type="string" calcext:value-type="string">
            <text:p>txtfmt</text:p>
          </table:table-cell>
          <table:table-cell table:number-columns-repeated="6"/>
          <table:table-cell office:value-type="string" calcext:value-type="string">
            <text:p>[Windows Only]: Can be RIGHTPARENTHESIS "a)", PARENTHESES "(a)", PERIOD "a.", NONUMBER (it will skip the numbering or bullet for the item) and NONE "". Default: NONE.</text:p>
          </table:table-cell>
          <table:table-cell table:number-columns-repeated="1015"/>
        </table:table-row>
        <table:table-row table:style-name="ro1">
          <table:table-cell office:value-type="string" calcext:value-type="string">
            <text:p>NUMBERINGTAB</text:p>
          </table:table-cell>
          <table:table-cell office:value-type="string" calcext:value-type="string">
            <text:p>txtfmt</text:p>
          </table:table-cell>
          <table:table-cell table:number-columns-repeated="6"/>
          <table:table-cell office:value-type="string" calcext:value-type="string">
            <text:p>[Windows Only]: Minimum distance from a paragraph numbering or bullet to the paragraph text.</text:p>
          </table:table-cell>
          <table:table-cell table:number-columns-repeated="1015"/>
        </table:table-row>
        <table:table-row table:style-name="ro1">
          <table:table-cell office:value-type="string" calcext:value-type="string">
            <text:p>OPACITY</text:p>
          </table:table-cell>
          <table:table-cell table:number-columns-repeated="7"/>
          <table:table-cell office:value-type="string" calcext:value-type="string">
            <text:p>[Windows and GTK Only]: sets the dialog transparency alpha value. Valid values range from 0 (completely transparent) to 255 (opaque). In Windows must be set before map so the native window would be properly initialized when mapped (since 3.16). (GTK 2.12)</text:p>
          </table:table-cell>
          <table:table-cell table:number-columns-repeated="1015"/>
        </table:table-row>
        <table:table-row table:style-name="ro1">
          <table:table-cell office:value-type="string" calcext:value-type="string">
            <text:p>OPACITYIMAGE</text:p>
          </table:table-cell>
          <table:table-cell table:number-columns-repeated="7"/>
          <table:table-cell office:value-type="string" calcext:value-type="string">
            <text:p>[Windows Only]: sets an RGBA image as the dialog background so it is possible to create a non rectangle window with transparency, but it can not have children. Used usually for splash screens. It must be set before map so the native window would be properly initialized when mapped. Works also for GTK but as the SHAPEIMAGE attribute. (since 3.16)</text:p>
          </table:table-cell>
          <table:table-cell table:number-columns-repeated="1015"/>
        </table:table-row>
        <table:table-row table:style-name="ro1">
          <table:table-cell office:value-type="string" calcext:value-type="string">
            <text:p>ORIENTATION</text:p>
          </table:table-cell>
          <table:table-cell table:number-columns-repeated="5"/>
          <table:table-cell office:value-type="string" calcext:value-type="string">
            <text:p>RO</text:p>
          </table:table-cell>
          <table:table-cell/>
          <table:table-cell office:value-type="string" calcext:value-type="string">
            <text:p>(read-only) (non inheritable)</text:p>
          </table:table-cell>
          <table:table-cell table:number-columns-repeated="1015"/>
        </table:table-row>
        <table:table-row table:style-name="ro1">
          <table:table-cell office:value-type="string" calcext:value-type="string">
            <text:p>ORIGINALSCALE</text:p>
          </table:table-cell>
          <table:table-cell table:number-columns-repeated="5"/>
          <table:table-cell office:value-type="string" calcext:value-type="string">
            <text:p>RO</text:p>
          </table:table-cell>
          <table:table-cell/>
          <table:table-cell office:value-type="string" calcext:value-type="string">
            <text:p>(read-only): returns the width and height before the image was scaled. (since 3.25)</text:p>
          </table:table-cell>
          <table:table-cell table:number-columns-repeated="1015"/>
        </table:table-row>
        <table:table-row table:style-name="ro1">
          <table:table-cell office:value-type="string" calcext:value-type="string">
            <text:p>OVERWRITE</text:p>
          </table:table-cell>
          <table:table-cell table:number-columns-repeated="7"/>
          <table:table-cell office:value-type="string" calcext:value-type="string">
            <text:p>[Windows and GTK Only] (non inheritable): turns the overwrite mode ON or OFF. Works only when FORMATTING=YES. (since 3.0)</text:p>
          </table:table-cell>
          <table:table-cell table:number-columns-repeated="1015"/>
        </table:table-row>
        <table:table-row table:style-name="ro1">
          <table:table-cell office:value-type="string" calcext:value-type="string">
            <text:p>PADDING</text:p>
          </table:table-cell>
          <table:table-cell table:number-columns-repeated="7"/>
          <table:table-cell office:value-type="string" calcext:value-type="string">
            <text:p>internal margin. Works just like the MARGIN attribute of the IupHbox and IupVbox containers, but uses a different name to avoid inheritance problems. Default value: "0x0". Value can be DEFAULTBUTTONPADDING, so the global attribute of this name will be used instead (since 3.29). (since 3.0)</text:p>
          </table:table-cell>
          <table:table-cell table:number-columns-repeated="1015"/>
        </table:table-row>
        <table:table-row table:style-name="ro10">
          <table:table-cell office:value-type="string" calcext:value-type="string">
            <text:p>PARENTDIALOG</text:p>
          </table:table-cell>
          <table:table-cell table:number-columns-repeated="7"/>
          <table:table-cell office:value-type="string" calcext:value-type="string">
            <text:p>The parent dialog of a dialog.</text:p>
            <text:p/>
            <text:p>Value</text:p>
            <text:p>Name of a dialog to be used as parent.</text:p>
            <text:p>Default: NULL.</text:p>
            <text:p/>
            <text:p>Notes</text:p>
            <text:p>This dialog will be always in front of the parent dialog. If the parent is minimized, this dialog is automatically minimized. The parent dialog must be mapped before mapping the child dialog.</text:p>
            <text:p>If PARENTDIALOG is not defined then the NATIVEPARENT attribute is consulted. This one must be a native handle of an existing dialog.</text:p>
            <text:p>Can be changed after the dialog is mapped, but only if already set before map. (since 3.21)</text:p>
            <text:p>Use IupSetHandle or IupSetAttributeHandle to associate a dialog to a name.</text:p>
            <text:p>IMPORTANT: When the parent is destroyed the child dialog is also destroyed, BUT the CLOSE_CB callback of the child dialog is NOT called. The application must take care of destroying the child dialogs before destroying the parent. This is usually done when CLOSE_CB of the parent dialog is called.</text:p>
          </table:table-cell>
          <table:table-cell table:number-columns-repeated="1015"/>
        </table:table-row>
        <table:table-row table:style-name="ro1">
          <table:table-cell office:value-type="string" calcext:value-type="string">
            <text:p>PASSWORD</text:p>
          </table:table-cell>
          <table:table-cell table:number-columns-repeated="7"/>
          <table:table-cell office:value-type="string" calcext:value-type="string">
            <text:p>(creation only) [Windows and GTK Only] (non inheritable): Hide the typed character using an "*". Default: "NO".</text:p>
          </table:table-cell>
          <table:table-cell table:number-columns-repeated="1015"/>
        </table:table-row>
        <table:table-row table:style-name="ro1">
          <table:table-cell office:value-type="string" calcext:value-type="string">
            <text:p>PLACEMENT</text:p>
          </table:table-cell>
          <table:table-cell table:number-columns-repeated="7"/>
          <table:table-cell office:value-type="string" calcext:value-type="string">
            <text:p>(creation only): Name of a dialog to be used as parent. </text:p>
          </table:table-cell>
          <table:table-cell table:number-columns-repeated="1015"/>
        </table:table-row>
        <table:table-row table:style-name="ro14">
          <table:table-cell office:value-type="string" calcext:value-type="string">
            <text:p>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The position of the element relative to the origin of the Client area of the native parent. If you add the CLIENTOFFSET attribute of the native parent, you can obtain the coordinates relative to the Window area of the native parent. See the Layout Guide.</text:p>
            <text:p>It will be changed during the layout computation, except when FLOATING=YES or when used inside a concrete layout container.</text:p>
            <text:p/>
            <text:p>Value</text:p>
            <text:p>"x,y", where x and y are integer values corresponding to the horizontal and vertical position, respectively, in pixels.</text:p>
            <text:p/>
            <text:p>Affects</text:p>
            <text:p>All, except menus.</text:p>
          </table:table-cell>
          <table:table-cell table:number-columns-repeated="1015"/>
        </table:table-row>
        <table:table-row table:style-name="ro1">
          <table:table-cell office:value-type="string" calcext:value-type="string">
            <text:p>PROPAGATEFOCUS</text:p>
          </table:table-cell>
          <table:table-cell table:number-columns-repeated="7"/>
          <table:table-cell office:value-type="string" calcext:value-type="string">
            <text:p>(non inheritable): enables the focus callback forwarding to the next native parent with FOCUS_CB defined. Default: NO. (since 3.23)</text:p>
          </table:table-cell>
          <table:table-cell table:number-columns-repeated="1015"/>
        </table:table-row>
        <table:table-row table:style-name="ro1">
          <table:table-cell office:value-type="string" calcext:value-type="string">
            <text:p>PROTECTED</text:p>
          </table:table-cell>
          <table:table-cell office:value-type="string" calcext:value-type="string">
            <text:p>txtfmt</text:p>
          </table:table-cell>
          <table:table-cell office:value-type="string" calcext:value-type="string">
            <text:p>yes: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PROTECTED") == “YES”</text:p>
          </table:table-cell>
          <table:table-cell table:number-columns-repeated="2"/>
          <table:table-cell office:value-type="string" calcext:value-type="string">
            <text:p>Can be YES or NO. Default NO. When set to YES the selected text can NOT be edited.</text:p>
          </table:table-cell>
          <table:table-cell table:number-columns-repeated="1015"/>
        </table:table-row>
        <table:table-row table:style-name="ro1">
          <table:table-cell office:value-type="string" calcext:value-type="string">
            <text:p>RADIO</text:p>
          </table:table-cell>
          <table:table-cell table:number-columns-repeated="5"/>
          <table:table-cell office:value-type="string" calcext:value-type="string">
            <text:p>RO</text:p>
          </table:table-cell>
          <table:table-cell/>
          <table:table-cell office:value-type="string" calcext:value-type="string">
            <text:p>(read-only): returns if the toggle is inside a radio. Can be "YES" or "NO". Valid only after the element is mapped, before returns NULL. (since 3.0)</text:p>
          </table:table-cell>
          <table:table-cell table:number-columns-repeated="1015"/>
        </table:table-row>
        <table:table-row table:style-name="ro15">
          <table:table-cell office:value-type="string" calcext:value-type="string">
            <text:p>RASTER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pixel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Affects</text:p>
            <text:p>All, except menus.</text:p>
            <text:p/>
            <text:p>Notes</text:p>
            <text:p>When this attribute is set, it resets the SIZE attribute. So changes to the FONT attribute will not affect the User size of the element.</text:p>
            <text:p>To obtain the last computed Natural size of the control in pixels, use the read-only attribute NATURALSIZE. (Since 3.6)</text:p>
            <text:p>To obtain the User size of the element in pixels after it is mapped, use the attribute USERSIZE. (Since 3.12)</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able:table-cell>
          <table:table-cell table:number-columns-repeated="1015"/>
        </table:table-row>
        <table:table-row table:style-name="ro1">
          <table:table-cell office:value-type="string" calcext:value-type="string">
            <text:p>READONLY</text:p>
          </table:table-cell>
          <table:table-cell/>
          <table:table-cell office:value-type="string" calcext:value-type="string">
            <text:p>ro:bool</text:p>
          </table:table-cell>
          <table:table-cell office:value-type="string" calcext:value-type="string">
            <text:p>(if ro: “YES” else: “NO”)</text:p>
          </table:table-cell>
          <table:table-cell office:value-type="string" calcext:value-type="string">
            <text:p>bool</text:p>
          </table:table-cell>
          <table:table-cell office:value-type="string" calcext:value-type="string">
            <text:p>$GetAttribute(cast[PIhandle](ih), "READONLY") == “YES”</text:p>
          </table:table-cell>
          <table:table-cell table:number-columns-repeated="2"/>
          <table:table-cell office:value-type="string" calcext:value-type="string">
            <text:p>Allows the user only to read the contents, without changing it. Restricts keyboard input only, text value can still be changed using attributes. Navigation keys are still available. Possible values: "YES", "NO". Default: NO.</text:p>
          </table:table-cell>
          <table:table-cell table:number-columns-repeated="1015"/>
        </table:table-row>
        <table:table-row table:style-name="ro5">
          <table:table-cell office:value-type="string" calcext:value-type="string">
            <text:p>REMOVEFORMATTING</text:p>
          </table:table-cell>
          <table:table-cell table:number-columns-repeated="5"/>
          <table:table-cell office:value-type="string" calcext:value-type="string">
            <text:p>WO</text:p>
          </table:table-cell>
          <table:table-cell/>
          <table:table-cell office:value-type="string" calcext:value-type="string">
            <text:p>[write only] (non inheritable)</text:p>
            <text:p>Removes the formatting of the current selection if Yes or NULL, and from all text if ALL is used.</text:p>
          </table:table-cell>
          <table:table-cell table:number-columns-repeated="1015"/>
        </table:table-row>
        <table:table-row table:style-name="ro1">
          <table:table-cell office:value-type="string" calcext:value-type="string">
            <text:p>REMOVEITEM</text:p>
          </table:table-cell>
          <table:table-cell table:number-columns-repeated="5"/>
          <table:table-cell office:value-type="string" calcext:value-type="string">
            <text:p>WO</text:p>
          </table:table-cell>
          <table:table-cell/>
          <table:table-cell office:value-type="string" calcext:value-type="string">
            <text:p>(write-only): removes the given value. value starts at 1. If value is NULL or "ALL" removes all the items. Ignored if set before map. (since 3.0)</text:p>
          </table:table-cell>
          <table:table-cell table:number-columns-repeated="1015"/>
        </table:table-row>
        <table:table-row table:style-name="ro1">
          <table:table-cell office:value-type="string" calcext:value-type="string">
            <text:p>RESHAPE</text:p>
          </table:table-cell>
          <table:table-cell table:number-columns-repeated="5"/>
          <table:table-cell office:value-type="string" calcext:value-type="string">
            <text:p>WO</text:p>
          </table:table-cell>
          <table:table-cell/>
          <table:table-cell office:value-type="string" calcext:value-type="string">
            <text:p>(write-only): given a new size if format "widthxheight", allocates enough memory for the new size and changes WIDTH and HEIGHT attributes. Image contents is ignored and it will contain trash after the reshape. (since 3.24)</text:p>
          </table:table-cell>
          <table:table-cell table:number-columns-repeated="1015"/>
        </table:table-row>
        <table:table-row table:style-name="ro1">
          <table:table-cell office:value-type="string" calcext:value-type="string">
            <text:p>RESIZE</text:p>
          </table:table-cell>
          <table:table-cell/>
          <table:table-cell office:value-type="string" calcext:value-type="string">
            <text:p>active:bool</text:p>
          </table:table-cell>
          <table:table-cell office:value-type="string" calcext:value-type="string">
            <text:p>(if active: “YES” else: “NO”)</text:p>
          </table:table-cell>
          <table:table-cell table:number-columns-repeated="4"/>
          <table:table-cell office:value-type="string" calcext:value-type="string">
            <text:p>(creation only): Allows interactively changing the dialog’s size. Default: YES. If RESIZE=NO then MAXBOX will be set to NO. In Motif the decorations are controlled by the Window Manager and may not be possible to be changed from IUP.</text:p>
          </table:table-cell>
          <table:table-cell table:number-columns-repeated="1015"/>
        </table:table-row>
        <table:table-row table:style-name="ro1">
          <table:table-cell office:value-type="string" calcext:value-type="string">
            <text:p>RESIZE</text:p>
          </table:table-cell>
          <table:table-cell office:value-type="float" office:value="2" calcext:value-type="float">
            <text:p>2</text:p>
          </table:table-cell>
          <table:table-cell office:value-type="string" calcext:value-type="string">
            <text:p>width, height:int</text:p>
          </table:table-cell>
          <table:table-cell office:value-type="string" calcext:value-type="string">
            <text:p>&amp;”{width}x{height}”</text:p>
          </table:table-cell>
          <table:table-cell table:number-columns-repeated="2"/>
          <table:table-cell office:value-type="string" calcext:value-type="string">
            <text:p>WO</text:p>
          </table:table-cell>
          <table:table-cell/>
          <table:table-cell office:value-type="string" calcext:value-type="string">
            <text:p>(write-only): given a new size if format "widthxheight", changes WIDTH and HEIGHT attributes, and resizes the image contents using bilinear interpolation for RGB and RGBA images and nearest neighborhood for 8 bits. (since 3.24)</text:p>
          </table:table-cell>
          <table:table-cell table:number-columns-repeated="1015"/>
        </table:table-row>
        <table:table-row table:style-name="ro1">
          <table:table-cell office:value-type="string" calcext:value-type="string">
            <text:p>RIGHTBUTTON</text:p>
          </table:table-cell>
          <table:table-cell table:number-columns-repeated="7"/>
          <table:table-cell office:value-type="string" calcext:value-type="string">
            <text:p>(Windows Only) (creation only): place the check button at the right of the text. Can be "YES" or "NO". Default: "NO".</text:p>
          </table:table-cell>
          <table:table-cell table:number-columns-repeated="1015"/>
        </table:table-row>
        <table:table-row table:style-name="ro1">
          <table:table-cell office:value-type="string" calcext:value-type="string">
            <text:p>RISE</text:p>
          </table:table-cell>
          <table:table-cell office:value-type="string" calcext:value-type="string">
            <text:p>txtfmt</text:p>
          </table:table-cell>
          <table:table-cell table:number-columns-repeated="6"/>
          <table:table-cell office:value-type="string" calcext:value-type="string">
            <text:p>the distance, positive or negative from the base line. Can also use the values SUPERSCRIPT and SUBSCRIPT, but this values will also reduce the size of the font.</text:p>
          </table:table-cell>
          <table:table-cell table:number-columns-repeated="1015"/>
        </table:table-row>
        <table:table-row table:style-name="ro1">
          <table:table-cell office:value-type="string" calcext:value-type="string">
            <text:p>RUN</text:p>
          </table:table-cell>
          <table:table-cell/>
          <table:table-cell office:value-type="string" calcext:value-type="string">
            <text:p>run:bool</text:p>
          </table:table-cell>
          <table:table-cell office:value-type="string" calcext:value-type="string">
            <text:p>(if run: “YES” else: “NO”)</text:p>
          </table:table-cell>
          <table:table-cell table:number-columns-repeated="4"/>
          <table:table-cell office:value-type="string" calcext:value-type="string">
            <text:p>Starts and stops the timer. Possible values: "YES" or "NO". Returns the current timer state. If you have multiple threads start the timer in the main thread.</text:p>
          </table:table-cell>
          <table:table-cell table:number-columns-repeated="1015"/>
        </table:table-row>
        <table:table-row table:style-name="ro1">
          <table:table-cell office:value-type="string" calcext:value-type="string">
            <text:p>SAVERTF</text:p>
          </table:table-cell>
          <table:table-cell table:number-columns-repeated="5"/>
          <table:table-cell office:value-type="string" calcext:value-type="string">
            <text:p>WO</text:p>
          </table:table-cell>
          <table:table-cell/>
          <table:table-cell office:value-type="string" calcext:value-type="string">
            <text:p>(write-only) [Windows Only]: saves formatted text to a Rich Text Format file given its filename. <text:s/>The attribute SAVERTFSTATUS is set to OK or FAILED after the file is saved. (since 3.28)</text:p>
          </table:table-cell>
          <table:table-cell table:number-columns-repeated="1015"/>
        </table:table-row>
        <table:table-row table:style-name="ro1">
          <table:table-cell office:value-type="string" calcext:value-type="string">
            <text:p>SAVERTFSTATUS</text:p>
          </table:table-cell>
          <table:table-cell table:number-columns-repeated="5"/>
          <table:table-cell office:value-type="string" calcext:value-type="string">
            <text:p>RO</text:p>
          </table:table-cell>
          <table:table-cell/>
          <table:table-cell office:value-type="string" calcext:value-type="string">
            <text:p>The attribute SAVERTFSTATUS is set to OK or FAILED after the file is saved. (since 3.28)</text:p>
          </table:table-cell>
          <table:table-cell table:number-columns-repeated="1015"/>
        </table:table-row>
        <table:table-row table:style-name="ro1">
          <table:table-cell office:value-type="string" calcext:value-type="string">
            <text:p>SAVEUNDER</text:p>
          </table:table-cell>
          <table:table-cell table:number-columns-repeated="7"/>
          <table:table-cell office:value-type="string" calcext:value-type="string">
            <text:p>[Windows and Motif Only] (creation only): When this attribute is true (YES), the dialog stores the original image of the desktop region it occupies (if the system has enough memory to store the image). In this case, when the dialog is closed or moved, a redrawing event is not generated for the windows that were shadowed by it. Its default value is YES if the dialog has a parent dialog (since 3.24). To save memory disable it for your main dialog. Not available in GTK.</text:p>
          </table:table-cell>
          <table:table-cell table:number-columns-repeated="1015"/>
        </table:table-row>
        <table:table-row table:style-name="ro1">
          <table:table-cell office:value-type="string" calcext:value-type="string">
            <text:p>SCALED</text:p>
          </table:table-cell>
          <table:table-cell table:number-columns-repeated="5"/>
          <table:table-cell office:value-type="string" calcext:value-type="string">
            <text:p>RO</text:p>
          </table:table-cell>
          <table:table-cell/>
          <table:table-cell office:value-type="string" calcext:value-type="string">
            <text:p>(read-only): returns Yes if the image has been resized. (since 3.25)</text:p>
          </table:table-cell>
          <table:table-cell table:number-columns-repeated="1015"/>
        </table:table-row>
        <table:table-row table:style-name="ro8">
          <table:table-cell office:value-type="string" calcext:value-type="string">
            <text:p>SCREEN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Returns the absolute horizontal and/or vertical position of the top-left corner of the client area relative to the origin of the main screen in pixels. It is similar to POSITION but relative to the origin of the main screen, instead of the origin of the client area. The origin of the main screen is at the top-left corner, in Windows it is affected by the position of the Start Menu when it is at the top or left side of the screen.</text:p>
            <text:p>IMPORTANT: For the dialog, it is the position of the top-left corner of the window, NOT the client area. It is the same position used in IupShowXY and IupPopup. In GTK, if the dialog is hidden the values can be outdated.</text:p>
            <text:p/>
            <text:p>Value</text:p>
            <text:p>"x,y", where x and y are integer values corresponding to the horizontal and vertical position, respectively, in pixels. When X or Y are used a single value is returned.</text:p>
          </table:table-cell>
          <table:table-cell table:number-columns-repeated="1015"/>
        </table:table-row>
        <table:table-row table:style-name="ro1">
          <table:table-cell office:value-type="string" calcext:value-type="string">
            <text:p>SCROLLBAR</text:p>
          </table:table-cell>
          <table:table-cell table:number-columns-repeated="7"/>
          <table:table-cell office:value-type="string" calcext:value-type="string">
            <text:p>(creation only): Valid only when MULTILINE=YES. Associates an automatic horizontal and/or vertical scrollbar to the multiline. Can be: "VERTICAL", "HORIZONTAL", "YES" (both) or "NO" (none). Default: "YES". For all systems, when SCROLLBAR!=NO the natural size will always include its size even if the native system hides the scrollbar. If AUTOHIDE=YES scrollbars are visible only if they are necessary, by default AUTOHIDE=NO. In Windows when FORMATTING=NO, AUTOHIDE is not supported. In Motif AUTOHIDE is not supported.</text:p>
          </table:table-cell>
          <table:table-cell table:number-columns-repeated="1015"/>
        </table:table-row>
        <table:table-row table:style-name="ro7">
          <table:table-cell office:value-type="string" calcext:value-type="string">
            <text:p>SCROLLBAR</text:p>
          </table:table-cell>
          <table:table-cell office:value-type="string" calcext:value-type="string">
            <text:p>lst</text:p>
          </table:table-cell>
          <table:table-cell table:number-columns-repeated="6"/>
          <table:table-cell office:value-type="string" calcext:value-type="string">
            <text:p>(creation only): Associates automatic scrollbars to the list when DROPDOWN=NO. Can be: "YES" or "NO" (none). Default: "YES". For all systems, when SCROLLBAR=YES the natural size will always include its size even if the native system hides the scrollbars. If AUTOHIDE=YES scrollbars are shown only if they are necessary, by default AUTOHIDE=YES. In Motif, SCROLLBAR=NO is not supported and if EDITBOX=YES the horizontal scrollbar is never shown.</text:p>
            <text:p/>
            <text:p>When DROPDOWN=YES the scrollbars are system dependent, and do NOT depend on the SCROLLBAR or AUTOHIDE attributes. Usually the scrollbars are shown if necessary. In GTK, scrollbars are never shown and all items are always visible. In Motif, the horizontal scrollbar is never shown. In Windows, if DROPEXPAND=YES then the horizontal scrollbar is never shown.</text:p>
          </table:table-cell>
          <table:table-cell table:number-columns-repeated="1015"/>
        </table:table-row>
        <table:table-row table:style-name="ro1">
          <table:table-cell office:value-type="string" calcext:value-type="string">
            <text:p>SCROLLTO</text:p>
          </table:table-cell>
          <table:table-cell table:number-columns-repeated="7"/>
          <table:table-cell office:value-type="string" calcext:value-type="string">
            <text:p>(non inheritable, write only): Scroll the text to make the given character position visible. It uses the same format and reference of the CARET attribute ("lin:col" or "col" starting at 1). In Windows, when FORMATTING=Yes "col" is ignored. (since 3.0)</text:p>
          </table:table-cell>
          <table:table-cell table:number-columns-repeated="1015"/>
        </table:table-row>
        <table:table-row table:style-name="ro1">
          <table:table-cell office:value-type="string" calcext:value-type="string">
            <text:p>SCROLLTOPOS</text:p>
          </table:table-cell>
          <table:table-cell table:number-columns-repeated="7"/>
          <table:table-cell office:value-type="string" calcext:value-type="string">
            <text:p>(non inheritable, write only): Scroll the text to make the given character position visible. It uses the same format and reference of the CARETPOS attribute ("pos" starting at 0). (since 3.0) </text:p>
          </table:table-cell>
          <table:table-cell table:number-columns-repeated="1015"/>
        </table:table-row>
        <table:table-row table:style-name="ro1">
          <table:table-cell office:value-type="string" calcext:value-type="string">
            <text:p>SELECTEDTEXT</text:p>
          </table:table-cell>
          <table:table-cell table:number-columns-repeated="7"/>
          <table:table-cell office:value-type="string" calcext:value-type="string">
            <text:p>(non inheritable): Selection text. Returns NULL if there is no selection. When changed replaces the current selection. Similar to INSERT, but does nothing if there is no selection.</text:p>
          </table:table-cell>
          <table:table-cell table:number-columns-repeated="1015"/>
        </table:table-row>
        <table:table-row table:style-name="ro11">
          <table:table-cell office:value-type="string" calcext:value-type="string">
            <text:p>SELECTION</text:p>
          </table:table-cell>
          <table:table-cell table:number-columns-repeated="7"/>
          <table:table-cell office:value-type="string" calcext:value-type="string">
            <text:p>non inheritable): Selection interval in characters. Returns NULL if there is no selection. Its format depends in MULTILINE=YES. The first position, lin or col, is "1".</text:p>
            <text:p/>
            <text:p>For multiple lines: a string in the "lin1,col1:lin2,col2" format, where lin1, col1, lin2 and col2 are integer numbers corresponding to the selection's interval. col2 correspond to the character after the last selected character.</text:p>
            <text:p/>
            <text:p>For single line: a string in the "col1:col2" format, where col1 and col2 are integer numbers corresponding to the selection's interval. col2 correspond to the character after the last selected character.</text:p>
            <text:p/>
            <text:p>In Windows, when changing the selection the caret position is also changed.</text:p>
            <text:p/>
            <text:p>The values ALL and NONE are also accepted independently of MULTILINE (since 3.0).</text:p>
            <text:p/>
            <text:p>See the Notes below if using UTF-8 strings in GTK. </text:p>
          </table:table-cell>
          <table:table-cell table:number-columns-repeated="1015"/>
        </table:table-row>
        <table:table-row table:style-name="ro1">
          <table:table-cell office:value-type="string" calcext:value-type="string">
            <text:p>SELECTION</text:p>
          </table:table-cell>
          <table:table-cell office:value-type="string" calcext:value-type="string">
            <text:p>txtfmt</text:p>
          </table:table-cell>
          <table:table-cell table:number-columns-repeated="1022"/>
        </table:table-row>
        <table:table-row table:style-name="ro1">
          <table:table-cell office:value-type="string" calcext:value-type="string">
            <text:p>SELECTIONPOS</text:p>
          </table:table-cell>
          <table:table-cell table:number-columns-repeated="7"/>
          <table:table-cell office:value-type="string" calcext:value-type="string">
            <text:p>(non inheritable): Same as SELECTION but using a zero based character index "pos1:pos2". Useful for indexing the VALUE string. The values ALL and NONE are also accepted. See the Notes below if using UTF-8 strings in GTK. (since 3.0)</text:p>
          </table:table-cell>
          <table:table-cell table:number-columns-repeated="1015"/>
        </table:table-row>
        <table:table-row table:style-name="ro1">
          <table:table-cell office:value-type="string" calcext:value-type="string">
            <text:p>SELECTIONPOS</text:p>
          </table:table-cell>
          <table:table-cell office:value-type="string" calcext:value-type="string">
            <text:p>txtfmt</text:p>
          </table:table-cell>
          <table:table-cell table:number-columns-repeated="1022"/>
        </table:table-row>
        <table:table-row table:style-name="ro1">
          <table:table-cell office:value-type="string" calcext:value-type="string">
            <text:p>SEPARATOR</text:p>
          </table:table-cell>
          <table:table-cell table:number-columns-repeated="7"/>
          <table:table-cell office:value-type="string" calcext:value-type="string">
            <text:p>(creation only) (non inheritable): Turns the label into a line separator. Possible values: "HORIZONTAL" or "VERTICAL". When changed before mapping the EXPAND attribute is set to "HORIZONTALFREE" or "VERTICALFREE" accordingly. (Since 3.11 changed to FREE based expand)</text:p>
          </table:table-cell>
          <table:table-cell table:number-columns-repeated="1015"/>
        </table:table-row>
        <table:table-row table:style-name="ro1">
          <table:table-cell office:value-type="string" calcext:value-type="string">
            <text:p>SHAPEIMAGE</text:p>
          </table:table-cell>
          <table:table-cell table:number-columns-repeated="7"/>
          <table:table-cell office:value-type="string" calcext:value-type="string">
            <text:p>[Windows and GTK Only]: sets a RGBA image as the dialog shape so it is possible to create a non rectangle window with children. (GTK 2.12) Only the fully transparent pixels will be transparent. The pixels colors will be ignored, only the alpha channel is used. (since 3.26)</text:p>
          </table:table-cell>
          <table:table-cell table:number-columns-repeated="1015"/>
        </table:table-row>
        <table:table-row table:style-name="ro1">
          <table:table-cell office:value-type="string" calcext:value-type="string">
            <text:p>SHOWDRAGDROP</text:p>
          </table:table-cell>
          <table:table-cell table:number-columns-repeated="7"/>
          <table:table-cell office:value-type="string" calcext:value-type="string">
            <text:p>(creation only) (non inheritable): enables the internal drag and drop of items in the same list, and enables the DRAGDROP_CB callback. Default: "NO". Works only if DROPDOWN=NO and MULTIPLE=NO. Drag &amp; Drop attributes are NOT used. (since 3.7)</text:p>
          </table:table-cell>
          <table:table-cell table:number-columns-repeated="1015"/>
        </table:table-row>
        <table:table-row table:style-name="ro1">
          <table:table-cell office:value-type="string" calcext:value-type="string">
            <text:p>SHOWDROPDOWN</text:p>
          </table:table-cell>
          <table:table-cell table:number-columns-repeated="5"/>
          <table:table-cell office:value-type="string" calcext:value-type="string">
            <text:p>WO</text:p>
          </table:table-cell>
          <table:table-cell/>
          <table:table-cell office:value-type="string" calcext:value-type="string">
            <text:p>(write-only): opens or closes the dropdown list. Can be "YES" or "NO". Valid only when DROPDOWN=YES. Ignored if set before map.</text:p>
          </table:table-cell>
          <table:table-cell table:number-columns-repeated="1015"/>
        </table:table-row>
        <table:table-row table:style-name="ro1">
          <table:table-cell office:value-type="string" calcext:value-type="string">
            <text:p>SHOWIMAGE</text:p>
          </table:table-cell>
          <table:table-cell table:number-columns-repeated="7"/>
          <table:table-cell office:value-type="string" calcext:value-type="string">
            <text:p>(creation only) [Windows and GTK Only]: enables the use of an image for each item. Can be "YES" or "NO". Ignored if set after map. (since 3.6) </text:p>
          </table:table-cell>
          <table:table-cell table:number-columns-repeated="1015"/>
        </table:table-row>
        <table:table-row table:style-name="ro1">
          <table:table-cell office:value-type="string" calcext:value-type="string">
            <text:p>SHOWNOFOCUS</text:p>
          </table:table-cell>
          <table:table-cell table:number-columns-repeated="7"/>
          <table:table-cell office:value-type="string" calcext:value-type="string">
            <text:p>do not set focus after show. (since 3.30)</text:p>
          </table:table-cell>
          <table:table-cell table:number-columns-repeated="1015"/>
        </table:table-row>
        <table:table-row table:style-name="ro1">
          <table:table-cell office:value-type="string" calcext:value-type="string">
            <text:p>SHRINK</text:p>
          </table:table-cell>
          <table:table-cell/>
          <table:table-cell office:value-type="string" calcext:value-type="string">
            <text:p>shrink:bool</text:p>
          </table:table-cell>
          <table:table-cell office:value-type="string" calcext:value-type="string">
            <text:p>(if shrink: “YES” else: “NO”)</text:p>
          </table:table-cell>
          <table:table-cell table:number-columns-repeated="4"/>
          <table:table-cell office:value-type="string" calcext:value-type="string">
            <text:p>Allows changing the elements’ distribution when the dialog is smaller than the minimum size. Default: NO.</text:p>
          </table:table-cell>
          <table:table-cell table:number-columns-repeated="1015"/>
        </table:table-row>
        <table:table-row table:style-name="ro1">
          <table:table-cell office:value-type="string" calcext:value-type="string">
            <text:p>SIMULATEMODAL</text:p>
          </table:table-cell>
          <table:table-cell table:number-columns-repeated="5"/>
          <table:table-cell office:value-type="string" calcext:value-type="string">
            <text:p>WO</text:p>
          </table:table-cell>
          <table:table-cell/>
          <table:table-cell office:value-type="string" calcext:value-type="string">
            <text:p>(write-only): disable all other visible dialogs, just like when the dialog is made modal. (since 3.21)</text:p>
          </table:table-cell>
          <table:table-cell table:number-columns-repeated="1015"/>
        </table:table-row>
        <table:table-row table:style-name="ro16">
          <table:table-cell office:value-type="string" calcext:value-type="string">
            <text:p>SIZE</text:p>
          </table:table-cell>
          <table:table-cell/>
          <table:table-cell office:value-type="string" calcext:value-type="string">
            <text:p>width:int,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units proportional to the size of a character.</text:p>
            <text:p>See the Layout Guide for more details on sizes.</text:p>
            <text:p/>
            <text:p>Value</text:p>
            <text:p>"widthxheight", where width and height are integer values corresponding to the horizontal and vertical size, respectively, in characters fraction unit (see Notes below).</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Notes</text:p>
            <text:p>The size units observes the following heuristics:</text:p>
            <text:p>    Width in 1/4's of the average width of a character for the current FONT of each control.</text:p>
            <text:p>    Height in 1/8's of the average height of a character for the current FONT of each control.</text:p>
            <text:p>So, a SIZE="4x8" means 1 character width and 1 character height.</text:p>
            <text:p/>
            <text:p>Notice that this is the average character size, the space occupied by a specific string is always different than its number of character times its average character size, except when using a monospaced font like Courier. Usually for common strings this size is smaller than the actual size, so it is a good practice to leave more room than expected if you use the SIZE attribute. For smaller font sizes this difference is more noticeable than for larger font sizes.</text:p>
            <text:p/>
            <text:p>When this attribute is changed, the RASTERSIZE attribute is automatically updated.</text:p>
            <text:p>SIZE depends on FONT, so when FONT is changed and SIZE is set, then RASTERSIZE is also updated.</text:p>
            <text:p>The average character size of the current FONT can be obtained from the CHARSIZE attribute.</text:p>
            <text:p>To obtain the last computed Natural size of the element in pixels, use the read-only attribute NATURALSIZE. (Since 3.6)</text:p>
            <text:p>To obtain the User size of the element in pixels after it is mapped, use the attribute USERSIZE. (Since 3.12)</text:p>
            <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ext:p/>
            <text:p>Affects</text:p>
            <text:p>All, except menus.</text:p>
          </table:table-cell>
          <table:table-cell table:number-columns-repeated="1015"/>
        </table:table-row>
        <table:table-row table:style-name="ro1">
          <table:table-cell office:value-type="string" calcext:value-type="string">
            <text:p>SMALLCAPS</text:p>
          </table:table-cell>
          <table:table-cell office:value-type="string" calcext:value-type="string">
            <text:p>txtfmt</text:p>
          </table:table-cell>
          <table:table-cell table:number-columns-repeated="6"/>
          <table:table-cell office:value-type="string" calcext:value-type="string">
            <text:p>[GTK Only]: Can be YES or NO. Default NO. (Does not work always, depends on the font)</text:p>
          </table:table-cell>
          <table:table-cell table:number-columns-repeated="1015"/>
        </table:table-row>
        <table:table-row table:style-name="ro1">
          <table:table-cell office:value-type="string" calcext:value-type="string">
            <text:p>SORT</text:p>
          </table:table-cell>
          <table:table-cell table:number-columns-repeated="7"/>
          <table:table-cell office:value-type="string" calcext:value-type="string">
            <text:p>(creation only): force the list to be alphabetically sorted. When using INSERTITEMn or APPENDITEM the position will be ignored. (since 3.0)</text:p>
          </table:table-cell>
          <table:table-cell table:number-columns-repeated="1015"/>
        </table:table-row>
        <table:table-row table:style-name="ro1">
          <table:table-cell office:value-type="string" calcext:value-type="string">
            <text:p>SPACEAFTER</text:p>
          </table:table-cell>
          <table:table-cell office:value-type="string" calcext:value-type="string">
            <text:p>txtfmt</text:p>
          </table:table-cell>
          <table:table-cell table:number-columns-repeated="6"/>
          <table:table-cell office:value-type="string" calcext:value-type="string">
            <text:p>distance left empty above the paragraph.</text:p>
          </table:table-cell>
          <table:table-cell table:number-columns-repeated="1015"/>
        </table:table-row>
        <table:table-row table:style-name="ro1">
          <table:table-cell office:value-type="string" calcext:value-type="string">
            <text:p>SPACEBEFORE</text:p>
          </table:table-cell>
          <table:table-cell office:value-type="string" calcext:value-type="string">
            <text:p>txtfmt</text:p>
          </table:table-cell>
          <table:table-cell table:number-columns-repeated="6"/>
          <table:table-cell office:value-type="string" calcext:value-type="string">
            <text:p>distance left empty below the paragraph.</text:p>
          </table:table-cell>
          <table:table-cell table:number-columns-repeated="1015"/>
        </table:table-row>
        <table:table-row table:style-name="ro1">
          <table:table-cell office:value-type="string" calcext:value-type="string">
            <text:p>SPACING</text:p>
          </table:table-cell>
          <table:table-cell table:number-columns-repeated="7"/>
          <table:table-cell office:value-type="string" calcext:value-type="string">
            <text:p>(creation only): defines the spacing between the image associated and the button's text. Default: "2".</text:p>
          </table:table-cell>
          <table:table-cell table:number-columns-repeated="1015"/>
        </table:table-row>
        <table:table-row table:style-name="ro1">
          <table:table-cell office:value-type="string" calcext:value-type="string">
            <text:p>SPACING</text:p>
          </table:table-cell>
          <table:table-cell office:value-type="string" calcext:value-type="string">
            <text:p>lst</text:p>
          </table:table-cell>
          <table:table-cell table:number-columns-repeated="6"/>
          <table:table-cell office:value-type="string" calcext:value-type="string">
            <text:p>internal padding for each item. Notice that vertically the distance between each item will be actually 2x the spacing. It also affects the horizontal margin of the item. In Windows, the text is aligned at the top left of the item always. Valid only when DROPDOWN=NO. (since 3.0)</text:p>
          </table:table-cell>
          <table:table-cell table:number-columns-repeated="1015"/>
        </table:table-row>
        <table:table-row table:style-name="ro1">
          <table:table-cell office:value-type="string" calcext:value-type="string">
            <text:p>SPIN</text:p>
          </table:table-cell>
          <table:table-cell table:number-columns-repeated="7"/>
          <table:table-cell office:value-type="string" calcext:value-type="string">
            <text:p>(non inheritable, creation only): enables a spin control attached to the element. Default: NO. The spin increments and decrements an integer number. The editing in the element is still available. (since 3.0)</text:p>
          </table:table-cell>
          <table:table-cell table:number-columns-repeated="1015"/>
        </table:table-row>
        <table:table-row table:style-name="ro1">
          <table:table-cell office:value-type="string" calcext:value-type="string">
            <text:p>SPINALIGN</text:p>
          </table:table-cell>
          <table:table-cell table:number-columns-repeated="7"/>
          <table:table-cell office:value-type="string" calcext:value-type="string">
            <text:p>(creation only): the position of the spin. Can be LEFT or RIGHT. Default: RIGHT. In GTK is always RIGHT.</text:p>
          </table:table-cell>
          <table:table-cell table:number-columns-repeated="1015"/>
        </table:table-row>
        <table:table-row table:style-name="ro1">
          <table:table-cell office:value-type="string" calcext:value-type="string">
            <text:p>SPINAUTO</text:p>
          </table:table-cell>
          <table:table-cell table:number-columns-repeated="7"/>
          <table:table-cell office:value-type="string" calcext:value-type="string">
            <text:p>creation only): enables the automatic update of the text contents. Default: YES. Use SPINAUTO=NO and the VALUE attribute during SPIN_CB to control the text contents when the spin is incremented.</text:p>
          </table:table-cell>
          <table:table-cell table:number-columns-repeated="1015"/>
        </table:table-row>
        <table:table-row table:style-name="ro1">
          <table:table-cell office:value-type="string" calcext:value-type="string">
            <text:p>SPININC</text:p>
          </table:table-cell>
          <table:table-cell table:number-columns-repeated="7"/>
          <table:table-cell office:value-type="string" calcext:value-type="string">
            <text:p>(non inheritable): the increment value. Default: 1.</text:p>
          </table:table-cell>
          <table:table-cell table:number-columns-repeated="1015"/>
        </table:table-row>
        <table:table-row table:style-name="ro1">
          <table:table-cell office:value-type="string" calcext:value-type="string">
            <text:p>SPINMAX</text:p>
          </table:table-cell>
          <table:table-cell table:number-columns-repeated="7"/>
          <table:table-cell office:value-type="string" calcext:value-type="string">
            <text:p>(non inheritable): the maximum value. Default: 100.</text:p>
          </table:table-cell>
          <table:table-cell table:number-columns-repeated="1015"/>
        </table:table-row>
        <table:table-row table:style-name="ro1">
          <table:table-cell office:value-type="string" calcext:value-type="string">
            <text:p>SPINMIN</text:p>
          </table:table-cell>
          <table:table-cell table:number-columns-repeated="7"/>
          <table:table-cell office:value-type="string" calcext:value-type="string">
            <text:p>(non inheritable): the minimum value. Default: 0.</text:p>
          </table:table-cell>
          <table:table-cell table:number-columns-repeated="1015"/>
        </table:table-row>
        <table:table-row table:style-name="ro1">
          <table:table-cell office:value-type="string" calcext:value-type="string">
            <text:p>SPINVALUE</text:p>
          </table:table-cell>
          <table:table-cell table:number-columns-repeated="7"/>
          <table:table-cell office:value-type="string" calcext:value-type="string">
            <text:p>(non inheritable): the current value of the spin. The value is limited to the minimum and maximum values.</text:p>
          </table:table-cell>
          <table:table-cell table:number-columns-repeated="1015"/>
        </table:table-row>
        <table:table-row table:style-name="ro1">
          <table:table-cell office:value-type="string" calcext:value-type="string">
            <text:p>SPINWRAP</text:p>
          </table:table-cell>
          <table:table-cell table:number-columns-repeated="7"/>
          <table:table-cell office:value-type="string" calcext:value-type="string">
            <text:p>(creation only): if the position reach a limit it continues from the opposite limit. Default: NO.</text:p>
          </table:table-cell>
          <table:table-cell table:number-columns-repeated="1015"/>
        </table:table-row>
        <table:table-row table:style-name="ro1">
          <table:table-cell office:value-type="string" calcext:value-type="string">
            <text:p>STARTFOCUS</text:p>
          </table:table-cell>
          <table:table-cell table:number-columns-repeated="7"/>
          <table:table-cell office:value-type="string" calcext:value-type="string">
            <text:p>Name of the element that must receive the focus right after the dialog is shown using IupShow or IupPopup. If not defined then the first control than can receive the focus is selected (same effect of calling IupNextField for the dialog). Updated after SHOW_CB is called and only if the focus was not changed during the callback.</text:p>
          </table:table-cell>
          <table:table-cell table:number-columns-repeated="1015"/>
        </table:table-row>
        <table:table-row table:style-name="ro1">
          <table:table-cell office:value-type="string" calcext:value-type="string">
            <text:p>STRETCH</text:p>
          </table:table-cell>
          <table:table-cell office:value-type="string" calcext:value-type="string">
            <text:p>txtfmt</text:p>
          </table:table-cell>
          <table:table-cell table:number-columns-repeated="6"/>
          <table:table-cell office:value-type="string" calcext:value-type="string">
            <text:p>[GTK Only]: Can be EXTRA_CONDENSED, CONDENSED, SEMI_CONDENSED, NORMAL, SEMI_EXPANDED, EXPANDED and EXTRA_EXPANDED. Default NORMAL. (Does not work always, depends on the font)</text:p>
          </table:table-cell>
          <table:table-cell table:number-columns-repeated="1015"/>
        </table:table-row>
        <table:table-row table:style-name="ro1">
          <table:table-cell office:value-type="string" calcext:value-type="string">
            <text:p>STRIKEOUT</text:p>
          </table:table-cell>
          <table:table-cell office:value-type="string" calcext:value-type="string">
            <text:p>txtfmt</text:p>
          </table:table-cell>
          <table:table-cell office:value-type="string" calcext:value-type="string">
            <text:p>yes:bool = true</text:p>
          </table:table-cell>
          <table:table-cell office:value-type="string" calcext:value-type="string">
            <text:p>(if yes: “YES” else: “NO”)</text:p>
          </table:table-cell>
          <table:table-cell office:value-type="string" calcext:value-type="string">
            <text:p>bool</text:p>
          </table:table-cell>
          <table:table-cell office:value-type="string" calcext:value-type="string">
            <text:p>$GetAttribute(cast[PIhandle](ih), "STRIKEOUT") == “YES”</text:p>
          </table:table-cell>
          <table:table-cell table:number-columns-repeated="2"/>
          <table:table-cell office:value-type="string" calcext:value-type="string">
            <text:p>Can be YES or NO. Default NO.</text:p>
          </table:table-cell>
          <table:table-cell table:number-columns-repeated="1015"/>
        </table:table-row>
        <table:table-row table:style-name="ro1">
          <table:table-cell office:value-type="string" calcext:value-type="string">
            <text:p>SUNKEN</text:p>
          </table:table-cell>
          <table:table-cell office:value-type="string" calcext:value-type="string">
            <text:p>frm</text:p>
          </table:table-cell>
          <table:table-cell table:number-columns-repeated="6"/>
          <table:table-cell office:value-type="string" calcext:value-type="string">
            <text:p>When not using a title, the frame line defines a sunken area (lowered area). Valid values: YES or NO. Default: NO.</text:p>
          </table:table-cell>
          <table:table-cell table:number-columns-repeated="1015"/>
        </table:table-row>
        <table:table-row table:style-name="ro1">
          <table:table-cell office:value-type="string" calcext:value-type="string">
            <text:p>TABSARRAY</text:p>
          </table:table-cell>
          <table:table-cell office:value-type="string" calcext:value-type="string">
            <text:p>txtfmt</text:p>
          </table:table-cell>
          <table:table-cell table:number-columns-repeated="6"/>
          <table:table-cell office:value-type="string" calcext:value-type="string">
            <text:p>a sequence of tab positions and alignment up to 32 tabs. It uses the format:"pos align pos align pos align...". Position is the distance relative to the left margin and alignment can be LEFT, CENTER, RIGHT and DECIMAL. In GTK only LEFT is currently supported. When DECIMAL alignment is used, the text is aligned according to a decimal point or period in the text, it is normally used to align numbers.</text:p>
          </table:table-cell>
          <table:table-cell table:number-columns-repeated="1015"/>
        </table:table-row>
        <table:table-row table:style-name="ro1">
          <table:table-cell office:value-type="string" calcext:value-type="string">
            <text:p>TABSIZE</text:p>
          </table:table-cell>
          <table:table-cell table:number-columns-repeated="7"/>
          <table:table-cell office:value-type="string" calcext:value-type="string">
            <text:p>[Windows and GTK Only]: Valid only when MULTILINE=YES. Controls the number of characters for a tab stop. Default: 8.</text:p>
          </table:table-cell>
          <table:table-cell table:number-columns-repeated="1015"/>
        </table:table-row>
        <table:table-row table:style-name="ro1">
          <table:table-cell office:value-type="string" calcext:value-type="string">
            <text:p>TASKBARBUTTON</text:p>
          </table:table-cell>
          <table:table-cell table:number-columns-repeated="7"/>
          <table:table-cell office:value-type="string" calcext:value-type="string">
            <text:p>[Windows Only]: If set to SHOW force the application button to be shown on the taskbar even if the dialog does not have decorations. If set to HIDE force the application button to be hidden from the taskbar, but also in this case the system menu, the maximize and minimize buttons will be hidden. (since 3.28)</text:p>
          </table:table-cell>
          <table:table-cell table:number-columns-repeated="1015"/>
        </table:table-row>
        <table:table-row table:style-name="ro1">
          <table:table-cell office:value-type="string" calcext:value-type="string">
            <text:p>TASKBARPROGRESS</text:p>
          </table:table-cell>
          <table:table-cell table:number-columns-repeated="5"/>
          <table:table-cell office:value-type="string" calcext:value-type="string">
            <text:p>WO</text:p>
          </table:table-cell>
          <table:table-cell/>
          <table:table-cell office:value-type="string" calcext:value-type="string">
            <text:p>[Windows Only] (write-only): this functionality enables the use of progress bar on a taskbar button (Windows 7 or earlier version) (Available only for Visual C++ 10 and above). Default: NO (since 3.10).</text:p>
          </table:table-cell>
          <table:table-cell table:number-columns-repeated="1015"/>
        </table:table-row>
        <table:table-row table:style-name="ro1">
          <table:table-cell office:value-type="string" calcext:value-type="string">
            <text:p>TASKBARPROGRESSSTATE</text:p>
          </table:table-cell>
          <table:table-cell table:number-columns-repeated="5"/>
          <table:table-cell office:value-type="string" calcext:value-type="string">
            <text:p>WO</text:p>
          </table:table-cell>
          <table:table-cell/>
          <table:table-cell office:value-type="string" calcext:value-type="string">
            <text:p>[Windows Only] (write-only): sets the type and state of the progress indicator displayed on a taskbar button. Possible values: NORMAL (a green bar), PAUSED (a yellow bar), ERROR (a red bar), INDETERMINATE (a green marquee) and NOPROGRESS (no bar). Default: NORMAL (since 3.10).</text:p>
          </table:table-cell>
          <table:table-cell table:number-columns-repeated="1015"/>
        </table:table-row>
        <table:table-row table:style-name="ro1">
          <table:table-cell office:value-type="string" calcext:value-type="string">
            <text:p>TASKBARPROGRESSVALUE</text:p>
          </table:table-cell>
          <table:table-cell table:number-columns-repeated="5"/>
          <table:table-cell office:value-type="string" calcext:value-type="string">
            <text:p>WO</text:p>
          </table:table-cell>
          <table:table-cell/>
          <table:table-cell office:value-type="string" calcext:value-type="string">
            <text:p>[Windows Only] (write-only): updates a progress bar hosted in a taskbar button to show the specific percentage completed of the full operation. The value must be between 0 and 100 (since 3.10).</text:p>
          </table:table-cell>
          <table:table-cell table:number-columns-repeated="1015"/>
        </table:table-row>
        <table:table-row table:style-name="ro1">
          <table:table-cell office:value-type="string" calcext:value-type="string">
            <text:p>THEME</text:p>
          </table:table-cell>
          <table:table-cell table:number-columns-repeated="7"/>
          <table:table-cell office:value-type="string" calcext:value-type="string">
            <text:p>Applies a set of attributes to a control. The THEME attribute in inheritable and the NTHEME attribute is NOT inheritable.</text:p>
          </table:table-cell>
          <table:table-cell table:number-columns-repeated="1015"/>
        </table:table-row>
        <table:table-row table:style-name="ro1">
          <table:table-cell office:value-type="string" calcext:value-type="string">
            <text:p>TIME</text:p>
          </table:table-cell>
          <table:table-cell/>
          <table:table-cell office:value-type="string" calcext:value-type="string">
            <text:p>ms: int</text:p>
          </table:table-cell>
          <table:table-cell office:value-type="string" calcext:value-type="string">
            <text:p>&amp;”{ms}”</text:p>
          </table:table-cell>
          <table:table-cell table:number-columns-repeated="4"/>
          <table:table-cell office:value-type="string" calcext:value-type="string">
            <text:p>The time interval in milliseconds. In Windows the minimum value is 10ms.</text:p>
          </table:table-cell>
          <table:table-cell table:number-columns-repeated="1015"/>
        </table:table-row>
        <table:table-row table:style-name="ro1">
          <table:table-cell office:value-type="string" calcext:value-type="string">
            <text:p>TIP</text:p>
          </table:table-cell>
          <table:table-cell table:number-columns-repeated="7"/>
          <table:table-cell office:value-type="string" calcext:value-type="string">
            <text:p>Text to be shown when the mouse lies over the element.</text:p>
          </table:table-cell>
          <table:table-cell table:number-columns-repeated="1015"/>
        </table:table-row>
        <table:table-row table:style-name="ro1">
          <table:table-cell office:value-type="string" calcext:value-type="string">
            <text:p>TIPBALLOON</text:p>
          </table:table-cell>
          <table:table-cell table:number-columns-repeated="7"/>
          <table:table-cell office:value-type="string" calcext:value-type="string">
            <text:p>[Windows Only]: The tip window will have the appearance of a cartoon "balloon" with rounded corners and a stem pointing to the item. Default: NO.</text:p>
          </table:table-cell>
          <table:table-cell table:number-columns-repeated="1015"/>
        </table:table-row>
        <table:table-row table:style-name="ro1">
          <table:table-cell office:value-type="string" calcext:value-type="string">
            <text:p>TIPBALLOONTITLE</text:p>
          </table:table-cell>
          <table:table-cell table:number-columns-repeated="7"/>
          <table:table-cell office:value-type="string" calcext:value-type="string">
            <text:p>[Windows Only]: When using the balloon format, the tip can also has a title in a separate area.</text:p>
          </table:table-cell>
          <table:table-cell table:number-columns-repeated="1015"/>
        </table:table-row>
        <table:table-row table:style-name="ro8">
          <table:table-cell office:value-type="string" calcext:value-type="string">
            <text:p>TIPBALLOONTITLEICON</text:p>
          </table:table-cell>
          <table:table-cell table:number-columns-repeated="7"/>
          <table:table-cell office:value-type="string" calcext:value-type="string">
            <text:p>[Windows Only]: When using the balloon format, the tip can also has a pre-defined icon in the title area. 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IPBGCOLOR</text:p>
          </table:table-cell>
          <table:table-cell table:number-columns-repeated="7"/>
          <table:table-cell office:value-type="string" calcext:value-type="string">
            <text:p>[Windows and Motif Only]: The tip background color. Default: "255 255 225" (Light Yellow)</text:p>
          </table:table-cell>
          <table:table-cell table:number-columns-repeated="1015"/>
        </table:table-row>
        <table:table-row table:style-name="ro1">
          <table:table-cell office:value-type="string" calcext:value-type="string">
            <text:p>TIPDELAY</text:p>
          </table:table-cell>
          <table:table-cell table:number-columns-repeated="7"/>
          <table:table-cell office:value-type="string" calcext:value-type="string">
            <text:p>[Windows and Motif Only]: Time the tip will remain visible. Default: "5000". In Windows the maximum value is 32767 milliseconds.</text:p>
          </table:table-cell>
          <table:table-cell table:number-columns-repeated="1015"/>
        </table:table-row>
        <table:table-row table:style-name="ro1">
          <table:table-cell office:value-type="string" calcext:value-type="string">
            <text:p>TIPFGCOLOR</text:p>
          </table:table-cell>
          <table:table-cell table:number-columns-repeated="7"/>
          <table:table-cell office:value-type="string" calcext:value-type="string">
            <text:p>[Windows and Motif Only]: The tip text color. Default: "0 0 0" (Black)</text:p>
          </table:table-cell>
          <table:table-cell table:number-columns-repeated="1015"/>
        </table:table-row>
        <table:table-row table:style-name="ro1">
          <table:table-cell office:value-type="string" calcext:value-type="string">
            <text:p>TIPFONT</text:p>
          </table:table-cell>
          <table:table-cell table:number-columns-repeated="7"/>
          <table:table-cell office:value-type="string" calcext:value-type="string">
            <text:p>[Windows and Motif Only]: The font for the tip text. If not defined the font used for the text is the same as the FONT attribute for the element. If the value is SYSTEM then, no font is selected and the default system font for the tip will be used.</text:p>
          </table:table-cell>
          <table:table-cell table:number-columns-repeated="1015"/>
        </table:table-row>
        <table:table-row table:style-name="ro1">
          <table:table-cell office:value-type="string" calcext:value-type="string">
            <text:p>TIPICON</text:p>
          </table:table-cell>
          <table:table-cell table:number-columns-repeated="7"/>
          <table:table-cell office:value-type="string" calcext:value-type="string">
            <text:p>[GTK only]: name of an image to be displayed in the TIP. See IupImage. (GTK 2.12)</text:p>
          </table:table-cell>
          <table:table-cell table:number-columns-repeated="1015"/>
        </table:table-row>
        <table:table-row table:style-name="ro1">
          <table:table-cell office:value-type="string" calcext:value-type="string">
            <text:p>TIPMARKUP</text:p>
          </table:table-cell>
          <table:table-cell table:number-columns-repeated="7"/>
          <table:table-cell office:value-type="string" calcext:value-type="string">
            <text:p>[GTK only]: allows the tip string to contains Pango markup commands. Can be "YES" or "NO". Default: "NO". Must be set before setting the TIP attribute. (GTK 2.12)</text:p>
          </table:table-cell>
          <table:table-cell table:number-columns-repeated="1015"/>
        </table:table-row>
        <table:table-row table:style-name="ro1">
          <table:table-cell office:value-type="string" calcext:value-type="string">
            <text:p>TIPRECT</text:p>
          </table:table-cell>
          <table:table-cell table:number-columns-repeated="7"/>
          <table:table-cell office:value-type="string" calcext:value-type="string">
            <text:p>(non inheritable): Specifies a rectangle inside the element where the tip will be activated. Format: "%d %d %d %d"="x1 y1 x2 y2". Default: all the element area. (GTK 2.12)</text:p>
          </table:table-cell>
          <table:table-cell table:number-columns-repeated="1015"/>
        </table:table-row>
        <table:table-row table:style-name="ro1">
          <table:table-cell office:value-type="string" calcext:value-type="string">
            <text:p>TIPVISIBLE</text:p>
          </table:table-cell>
          <table:table-cell table:number-columns-repeated="7"/>
          <table:table-cell office:value-type="string" calcext:value-type="string">
            <text:p>Shows or hides the tip under the mouse cursor. Use values "YES" or "NO". Returns the current visible state. (GTK 2.12) (since 3.5)</text:p>
          </table:table-cell>
          <table:table-cell table:number-columns-repeated="1015"/>
        </table:table-row>
        <table:table-row table:style-name="ro14">
          <table:table-cell office:value-type="string" calcext:value-type="string">
            <text:p>TITLE</text:p>
          </table:table-cell>
          <table:table-cell table:number-columns-repeated="7"/>
          <table:table-cell office:value-type="string" calcext:value-type="string">
            <text:p>Element’s title. It is often used to modify some static text of the element (which cannot be changed by the user).</text:p>
            <text:p>Notes</text:p>
            <text:p/>
            <text:p>The '\n' character usually is accepted for line change (except for menus).</text:p>
            <text:p>The "&amp;" character can be used to define a MNEMONIC, use "&amp;&amp;" to show the "&amp;" character instead on defining a mnemonic.</text:p>
            <text:p>If a mnemonic is defined then the character relative to it is underlined and a key is associated so that when pressed together with the Alt key activates the control.</text:p>
            <text:p>In GTk, if you define a mnemonic using "&amp;" and the string has an underscore, then make sure that the mnemonic comes before the underscore.</text:p>
            <text:p>In GTK, if the MARKUP attribute is defined then the title string can contains pango markup commands. Works only if a mnemonic is NOT defined in the title. Not valid for menus.</text:p>
          </table:table-cell>
          <table:table-cell table:number-columns-repeated="1015"/>
        </table:table-row>
        <table:table-row table:style-name="ro1">
          <table:table-cell office:value-type="string" calcext:value-type="string">
            <text:p>TITLE</text:p>
          </table:table-cell>
          <table:table-cell office:value-type="string" calcext:value-type="string">
            <text:p>tog</text:p>
          </table:table-cell>
          <table:table-cell table:number-columns-repeated="6"/>
          <table:table-cell office:value-type="string" calcext:value-type="string">
            <text:p>(non inheritable): Toggle's text. If IMAGE is not defined before map, then the default behavior is to contain a text. The button behavior can not be changed after map. The natural size will be larger enough to include all the text in the selected font, even using multiple lines, plus the button borders or check box if any. The '\n' character is accepted for line change. The "&amp;" character can be used to define a mnemonic, the next character will be used as key. Use "&amp;&amp;" to show the "&amp;" character instead on defining a mnemonic. The toggle can be activated from any control in the dialog using the "Alt+key" combination. (mnemonic support since 3.0)</text:p>
          </table:table-cell>
          <table:table-cell table:number-columns-repeated="1015"/>
        </table:table-row>
        <table:table-row table:style-name="ro1">
          <table:table-cell office:value-type="string" calcext:value-type="string">
            <text:p>TITLE</text:p>
          </table:table-cell>
          <table:table-cell office:value-type="string" calcext:value-type="string">
            <text:p>frm</text:p>
          </table:table-cell>
          <table:table-cell table:number-columns-repeated="6"/>
          <table:table-cell office:value-type="string" calcext:value-type="string">
            <text:p>(non inheritable): Text the user will see at the top of the frame. If not defined during creation it can not be added lately, to be changed it must be at least "" during creation. </text:p>
          </table:table-cell>
          <table:table-cell table:number-columns-repeated="1015"/>
        </table:table-row>
        <table:table-row table:style-name="ro1">
          <table:table-cell office:value-type="string" calcext:value-type="string">
            <text:p>TOOLBOX</text:p>
          </table:table-cell>
          <table:table-cell table:number-columns-repeated="7"/>
          <table:table-cell office:value-type="string" calcext:value-type="string">
            <text:p>[Windows Only] (creation only): makes the dialog look like a toolbox with a smaller title bar. It is only valid if the PARENTDIALOG or NATIVEPARENT attribute is also defined. Default: NO.</text:p>
          </table:table-cell>
          <table:table-cell table:number-columns-repeated="1015"/>
        </table:table-row>
        <table:table-row table:style-name="ro1">
          <table:table-cell office:value-type="string" calcext:value-type="string">
            <text:p>TOPITEM</text:p>
          </table:table-cell>
          <table:table-cell table:number-columns-repeated="5"/>
          <table:table-cell office:value-type="string" calcext:value-type="string">
            <text:p>WO</text:p>
          </table:table-cell>
          <table:table-cell/>
          <table:table-cell office:value-type="string" calcext:value-type="string">
            <text:p>(write-only): position the given item at the top of the list or near to make it visible. Valid only when DROPDOWN=NO. (since 3.0)</text:p>
          </table:table-cell>
          <table:table-cell table:number-columns-repeated="1015"/>
        </table:table-row>
        <table:table-row table:style-name="ro1">
          <table:table-cell office:value-type="string" calcext:value-type="string">
            <text:p>TOPMOST</text:p>
          </table:table-cell>
          <table:table-cell table:number-columns-repeated="7"/>
          <table:table-cell office:value-type="string" calcext:value-type="string">
            <text:p>[Windows and GTK Only]: <text:s/>puts the dialog always in front of all other dialogs in all applications. Default: NO.</text:p>
          </table:table-cell>
          <table:table-cell table:number-columns-repeated="1015"/>
        </table:table-row>
        <table:table-row table:style-name="ro1">
          <table:table-cell office:value-type="string" calcext:value-type="string">
            <text:p>TRAY</text:p>
          </table:table-cell>
          <table:table-cell table:number-columns-repeated="7"/>
          <table:table-cell office:value-type="string" calcext:value-type="string">
            <text:p>[Windows and GTK Only]: When set to "YES", displays an icon on the system tray. (GTK 2.10 and GTK &lt; 3.14)</text:p>
          </table:table-cell>
          <table:table-cell table:number-columns-repeated="1015"/>
        </table:table-row>
        <table:table-row table:style-name="ro1">
          <table:table-cell office:value-type="string" calcext:value-type="string">
            <text:p>TRAYIMAGE</text:p>
          </table:table-cell>
          <table:table-cell table:number-columns-repeated="7"/>
          <table:table-cell office:value-type="string" calcext:value-type="string">
            <text:p>[Windows and GTK Only]: Name of a IUP image to be used as the tray icon. The Windows SDK recommends that cursors and icons should be implemented as resources rather than created at run time. (GTK 2.10 and GTK &lt; 3.14)</text:p>
          </table:table-cell>
          <table:table-cell table:number-columns-repeated="1015"/>
        </table:table-row>
        <table:table-row table:style-name="ro1">
          <table:table-cell office:value-type="string" calcext:value-type="string">
            <text:p>TRAYTIP</text:p>
          </table:table-cell>
          <table:table-cell table:number-columns-repeated="7"/>
          <table:table-cell office:value-type="string" calcext:value-type="string">
            <text:p>[Windows and GTK Only]: Tray icon's tooltip text. (GTK 2.10 and GTK &lt; 3.14)</text:p>
          </table:table-cell>
          <table:table-cell table:number-columns-repeated="1015"/>
        </table:table-row>
        <table:table-row table:style-name="ro1">
          <table:table-cell office:value-type="string" calcext:value-type="string">
            <text:p>TRAYTIPBALLOON</text:p>
          </table:table-cell>
          <table:table-cell table:number-columns-repeated="7"/>
          <table:table-cell office:value-type="string" calcext:value-type="string">
            <text:p>[Windows Only]: The tip window will have the appearance of a cartoon "balloon" with rounded corners and a stem pointing to the item. Default: NO. Must be set before setting the TRAYTIP attribute. (since 3.6)</text:p>
          </table:table-cell>
          <table:table-cell table:number-columns-repeated="1015"/>
        </table:table-row>
        <table:table-row table:style-name="ro1">
          <table:table-cell office:value-type="string" calcext:value-type="string">
            <text:p>TRAYTIPBALLOONDELAY</text:p>
          </table:table-cell>
          <table:table-cell table:number-columns-repeated="7"/>
          <table:table-cell office:value-type="string" calcext:value-type="string">
            <text:p>[Windows Only]: Time the tip will remain visible. Default is system dependent. The minimum and maximum values are 10000 and 30000 milliseconds. Must be set before setting the TRAYTIP attribute. (since 3.6)</text:p>
          </table:table-cell>
          <table:table-cell table:number-columns-repeated="1015"/>
        </table:table-row>
        <table:table-row table:style-name="ro1">
          <table:table-cell office:value-type="string" calcext:value-type="string">
            <text:p>TRAYTIPBALLOONTITLE</text:p>
          </table:table-cell>
          <table:table-cell table:number-columns-repeated="7"/>
          <table:table-cell office:value-type="string" calcext:value-type="string">
            <text:p>[Windows Only]: When using the balloon format, the tip can also has a title in a separate area. Must be set before setting the TRAYTIP attribute. (since 3.6)</text:p>
          </table:table-cell>
          <table:table-cell table:number-columns-repeated="1015"/>
        </table:table-row>
        <table:table-row table:style-name="ro2">
          <table:table-cell office:value-type="string" calcext:value-type="string">
            <text:p>TRAYTIPBALLOONTITLEICON</text:p>
          </table:table-cell>
          <table:table-cell table:number-columns-repeated="7"/>
          <table:table-cell office:value-type="string" calcext:value-type="string">
            <text:p>[Windows Only]: When using the balloon format, the tip can also has a pre-defined icon in the title area. Must be set before setting the TRAYTIP attribute. (since 3.6)</text:p>
            <text:p>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RAYTIPMARKUP</text:p>
          </table:table-cell>
          <table:table-cell table:number-columns-repeated="7"/>
          <table:table-cell office:value-type="string" calcext:value-type="string">
            <text:p>GTK Only]: allows the tip string to contains Pango markup commands. Can be "YES" or "NO". Default: "NO". Must be set before setting the TRAYTIP attribute. (GTK 2.16) (since 3.6)</text:p>
          </table:table-cell>
          <table:table-cell table:number-columns-repeated="1015"/>
        </table:table-row>
        <table:table-row table:style-name="ro1">
          <table:table-cell office:value-type="string" calcext:value-type="string">
            <text:p>UNDERLINE</text:p>
          </table:table-cell>
          <table:table-cell office:value-type="string" calcext:value-type="string">
            <text:p>txtfmt</text:p>
          </table:table-cell>
          <table:table-cell table:number-columns-repeated="6"/>
          <table:table-cell office:value-type="string" calcext:value-type="string">
            <text:p>Can be SINGLE, DOUBLE, DOTTED or NONE. Default NONE. DOTTED is supported only in Windows.</text:p>
          </table:table-cell>
          <table:table-cell table:number-columns-repeated="1015"/>
        </table:table-row>
        <table:table-row table:style-name="ro1">
          <table:table-cell office:value-type="string" calcext:value-type="string">
            <text:p>UNITS</text:p>
          </table:table-cell>
          <table:table-cell office:value-type="string" calcext:value-type="string">
            <text:p>txtfmt</text:p>
          </table:table-cell>
          <table:table-cell table:number-columns-repeated="6"/>
          <table:table-cell office:value-type="string" calcext:value-type="string">
            <text:p>[Windows Only]: By default all distance units are integers in pixels, but in Windows you can also specify integer units in TWIPs (one twip is 1/1440 of an inch). Can be TWIP or PIXELS. Default: PIXELS.</text:p>
          </table:table-cell>
          <table:table-cell table:number-columns-repeated="1015"/>
        </table:table-row>
        <table:table-row table:style-name="ro1">
          <table:table-cell office:value-type="string" calcext:value-type="string">
            <text:p>VALUE</text:p>
          </table:table-cell>
          <table:table-cell table:number-columns-repeated="7"/>
          <table:table-cell office:value-type="string" calcext:value-type="string">
            <text:p>(non inheritable): Text entered by the user. The '\n' character indicates a new line, valid only when MULTILINE=YES. After the element is mapped and if there is no text will return the empty string "".</text:p>
          </table:table-cell>
          <table:table-cell table:number-columns-repeated="1015"/>
        </table:table-row>
        <table:table-row table:style-name="ro1">
          <table:table-cell office:value-type="string" calcext:value-type="string">
            <text:p>VALUE</text:p>
          </table:table-cell>
          <table:table-cell office:value-type="string" calcext:value-type="string">
            <text:p>tog</text:p>
          </table:table-cell>
          <table:table-cell table:number-columns-repeated="6"/>
          <table:table-cell office:value-type="string" calcext:value-type="string">
            <text:p>(non inheritable): Toggle's state. Values can be "ON", "OFF" or "TOGGLE". If 3STATE=YES then can also be "NOTDEF". Default: "OFF". The TOGGLE option will invert the current state (since 3.7). In GTK if you change the state of a radio, the unchecked toggle will receive an ACTION callback notification. Can only be set to ON if the toggle is inside a radio, it will automatically set to OFF the previous toggle that was ON in the radio.</text:p>
          </table:table-cell>
          <table:table-cell table:number-columns-repeated="1015"/>
        </table:table-row>
        <table:table-row table:style-name="ro8">
          <table:table-cell office:value-type="string" calcext:value-type="string">
            <text:p>VALUE</text:p>
          </table:table-cell>
          <table:table-cell office:value-type="string" calcext:value-type="string">
            <text:p>lst</text:p>
          </table:table-cell>
          <table:table-cell table:number-columns-repeated="6"/>
          <table:table-cell office:value-type="string" calcext:value-type="string">
            <text:p>(non inheritable): Depends on the DROPDOWN+EDITBOX combination:</text:p>
            <text:p>    EDITBOX=YES: Text entered by the user.</text:p>
            <text:p>    MULTIPLE=YES: Sequence of '+' and '-' symbols indicating the state of each item. When setting this value, the user must provide the same amount of '+' and '-' symbols as the amount of items in the list, otherwise the specified items will be deselected.</text:p>
            <text:p>    Others: Integer number representing the selected item in the list (begins at 1). It can be zero if there is no selected item. (In Motif when DROPDOWN=YES there is always an item selected, except when the list is empty).</text:p>
            <text:p>    Should return a non NULL value, even when the list is empty or the text box is empty. It can be NULL when no item selected (since 3.0).</text:p>
          </table:table-cell>
          <table:table-cell table:number-columns-repeated="1015"/>
        </table:table-row>
        <table:table-row table:style-name="ro1">
          <table:table-cell office:value-type="string" calcext:value-type="string">
            <text:p>VALUEMASKED</text:p>
          </table:table-cell>
          <table:table-cell table:number-columns-repeated="5"/>
          <table:table-cell office:value-type="string" calcext:value-type="string">
            <text:p>WO</text:p>
          </table:table-cell>
          <table:table-cell/>
          <table:table-cell office:value-type="string" calcext:value-type="string">
            <text:p>(non inheritable) (write-only): sets VALUE but first checks if it is validated by MASK. If not does nothing. (since 3.4)</text:p>
          </table:table-cell>
          <table:table-cell table:number-columns-repeated="1015"/>
        </table:table-row>
        <table:table-row table:style-name="ro1">
          <table:table-cell office:value-type="string" calcext:value-type="string">
            <text:p>VALUEMASKED</text:p>
          </table:table-cell>
          <table:table-cell office:value-type="string" calcext:value-type="string">
            <text:p>lst</text:p>
          </table:table-cell>
          <table:table-cell table:number-columns-repeated="6"/>
          <table:table-cell office:value-type="string" calcext:value-type="string">
            <text:p>(non inheritable) (write-only): sets VALUE but first checks if it is validated by MASK. If not does nothing. Works only when EDITBOX=YES. (since 3.13)</text:p>
          </table:table-cell>
          <table:table-cell table:number-columns-repeated="1015"/>
        </table:table-row>
        <table:table-row table:style-name="ro1">
          <table:table-cell office:value-type="string" calcext:value-type="string">
            <text:p>VALUESTRING</text:p>
          </table:table-cell>
          <table:table-cell office:value-type="string" calcext:value-type="string">
            <text:p>lst</text:p>
          </table:table-cell>
          <table:table-cell table:number-columns-repeated="6"/>
          <table:table-cell office:value-type="string" calcext:value-type="string">
            <text:p>(non inheritable): changes or retrieves the value attribute using a string of an item. Works only when EDITBOX=NO and DROPDOWN=YES, or DROPDOWN=NO and MULTIPLE=NO. When set it will search for the first item with the same string. (since 3.12) </text:p>
          </table:table-cell>
          <table:table-cell table:number-columns-repeated="1015"/>
        </table:table-row>
        <table:table-row table:style-name="ro11">
          <table:table-cell office:value-type="string" calcext:value-type="string">
            <text:p>VISIBLE</text:p>
          </table:table-cell>
          <table:table-cell table:number-columns-repeated="7"/>
          <table:table-cell office:value-type="string" calcext:value-type="string">
            <text:p>Shows or hides the element.</text:p>
            <text:p/>
            <text:p>Value</text:p>
            <text:p>"YES" (visible), "NO" (hidden).</text:p>
            <text:p>Default: "YES"</text:p>
            <text:p/>
            <text:p>Notes</text:p>
            <text:p>An interface element is only visible if its native parent is also visible.</text:p>
            <text:p/>
            <text:p>Affects</text:p>
            <text:p>All controls that have visual representation, except menus.</text:p>
          </table:table-cell>
          <table:table-cell table:number-columns-repeated="1015"/>
        </table:table-row>
        <table:table-row table:style-name="ro1">
          <table:table-cell office:value-type="string" calcext:value-type="string">
            <text:p>VISIBLECOLLUMNS</text:p>
          </table:table-cell>
          <table:table-cell office:value-type="string" calcext:value-type="string">
            <text:p>lst</text:p>
          </table:table-cell>
          <table:table-cell table:number-columns-repeated="6"/>
          <table:table-cell office:value-type="string" calcext:value-type="string">
            <text:p>Defines the number of visible columns for the Natural Size, this means that will act also as minimum number of visible columns. It uses a wider character size then the one used for the SIZE attribute so strings will fit better without the need of extra columns. Set this attribute to speed Natural Size computation for very large lists. (since 3.0)</text:p>
          </table:table-cell>
          <table:table-cell table:number-columns-repeated="1015"/>
        </table:table-row>
        <table:table-row table:style-name="ro1">
          <table:table-cell office:value-type="string" calcext:value-type="string">
            <text:p>VISIBLECOLUMNS</text:p>
          </table:table-cell>
          <table:table-cell table:number-columns-repeated="7"/>
          <table:table-cell office:value-type="string" calcext:value-type="string">
            <text:p>Defines the number of visible columns for the Natural Size, this means that will act also as minimum number of visible columns. It uses a wider character size than the one used for the SIZE attribute so strings will fit better without the need of extra columns. As for SIZE you can set to NULL after map to use it as an initial value. Default: 5 (since 3.0)</text:p>
          </table:table-cell>
          <table:table-cell table:number-columns-repeated="1015"/>
        </table:table-row>
        <table:table-row table:style-name="ro1">
          <table:table-cell office:value-type="string" calcext:value-type="string">
            <text:p>VISIBLEITEMS</text:p>
          </table:table-cell>
          <table:table-cell office:value-type="string" calcext:value-type="string">
            <text:p>lst</text:p>
          </table:table-cell>
          <table:table-cell table:number-columns-repeated="6"/>
          <table:table-cell office:value-type="string" calcext:value-type="string">
            <text:p>[Windows and Motif Only]: Number of items that are visible when DROPDOWN=YES is used for the dropdown list. Default: 5.</text:p>
          </table:table-cell>
          <table:table-cell table:number-columns-repeated="1015"/>
        </table:table-row>
        <table:table-row table:style-name="ro1">
          <table:table-cell office:value-type="string" calcext:value-type="string">
            <text:p>VISIBLELINES</text:p>
          </table:table-cell>
          <table:table-cell table:number-columns-repeated="7"/>
          <table:table-cell office:value-type="string" calcext:value-type="string">
            <text:p>When MULTILINE=YES defines the number of visible lines for the Natural Size, this means that will act also as minimum number of visible lines. As for SIZE you can set to NULL after map to use it as an initial value. Default: 1 (since 3.0)</text:p>
          </table:table-cell>
          <table:table-cell table:number-columns-repeated="1015"/>
        </table:table-row>
        <table:table-row table:style-name="ro1">
          <table:table-cell office:value-type="string" calcext:value-type="string">
            <text:p>VISIBLELINES</text:p>
          </table:table-cell>
          <table:table-cell office:value-type="string" calcext:value-type="string">
            <text:p>lst</text:p>
          </table:table-cell>
          <table:table-cell table:number-columns-repeated="6"/>
          <table:table-cell office:value-type="string" calcext:value-type="string">
            <text:p>When DROPDOWN=NO defines the number of visible lines for the Natural Size, this means that will act also as minimum number of visible lines. (since 3.0)</text:p>
          </table:table-cell>
          <table:table-cell table:number-columns-repeated="1015"/>
        </table:table-row>
        <table:table-row table:style-name="ro1">
          <table:table-cell office:value-type="string" calcext:value-type="string">
            <text:p>WEIGHT</text:p>
          </table:table-cell>
          <table:table-cell office:value-type="string" calcext:value-type="string">
            <text:p>txtfmt</text:p>
          </table:table-cell>
          <table:table-cell table:number-columns-repeated="6"/>
          <table:table-cell office:value-type="string" calcext:value-type="string">
            <text:p>Can be EXTRALIGHT, LIGHT, NORMAL, SEMIBOLD, BOLD, EXTRABOLD and HEAVY. Default: NORMAL.</text:p>
          </table:table-cell>
          <table:table-cell table:number-columns-repeated="1015"/>
        </table:table-row>
        <table:table-row table:style-name="ro17">
          <table:table-cell office:value-type="string" calcext:value-type="string">
            <text:p>WID</text:p>
          </table:table-cell>
          <table:table-cell table:number-columns-repeated="5"/>
          <table:table-cell office:value-type="string" calcext:value-type="string">
            <text:p>RO</text:p>
          </table:table-cell>
          <table:table-cell/>
          <table:table-cell office:value-type="string" calcext:value-type="string">
            <text:p>Element identifier in the native interface system.</text:p>
            <text:p/>
            <text:p>Value</text:p>
            <text:p>In Motif, returns the Widget handle.</text:p>
            <text:p>In Windows, returns the HWND handle.</text:p>
            <text:p>In GTK, return the GtkWidget* handle.</text:p>
            <text:p/>
            <text:p>Notes</text:p>
            <text:p>Verification-only attribute, available after the control is mapped.</text:p>
            <text:p>For elements that do not have a native representation, NULL is returned.</text:p>
          </table:table-cell>
          <table:table-cell table:number-columns-repeated="1015"/>
        </table:table-row>
        <table:table-row table:style-name="ro1">
          <table:table-cell office:value-type="string" calcext:value-type="string">
            <text:p>WIDTH</text:p>
          </table:table-cell>
          <table:table-cell table:number-columns-repeated="5"/>
          <table:table-cell office:value-type="string" calcext:value-type="string">
            <text:p>RO</text:p>
          </table:table-cell>
          <table:table-cell/>
          <table:table-cell office:value-type="string" calcext:value-type="string">
            <text:p>(read-only): Image width in pixels.</text:p>
          </table:table-cell>
          <table:table-cell table:number-columns-repeated="1015"/>
        </table:table-row>
        <table:table-row table:style-name="ro1">
          <table:table-cell office:value-type="string" calcext:value-type="string">
            <text:p>WORDWRAP</text:p>
          </table:table-cell>
          <table:table-cell table:number-columns-repeated="7"/>
          <table:table-cell office:value-type="string" calcext:value-type="string">
            <text:p>[Windows and GTK only]: enables or disable the wrapping of lines that does not fits in the label. Can be "YES" or "NO". Default: "NO". Can only set WORDWRAP=YES if ALIGNMENT=ALEFT. (since 3.0)</text:p>
          </table:table-cell>
          <table:table-cell table:number-columns-repeated="1015"/>
        </table:table-row>
        <table:table-row table:style-name="ro1">
          <table:table-cell office:value-type="string" calcext:value-type="string">
            <text:p>XWINDOW</text:p>
          </table:table-cell>
          <table:table-cell table:number-columns-repeated="5"/>
          <table:table-cell office:value-type="string" calcext:value-type="string">
            <text:p>RO</text:p>
          </table:table-cell>
          <table:table-cell/>
          <table:table-cell office:value-type="string" calcext:value-type="string">
            <text:p>[UNIX Only] (non inheritable, read-only): Returns the X-Windows Window (Drawable). Available in the Motif driver or in the GTK driver in UNIX.</text:p>
          </table:table-cell>
          <table:table-cell table:number-columns-repeated="1015"/>
        </table:table-row>
        <table:table-row table:style-name="ro3">
          <table:table-cell office:value-type="string" calcext:value-type="string">
            <text:p>ZORDER</text:p>
          </table:table-cell>
          <table:table-cell table:number-columns-repeated="5"/>
          <table:table-cell office:value-type="string" calcext:value-type="string">
            <text:p>WO</text:p>
          </table:table-cell>
          <table:table-cell/>
          <table:table-cell office:value-type="string" calcext:value-type="string">
            <text:p>Change the ZORDER of a dialog or control. It is commonly used for dialogs, but it can be used to control the z-order of controls in a dialog.</text:p>
            <text:p/>
            <text:p>Value</text:p>
            <text:p>Can be "TOP" or "BOTTOM".</text:p>
            <text:p/>
            <text:p>Affects</text:p>
            <text:p>All controls that have visual representation.</text:p>
          </table:table-cell>
          <table:table-cell table:number-columns-repeated="1015"/>
        </table:table-row>
      </table:table>
      <table:table table:name="ATTR_MAP" table:style-name="ta1">
        <office:forms form:automatic-focus="false" form:apply-design-mode="false"/>
        <table:table-column table:style-name="co9" table:default-cell-style-name="Default"/>
        <table:table-column table:style-name="co17" table:default-cell-style-name="Default"/>
        <table:table-column table:style-name="co4" table:number-columns-repeated="1022"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Frame</text:p>
          </table:table-cell>
          <table:table-cell table:style-name="ce3" office:value-type="string" calcext:value-type="string">
            <text:p>Label</text:p>
          </table:table-cell>
          <table:table-cell table:style-name="ce3" office:value-type="string" calcext:value-type="string">
            <text:p>List</text:p>
          </table:table-cell>
          <table:table-cell table:style-name="ce3" office:value-type="string" calcext:value-type="string">
            <text:p>Dialog</text:p>
          </table:table-cell>
          <table:table-cell table:style-name="ce3" office:value-type="string" calcext:value-type="string">
            <text:p>Vbox</text:p>
          </table:table-cell>
          <table:table-cell table:style-name="ce3" office:value-type="string" calcext:value-type="string">
            <text:p>Hbox</text:p>
          </table:table-cell>
          <table:table-cell table:style-name="ce3" office:value-type="string" calcext:value-type="string">
            <text:p>Image</text:p>
          </table:table-cell>
          <table:table-cell table:style-name="ce3" office:value-type="string" calcext:value-type="string">
            <text:p>ImageRGB</text:p>
          </table:table-cell>
          <table:table-cell table:style-name="ce3" office:value-type="string" calcext:value-type="string">
            <text:p>ImageRGBA</text:p>
          </table:table-cell>
          <table:table-cell table:style-name="ce3" office:value-type="string" calcext:value-type="string">
            <text:p>Text</text:p>
          </table:table-cell>
          <table:table-cell table:style-name="ce3" office:value-type="string" calcext:value-type="string">
            <text:p>MultiLine</text:p>
          </table:table-cell>
          <table:table-cell table:style-name="ce3" office:value-type="string" calcext:value-type="string">
            <text:p>User</text:p>
          </table:table-cell>
          <table:table-cell table:style-name="ce3" office:value-type="string" calcext:value-type="string">
            <text:p>Timer</text:p>
          </table:table-cell>
          <table:table-cell table:style-name="ce3" office:value-type="string" calcext:value-type="string">
            <text:p>Toggle</text:p>
          </table:table-cell>
          <table:table-cell table:style-name="ce3" table:number-columns-repeated="1007"/>
        </table:table-row>
        <table:table-row table:style-name="ro1">
          <table:table-cell office:value-type="string" calcext:value-type="string">
            <text:p>ACTIVE</text:p>
          </table:table-cell>
          <table:table-cell/>
          <table:table-cell table:number-columns-repeated="5"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ACTIVEWINDOW</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ADDFORMATTAG</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ADDFORMATTAG_HANDLE</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ALIGNMENT</text:p>
          </table:table-cell>
          <table:table-cell/>
          <table:table-cell office:value-type="string" calcext:value-type="string">
            <text:p>x</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ALIGNMENT</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ALIGNMENT</text:p>
          </table:table-cell>
          <table:table-cell office:value-type="string" calcext:value-type="string">
            <text:p>tog</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APPEND</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APPENDITEM</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AUTOHIDE</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AUTOREDRAW</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AUTOSCALE</text:p>
          </table:table-cell>
          <table:table-cell table:number-columns-repeated="8"/>
          <table:table-cell table:number-columns-repeated="3" office:value-type="string" calcext:value-type="string">
            <text:p>x</text:p>
          </table:table-cell>
          <table:table-cell table:number-columns-repeated="1012"/>
        </table:table-row>
        <table:table-row table:style-name="ro1">
          <table:table-cell office:value-type="string" calcext:value-type="string">
            <text:p>BACKGROUND</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BGCOLOR</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2"/>
          <table:table-cell table:number-columns-repeated="5" office:value-type="string" calcext:value-type="string">
            <text:p>x</text:p>
          </table:table-cell>
          <table:table-cell table:number-columns-repeated="2"/>
          <table:table-cell office:value-type="string" calcext:value-type="string">
            <text:p>x</text:p>
          </table:table-cell>
          <table:table-cell table:number-columns-repeated="1007"/>
        </table:table-row>
        <table:table-row table:style-name="ro1">
          <table:table-cell office:value-type="string" calcext:value-type="string">
            <text:p>BGCOLOR</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BGCOLOR</text:p>
          </table:table-cell>
          <table:table-cell office:value-type="string" calcext:value-type="string">
            <text:p>frm</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BORDER</text:p>
          </table:table-cell>
          <table:table-cell table:number-columns-repeated="5"/>
          <table:table-cell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BORDERSIZ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BPP</text:p>
          </table:table-cell>
          <table:table-cell table:number-columns-repeated="8"/>
          <table:table-cell table:number-columns-repeated="3" office:value-type="string" calcext:value-type="string">
            <text:p>x</text:p>
          </table:table-cell>
          <table:table-cell table:number-columns-repeated="1012"/>
        </table:table-row>
        <table:table-row table:style-name="ro1">
          <table:table-cell office:value-type="string" calcext:value-type="string">
            <text:p>BRINGFRONT</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BULK</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CANFOCUS</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1007"/>
        </table:table-row>
        <table:table-row table:style-name="ro1">
          <table:table-cell office:value-type="string" calcext:value-type="string">
            <text:p>CARET</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CARETPOS</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CGAP</text:p>
          </table:table-cell>
          <table:table-cell table:number-columns-repeated="6"/>
          <table:table-cell table:number-columns-repeated="2" office:value-type="string" calcext:value-type="string">
            <text:p>x</text:p>
          </table:table-cell>
          <table:table-cell table:number-columns-repeated="1015"/>
        </table:table-row>
        <table:table-row table:style-name="ro1">
          <table:table-cell office:value-type="string" calcext:value-type="string">
            <text:p>CHANGECASE</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CHANNELS</text:p>
          </table:table-cell>
          <table:table-cell table:number-columns-repeated="8"/>
          <table:table-cell table:number-columns-repeated="3" office:value-type="string" calcext:value-type="string">
            <text:p>x</text:p>
          </table:table-cell>
          <table:table-cell table:number-columns-repeated="1012"/>
        </table:table-row>
        <table:table-row table:style-name="ro1">
          <table:table-cell office:value-type="string" calcext:value-type="string">
            <text:p>CHARSIZE</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CHILDOFFSET</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table:number-columns-repeated="1017"/>
        </table:table-row>
        <table:table-row table:style-name="ro1">
          <table:table-cell office:value-type="string" calcext:value-type="string">
            <text:p>CLEANOUT</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CLEARATTRIBUTES</text:p>
          </table:table-cell>
          <table:table-cell table:number-columns-repeated="13"/>
          <table:table-cell office:value-type="string" calcext:value-type="string">
            <text:p>x</text:p>
          </table:table-cell>
          <table:table-cell table:number-columns-repeated="1009"/>
        </table:table-row>
        <table:table-row table:style-name="ro1">
          <table:table-cell office:value-type="string" calcext:value-type="string">
            <text:p>CLEARCACHE</text:p>
          </table:table-cell>
          <table:table-cell table:number-columns-repeated="8"/>
          <table:table-cell table:number-columns-repeated="3" office:value-type="string" calcext:value-type="string">
            <text:p>x</text:p>
          </table:table-cell>
          <table:table-cell table:number-columns-repeated="1012"/>
        </table:table-row>
        <table:table-row table:style-name="ro1">
          <table:table-cell office:value-type="string" calcext:value-type="string">
            <text:p>CLIENTOFFSET</text:p>
          </table:table-cell>
          <table:table-cell table:number-columns-repeated="2"/>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1015"/>
        </table:table-row>
        <table:table-row table:style-name="ro1">
          <table:table-cell office:value-type="string" calcext:value-type="string">
            <text:p>CLIENTSIZE</text:p>
          </table:table-cell>
          <table:table-cell table:number-columns-repeated="2"/>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1015"/>
        </table:table-row>
        <table:table-row table:style-name="ro1">
          <table:table-cell office:value-type="string" calcext:value-type="string">
            <text:p>CLIPBOARD</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CMARGIN</text:p>
          </table:table-cell>
          <table:table-cell table:number-columns-repeated="6"/>
          <table:table-cell table:number-columns-repeated="2" office:value-type="string" calcext:value-type="string">
            <text:p>x</text:p>
          </table:table-cell>
          <table:table-cell table:number-columns-repeated="1015"/>
        </table:table-row>
        <table:table-row table:style-name="ro1">
          <table:table-cell office:value-type="string" calcext:value-type="string">
            <text:p>COMPOSITED</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CONTROL</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COUNT</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COUNT</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CPADDING</text:p>
          </table:table-cell>
          <table:table-cell/>
          <table:table-cell office:value-type="string" calcext:value-type="string">
            <text:p>x</text:p>
          </table:table-cell>
          <table:table-cell/>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1010"/>
        </table:table-row>
        <table:table-row table:style-name="ro1">
          <table:table-cell office:value-type="string" calcext:value-type="string">
            <text:p>CSPACING</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1018"/>
        </table:table-row>
        <table:table-row table:style-name="ro1">
          <table:table-cell office:value-type="string" calcext:value-type="string">
            <text:p>CUEBANNER</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CURSOR</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CUSTOMFRAM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CUSTOMFRAMECAPTIONHEIGHT</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CUSTOMFRAMECAPTIONLIMITS</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CUSTOMFRAMEDRAW</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CUSTOMFRAMESIMULAT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DEFAULTENTER</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DEFAULTESC</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DIALOGFRAM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DIALOGHINT</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DISABLED</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DPI</text:p>
          </table:table-cell>
          <table:table-cell table:number-columns-repeated="8"/>
          <table:table-cell table:number-columns-repeated="3" office:value-type="string" calcext:value-type="string">
            <text:p>x</text:p>
          </table:table-cell>
          <table:table-cell table:number-columns-repeated="1012"/>
        </table:table-row>
        <table:table-row table:style-name="ro1">
          <table:table-cell office:value-type="string" calcext:value-type="string">
            <text:p>DRAGCURSOR</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DRAGDROPLIST</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DRAGSOURCE</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DRAGSOURCEMOVE</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DRAGTYPES</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DROPDOWN</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DROPEXPAND</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DROPFILESTARGET</text:p>
          </table:table-cell>
          <table:table-cell table:number-columns-repeated="3"/>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DROPTARGET</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DROPTYPES</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EDITBOX</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ELLIPSI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EXPAND</text:p>
          </table:table-cell>
          <table:table-cell/>
          <table:table-cell table:number-columns-repeated="7"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EXPANDCHILDREN</text:p>
          </table:table-cell>
          <table:table-cell table:number-columns-repeated="6"/>
          <table:table-cell table:number-columns-repeated="2" office:value-type="string" calcext:value-type="string">
            <text:p>x</text:p>
          </table:table-cell>
          <table:table-cell table:number-columns-repeated="1015"/>
        </table:table-row>
        <table:table-row table:style-name="ro1">
          <table:table-cell office:value-type="string" calcext:value-type="string">
            <text:p>FGCOLOR</text:p>
          </table:table-cell>
          <table:table-cell/>
          <table:table-cell office:value-type="string" calcext:value-type="string">
            <text:p>x</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1007"/>
        </table:table-row>
        <table:table-row table:style-name="ro1">
          <table:table-cell office:value-type="string" calcext:value-type="string">
            <text:p>FGCOLOR</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FGCOLOR</text:p>
          </table:table-cell>
          <table:table-cell office:value-type="string" calcext:value-type="string">
            <text:p>frm</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FILTER</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FLAT</text:p>
          </table:table-cell>
          <table:table-cell/>
          <table:table-cell office:value-type="string" calcext:value-type="string">
            <text:p>x</text:p>
          </table:table-cell>
          <table:table-cell table:number-columns-repeated="13"/>
          <table:table-cell office:value-type="string" calcext:value-type="string">
            <text:p>x</text:p>
          </table:table-cell>
          <table:table-cell table:number-columns-repeated="1007"/>
        </table:table-row>
        <table:table-row table:style-name="ro1">
          <table:table-cell office:value-type="string" calcext:value-type="string">
            <text:p>FONT</text:p>
          </table:table-cell>
          <table:table-cell/>
          <table:table-cell table:number-columns-repeated="7"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FONTFACE</text:p>
          </table:table-cell>
          <table:table-cell/>
          <table:table-cell table:number-columns-repeated="7"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FONTFACE</text:p>
          </table:table-cell>
          <table:table-cell office:value-type="string" calcext:value-type="string">
            <text:p>txtfmt</text:p>
          </table:table-cell>
          <table:table-cell/>
          <table:table-cell office:value-type="string" calcext:value-type="string">
            <text:p>x</text:p>
          </table:table-cell>
          <table:table-cell/>
          <table:table-cell office:value-type="string" calcext:value-type="string">
            <text:p>x</text:p>
          </table:table-cell>
          <table:table-cell table:number-columns-repeated="8"/>
          <table:table-cell office:value-type="string" calcext:value-type="string">
            <text:p>x</text:p>
          </table:table-cell>
          <table:table-cell table:number-columns-repeated="1009"/>
        </table:table-row>
        <table:table-row table:style-name="ro1">
          <table:table-cell office:value-type="string" calcext:value-type="string">
            <text:p>FONTSCALE</text:p>
          </table:table-cell>
          <table:table-cell office:value-type="string" calcext:value-type="string">
            <text:p>txtfmt</text:p>
          </table:table-cell>
          <table:table-cell/>
          <table:table-cell office:value-type="string" calcext:value-type="string">
            <text:p>x</text:p>
          </table:table-cell>
          <table:table-cell/>
          <table:table-cell office:value-type="string" calcext:value-type="string">
            <text:p>x</text:p>
          </table:table-cell>
          <table:table-cell table:number-columns-repeated="8"/>
          <table:table-cell office:value-type="string" calcext:value-type="string">
            <text:p>x</text:p>
          </table:table-cell>
          <table:table-cell table:number-columns-repeated="1009"/>
        </table:table-row>
        <table:table-row table:style-name="ro1">
          <table:table-cell office:value-type="string" calcext:value-type="string">
            <text:p>FONTSIZE</text:p>
          </table:table-cell>
          <table:table-cell/>
          <table:table-cell table:number-columns-repeated="7"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FONTSIZE</text:p>
          </table:table-cell>
          <table:table-cell office:value-type="string" calcext:value-type="string">
            <text:p>txtfmt</text:p>
          </table:table-cell>
          <table:table-cell/>
          <table:table-cell office:value-type="string" calcext:value-type="string">
            <text:p>x</text:p>
          </table:table-cell>
          <table:table-cell/>
          <table:table-cell office:value-type="string" calcext:value-type="string">
            <text:p>x</text:p>
          </table:table-cell>
          <table:table-cell table:number-columns-repeated="8"/>
          <table:table-cell office:value-type="string" calcext:value-type="string">
            <text:p>x</text:p>
          </table:table-cell>
          <table:table-cell table:number-columns-repeated="1009"/>
        </table:table-row>
        <table:table-row table:style-name="ro1">
          <table:table-cell office:value-type="string" calcext:value-type="string">
            <text:p>FONTSTYLE</text:p>
          </table:table-cell>
          <table:table-cell/>
          <table:table-cell table:number-columns-repeated="7"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FORMATTING</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FOUNDRY</text:p>
          </table:table-cell>
          <table:table-cell/>
          <table:table-cell office:value-type="string" calcext:value-type="string">
            <text:p>x</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FULLSCREEN</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GAP</text:p>
          </table:table-cell>
          <table:table-cell table:number-columns-repeated="5"/>
          <table:table-cell table:number-columns-repeated="3" office:value-type="string" calcext:value-type="string">
            <text:p>x</text:p>
          </table:table-cell>
          <table:table-cell table:number-columns-repeated="1015"/>
        </table:table-row>
        <table:table-row table:style-name="ro1">
          <table:table-cell office:value-type="string" calcext:value-type="string">
            <text:p>HEIGHT</text:p>
          </table:table-cell>
          <table:table-cell table:number-columns-repeated="8"/>
          <table:table-cell table:number-columns-repeated="3" office:value-type="string" calcext:value-type="string">
            <text:p>x</text:p>
          </table:table-cell>
          <table:table-cell table:number-columns-repeated="1012"/>
        </table:table-row>
        <table:table-row table:style-name="ro1">
          <table:table-cell office:value-type="string" calcext:value-type="string">
            <text:p>HELPBUTTON</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HIDETASKBAR</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HIDETITLEBAR</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HOMOGENEOUS</text:p>
          </table:table-cell>
          <table:table-cell table:number-columns-repeated="6"/>
          <table:table-cell table:number-columns-repeated="2" office:value-type="string" calcext:value-type="string">
            <text:p>x</text:p>
          </table:table-cell>
          <table:table-cell table:number-columns-repeated="1015"/>
        </table:table-row>
        <table:table-row table:style-name="ro1">
          <table:table-cell office:value-type="string" calcext:value-type="string">
            <text:p>HOTSPOT</text:p>
          </table:table-cell>
          <table:table-cell table:number-columns-repeated="8"/>
          <table:table-cell table:number-columns-repeated="3" office:value-type="string" calcext:value-type="string">
            <text:p>x</text:p>
          </table:table-cell>
          <table:table-cell table:number-columns-repeated="1012"/>
        </table:table-row>
        <table:table-row table:style-name="ro1">
          <table:table-cell office:value-type="string" calcext:value-type="string">
            <text:p>HWND</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ICON</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IGNORERADIO</text:p>
          </table:table-cell>
          <table:table-cell table:number-columns-repeated="15"/>
          <table:table-cell office:value-type="string" calcext:value-type="string">
            <text:p>x</text:p>
          </table:table-cell>
          <table:table-cell table:number-columns-repeated="1007"/>
        </table:table-row>
        <table:table-row table:style-name="ro1">
          <table:table-cell office:value-type="string" calcext:value-type="string">
            <text:p>IMAGE</text:p>
          </table:table-cell>
          <table:table-cell/>
          <table:table-cell office:value-type="string" calcext:value-type="string">
            <text:p>x</text:p>
          </table:table-cell>
          <table:table-cell/>
          <table:table-cell office:value-type="string" calcext:value-type="string">
            <text:p>x</text:p>
          </table:table-cell>
          <table:table-cell table:number-columns-repeated="11"/>
          <table:table-cell office:value-type="string" calcext:value-type="string">
            <text:p>x</text:p>
          </table:table-cell>
          <table:table-cell table:number-columns-repeated="1007"/>
        </table:table-row>
        <table:table-row table:style-name="ro1">
          <table:table-cell office:value-type="string" calcext:value-type="string">
            <text:p>IMAGEPOSI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MINACTIVE</text:p>
          </table:table-cell>
          <table:table-cell/>
          <table:table-cell office:value-type="string" calcext:value-type="string">
            <text:p>x</text:p>
          </table:table-cell>
          <table:table-cell/>
          <table:table-cell office:value-type="string" calcext:value-type="string">
            <text:p>x</text:p>
          </table:table-cell>
          <table:table-cell table:number-columns-repeated="11"/>
          <table:table-cell office:value-type="string" calcext:value-type="string">
            <text:p>x</text:p>
          </table:table-cell>
          <table:table-cell table:number-columns-repeated="1007"/>
        </table:table-row>
        <table:table-row table:style-name="ro1">
          <table:table-cell office:value-type="string" calcext:value-type="string">
            <text:p>IMPRESS</text:p>
          </table:table-cell>
          <table:table-cell/>
          <table:table-cell office:value-type="string" calcext:value-type="string">
            <text:p>x</text:p>
          </table:table-cell>
          <table:table-cell table:number-columns-repeated="13"/>
          <table:table-cell office:value-type="string" calcext:value-type="string">
            <text:p>x</text:p>
          </table:table-cell>
          <table:table-cell table:number-columns-repeated="1007"/>
        </table:table-row>
        <table:table-row table:style-name="ro1">
          <table:table-cell office:value-type="string" calcext:value-type="string">
            <text:p>IMPRESSBORDER</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NDENT</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INSERT</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ITALIC</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LANGUAGE</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LINECOUNT</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LINESPACING</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LINEVALUE</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LOADRTF</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LOADRTFSTATUS</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MARGIN</text:p>
          </table:table-cell>
          <table:table-cell table:number-columns-repeated="5"/>
          <table:table-cell table:number-columns-repeated="3" office:value-type="string" calcext:value-type="string">
            <text:p>x</text:p>
          </table:table-cell>
          <table:table-cell table:number-columns-repeated="1015"/>
        </table:table-row>
        <table:table-row table:style-name="ro1">
          <table:table-cell office:value-type="string" calcext:value-type="string">
            <text:p>MARKUP</text:p>
          </table:table-cell>
          <table:table-cell/>
          <table:table-cell office:value-type="string" calcext:value-type="string">
            <text:p>x</text:p>
          </table:table-cell>
          <table:table-cell/>
          <table:table-cell office:value-type="string" calcext:value-type="string">
            <text:p>x</text:p>
          </table:table-cell>
          <table:table-cell table:number-columns-repeated="11"/>
          <table:table-cell office:value-type="string" calcext:value-type="string">
            <text:p>x</text:p>
          </table:table-cell>
          <table:table-cell table:number-columns-repeated="1007"/>
        </table:table-row>
        <table:table-row table:style-name="ro1">
          <table:table-cell office:value-type="string" calcext:value-type="string">
            <text:p>MASK</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MAXBOX</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AXIMIZEATPARENT</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AXIMIZED</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AXSIZE</text:p>
          </table:table-cell>
          <table:table-cell/>
          <table:table-cell table:number-columns-repeated="7"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MDIACTIVAT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DIACTIV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DIARRANG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DICHILD</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DICLIENT</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DICLOSEALL</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DIFRAM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DIMENU</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DINEXT</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ENU</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ENUBOX</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INBOX</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INIMIZED</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INSIZE</text:p>
          </table:table-cell>
          <table:table-cell/>
          <table:table-cell table:number-columns-repeated="7"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MODAL</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ULTILINE</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MULTIPLE</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NACTIV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NAME</text:p>
          </table:table-cell>
          <table:table-cell/>
          <table:table-cell office:value-type="string" calcext:value-type="string">
            <text:p>x</text:p>
          </table:table-cell>
          <table:table-cell/>
          <table:table-cell office:value-type="string" calcext:value-type="string">
            <text:p>x</text:p>
          </table:table-cell>
          <table:table-cell/>
          <table:table-cell table:number-columns-repeated="9" office:value-type="string" calcext:value-type="string">
            <text:p>x</text:p>
          </table:table-cell>
          <table:table-cell/>
          <table:table-cell office:value-type="string" calcext:value-type="string">
            <text:p>x</text:p>
          </table:table-cell>
          <table:table-cell table:number-columns-repeated="1007"/>
        </table:table-row>
        <table:table-row table:style-name="ro1">
          <table:table-cell office:value-type="string" calcext:value-type="string">
            <text:p>NATIVEPARENT</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NC</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NCGAP</text:p>
          </table:table-cell>
          <table:table-cell table:number-columns-repeated="6"/>
          <table:table-cell table:number-columns-repeated="2" office:value-type="string" calcext:value-type="string">
            <text:p>x</text:p>
          </table:table-cell>
          <table:table-cell table:number-columns-repeated="1015"/>
        </table:table-row>
        <table:table-row table:style-name="ro1">
          <table:table-cell office:value-type="string" calcext:value-type="string">
            <text:p>NCMARGIN</text:p>
          </table:table-cell>
          <table:table-cell table:number-columns-repeated="6"/>
          <table:table-cell table:number-columns-repeated="2" office:value-type="string" calcext:value-type="string">
            <text:p>x</text:p>
          </table:table-cell>
          <table:table-cell table:number-columns-repeated="1015"/>
        </table:table-row>
        <table:table-row table:style-name="ro1">
          <table:table-cell office:value-type="string" calcext:value-type="string">
            <text:p>NGAP</text:p>
          </table:table-cell>
          <table:table-cell table:number-columns-repeated="6"/>
          <table:table-cell table:number-columns-repeated="2" office:value-type="string" calcext:value-type="string">
            <text:p>x</text:p>
          </table:table-cell>
          <table:table-cell table:number-columns-repeated="1015"/>
        </table:table-row>
        <table:table-row table:style-name="ro1">
          <table:table-cell office:value-type="string" calcext:value-type="string">
            <text:p>NMARGIN</text:p>
          </table:table-cell>
          <table:table-cell table:number-columns-repeated="6"/>
          <table:table-cell table:number-columns-repeated="2" office:value-type="string" calcext:value-type="string">
            <text:p>x</text:p>
          </table:table-cell>
          <table:table-cell table:number-columns-repeated="1015"/>
        </table:table-row>
        <table:table-row table:style-name="ro1">
          <table:table-cell office:value-type="string" calcext:value-type="string">
            <text:p>NOHIDESEL</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NORMALIZESIZE</text:p>
          </table:table-cell>
          <table:table-cell table:number-columns-repeated="6"/>
          <table:table-cell table:number-columns-repeated="2" office:value-type="string" calcext:value-type="string">
            <text:p>x</text:p>
          </table:table-cell>
          <table:table-cell table:number-columns-repeated="1015"/>
        </table:table-row>
        <table:table-row table:style-name="ro1">
          <table:table-cell office:value-type="string" calcext:value-type="string">
            <text:p>NUMBERING</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NUMBERINGSTYLE</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NUMBERINGTAB</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OPACITY</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OPACITYIMAG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ORIENTATION</text:p>
          </table:table-cell>
          <table:table-cell table:number-columns-repeated="6"/>
          <table:table-cell table:number-columns-repeated="2" office:value-type="string" calcext:value-type="string">
            <text:p>x</text:p>
          </table:table-cell>
          <table:table-cell table:number-columns-repeated="1015"/>
        </table:table-row>
        <table:table-row table:style-name="ro1">
          <table:table-cell office:value-type="string" calcext:value-type="string">
            <text:p>ORIGINALSCALE</text:p>
          </table:table-cell>
          <table:table-cell table:number-columns-repeated="8"/>
          <table:table-cell table:number-columns-repeated="3" office:value-type="string" calcext:value-type="string">
            <text:p>x</text:p>
          </table:table-cell>
          <table:table-cell table:number-columns-repeated="1012"/>
        </table:table-row>
        <table:table-row table:style-name="ro1">
          <table:table-cell office:value-type="string" calcext:value-type="string">
            <text:p>OVERWRITE</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PADDING</text:p>
          </table:table-cell>
          <table:table-cell/>
          <table:table-cell office:value-type="string" calcext:value-type="string">
            <text:p>x</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1007"/>
        </table:table-row>
        <table:table-row table:style-name="ro1">
          <table:table-cell office:value-type="string" calcext:value-type="string">
            <text:p>PARENTDIALOG</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PASSWORD</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PLACEMENT</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POSITION</text:p>
          </table:table-cell>
          <table:table-cell/>
          <table:table-cell table:number-columns-repeated="4"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PROPAGATEFOCUS</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1007"/>
        </table:table-row>
        <table:table-row table:style-name="ro1">
          <table:table-cell office:value-type="string" calcext:value-type="string">
            <text:p>PROTECTED</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RADIO</text:p>
          </table:table-cell>
          <table:table-cell table:number-columns-repeated="15"/>
          <table:table-cell office:value-type="string" calcext:value-type="string">
            <text:p>x</text:p>
          </table:table-cell>
          <table:table-cell table:number-columns-repeated="1007"/>
        </table:table-row>
        <table:table-row table:style-name="ro1">
          <table:table-cell office:value-type="string" calcext:value-type="string">
            <text:p>RASTERSIZE</text:p>
          </table:table-cell>
          <table:table-cell/>
          <table:table-cell table:number-columns-repeated="12" office:value-type="string" calcext:value-type="string">
            <text:p>x</text:p>
          </table:table-cell>
          <table:table-cell table:number-columns-repeated="1010"/>
        </table:table-row>
        <table:table-row table:style-name="ro1">
          <table:table-cell office:value-type="string" calcext:value-type="string">
            <text:p>READONLY</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REMOVEFORMATTING</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REMOVEITEM</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RESHAPE</text:p>
          </table:table-cell>
          <table:table-cell table:number-columns-repeated="8"/>
          <table:table-cell table:number-columns-repeated="3" office:value-type="string" calcext:value-type="string">
            <text:p>x</text:p>
          </table:table-cell>
          <table:table-cell table:number-columns-repeated="1012"/>
        </table:table-row>
        <table:table-row table:style-name="ro1">
          <table:table-cell office:value-type="string" calcext:value-type="string">
            <text:p>RESIZ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RESIZE</text:p>
          </table:table-cell>
          <table:table-cell office:value-type="float" office:value="2" calcext:value-type="float">
            <text:p>2</text:p>
          </table:table-cell>
          <table:table-cell table:number-columns-repeated="7"/>
          <table:table-cell table:number-columns-repeated="3" office:value-type="string" calcext:value-type="string">
            <text:p>x</text:p>
          </table:table-cell>
          <table:table-cell table:number-columns-repeated="1012"/>
        </table:table-row>
        <table:table-row table:style-name="ro1">
          <table:table-cell office:value-type="string" calcext:value-type="string">
            <text:p>RIGHTBUTTON</text:p>
          </table:table-cell>
          <table:table-cell table:number-columns-repeated="15"/>
          <table:table-cell office:value-type="string" calcext:value-type="string">
            <text:p>x</text:p>
          </table:table-cell>
          <table:table-cell table:number-columns-repeated="1007"/>
        </table:table-row>
        <table:table-row table:style-name="ro1">
          <table:table-cell office:value-type="string" calcext:value-type="string">
            <text:p>RISE</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RUN</text:p>
          </table:table-cell>
          <table:table-cell table:number-columns-repeated="14"/>
          <table:table-cell office:value-type="string" calcext:value-type="string">
            <text:p>x</text:p>
          </table:table-cell>
          <table:table-cell table:number-columns-repeated="1008"/>
        </table:table-row>
        <table:table-row table:style-name="ro1">
          <table:table-cell office:value-type="string" calcext:value-type="string">
            <text:p>SAVERTF</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SAVERTFSTATUS</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SAVEUNDER</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CALED</text:p>
          </table:table-cell>
          <table:table-cell table:number-columns-repeated="8"/>
          <table:table-cell table:number-columns-repeated="3" office:value-type="string" calcext:value-type="string">
            <text:p>x</text:p>
          </table:table-cell>
          <table:table-cell table:number-columns-repeated="1012"/>
        </table:table-row>
        <table:table-row table:style-name="ro1">
          <table:table-cell office:value-type="string" calcext:value-type="string">
            <text:p>SCREENPOSITION</text:p>
          </table:table-cell>
          <table:table-cell/>
          <table:table-cell table:number-columns-repeated="5"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SCROLLBAR</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SCROLLBAR</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SCROLLTO</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SCROLLTOPOS</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SELECTEDTEXT</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SELECTION</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SELECTION</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SELECTIONPOS</text:p>
          </table:table-cell>
          <table:table-cell table:number-columns-repeated="4"/>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0"/>
        </table:table-row>
        <table:table-row table:style-name="ro1">
          <table:table-cell office:value-type="string" calcext:value-type="string">
            <text:p>SELECTIONPOS</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SEPARATO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APEIMAG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HOWDRAGDROP</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SHOWDROPDOWN</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SHOWIMAGE</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SHOWNOFOCUS</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HRINK</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IMULATEMODAL</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IZE</text:p>
          </table:table-cell>
          <table:table-cell/>
          <table:table-cell table:number-columns-repeated="7"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SMALLCAPS</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SORT</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SPACEAFTER</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SPACEBEFORE</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SPACING</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SPACING</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SPIN</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SPINALIGN</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SPINAUTO</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SPININC</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SPINMAX</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SPINMIN</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SPINVALUE</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SPINWRAP</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STARTFOCUS</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TRETCH</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STRIKEOUT</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SUNKEN</text:p>
          </table:table-cell>
          <table:table-cell office:value-type="string" calcext:value-type="string">
            <text:p>frm</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ABSARRAY</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TABSIZE</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TASKBARBUTTON</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ASKBARPROGRESS</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ASKBARPROGRESSSTAT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ASKBARPROGRESSVALU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HEME</text:p>
          </table:table-cell>
          <table:table-cell/>
          <table:table-cell table:number-columns-repeated="4"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0"/>
        </table:table-row>
        <table:table-row table:style-name="ro1">
          <table:table-cell office:value-type="string" calcext:value-type="string">
            <text:p>TIME</text:p>
          </table:table-cell>
          <table:table-cell table:number-columns-repeated="14"/>
          <table:table-cell office:value-type="string" calcext:value-type="string">
            <text:p>x</text:p>
          </table:table-cell>
          <table:table-cell table:number-columns-repeated="1008"/>
        </table:table-row>
        <table:table-row table:style-name="ro1">
          <table:table-cell office:value-type="string" calcext:value-type="string">
            <text:p>TIP</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PBALLOON</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PBALLOONTITLE</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PBALLOONTITLEICON</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PBGCOLOR</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PDELAY</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PFGCOLOR</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PFONT</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PICON</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PMARKUP</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PRECT</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PVISIBLE</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TITLE</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1017"/>
        </table:table-row>
        <table:table-row table:style-name="ro1">
          <table:table-cell office:value-type="string" calcext:value-type="string">
            <text:p>TITLE</text:p>
          </table:table-cell>
          <table:table-cell office:value-type="string" calcext:value-type="string">
            <text:p>tog</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TITLE</text:p>
          </table:table-cell>
          <table:table-cell office:value-type="string" calcext:value-type="string">
            <text:p>frm</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OOLBOX</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OPITEM</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TOPMOST</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RAY</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RAYIMAG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RAYTIP</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RAYTIPBALLOON</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RAYTIPBALLOONDELAY</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RAYTIPBALLOONTITLE</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RAYTIPBALLOONTITLEICON</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TRAYTIPMARKUP</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UNDERLINE</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UNITS</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VALUE</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VALUE</text:p>
          </table:table-cell>
          <table:table-cell office:value-type="string" calcext:value-type="string">
            <text:p>tog</text:p>
          </table:table-cell>
          <table:table-cell table:number-columns-repeated="14"/>
          <table:table-cell office:value-type="string" calcext:value-type="string">
            <text:p>x</text:p>
          </table:table-cell>
          <table:table-cell table:number-columns-repeated="1007"/>
        </table:table-row>
        <table:table-row table:style-name="ro1">
          <table:table-cell office:value-type="string" calcext:value-type="string">
            <text:p>VALUE</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VALUEMASKED</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VALUEMASKED</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VALUESTRING</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VISIBLE</text:p>
          </table:table-cell>
          <table:table-cell/>
          <table:table-cell table:number-columns-repeated="5"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row table:style-name="ro1">
          <table:table-cell office:value-type="string" calcext:value-type="string">
            <text:p>VISIBLECOLLUMNS</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VISIBLECOLUMNS</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VISIBLEITEMS</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VISIBLELINES</text:p>
          </table:table-cell>
          <table:table-cell table:number-columns-repeated="11"/>
          <table:table-cell table:number-columns-repeated="2" office:value-type="string" calcext:value-type="string">
            <text:p>x</text:p>
          </table:table-cell>
          <table:table-cell table:number-columns-repeated="1010"/>
        </table:table-row>
        <table:table-row table:style-name="ro1">
          <table:table-cell office:value-type="string" calcext:value-type="string">
            <text:p>VISIBLELINES</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WEIGHT</text:p>
          </table:table-cell>
          <table:table-cell office:value-type="string" calcext:value-type="string">
            <text:p>txtfmt</text:p>
          </table:table-cell>
          <table:table-cell table:number-columns-repeated="12"/>
          <table:table-cell office:value-type="string" calcext:value-type="string">
            <text:p>x</text:p>
          </table:table-cell>
          <table:table-cell table:number-columns-repeated="1009"/>
        </table:table-row>
        <table:table-row table:style-name="ro1">
          <table:table-cell office:value-type="string" calcext:value-type="string">
            <text:p>WID</text:p>
          </table:table-cell>
          <table:table-cell/>
          <table:table-cell table:number-columns-repeated="12" office:value-type="string" calcext:value-type="string">
            <text:p>x</text:p>
          </table:table-cell>
          <table:table-cell/>
          <table:table-cell office:value-type="string" calcext:value-type="string">
            <text:p>x</text:p>
          </table:table-cell>
          <table:table-cell table:number-columns-repeated="1008"/>
        </table:table-row>
        <table:table-row table:style-name="ro1">
          <table:table-cell office:value-type="string" calcext:value-type="string">
            <text:p>WIDTH</text:p>
          </table:table-cell>
          <table:table-cell table:number-columns-repeated="8"/>
          <table:table-cell table:number-columns-repeated="3" office:value-type="string" calcext:value-type="string">
            <text:p>x</text:p>
          </table:table-cell>
          <table:table-cell table:number-columns-repeated="1012"/>
        </table:table-row>
        <table:table-row table:style-name="ro1">
          <table:table-cell office:value-type="string" calcext:value-type="string">
            <text:p>WORDWRAP</text:p>
          </table:table-cell>
          <table:table-cell table:number-columns-repeated="3"/>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1010"/>
        </table:table-row>
        <table:table-row table:style-name="ro1">
          <table:table-cell office:value-type="string" calcext:value-type="string">
            <text:p>XWINDOW</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ZORDER</text:p>
          </table:table-cell>
          <table:table-cell/>
          <table:table-cell table:number-columns-repeated="5" office:value-type="string" calcext:value-type="string">
            <text:p>x</text:p>
          </table:table-cell>
          <table:table-cell table:number-columns-repeated="5"/>
          <table:table-cell table:number-columns-repeated="2" office:value-type="string" calcext:value-type="string">
            <text:p>x</text:p>
          </table:table-cell>
          <table:table-cell table:number-columns-repeated="1010"/>
        </table:table-row>
      </table:table>
      <table:table table:name="CALLBACKS" table:style-name="ta1">
        <office:forms form:automatic-focus="false" form:apply-design-mode="false"/>
        <table:table-column table:style-name="co18" table:default-cell-style-name="Default"/>
        <table:table-column table:style-name="co10" table:default-cell-style-name="Default"/>
        <table:table-column table:style-name="co19" table:default-cell-style-name="Default"/>
        <table:table-column table:style-name="co4" table:number-columns-repeated="1021"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CB_PROTO</text:p>
          </table:table-cell>
          <table:table-cell table:style-name="ce3" office:value-type="string" calcext:value-type="string">
            <text:p>CB_RET</text:p>
          </table:table-cell>
          <table:table-cell table:style-name="ce3" office:value-type="string" calcext:value-type="string">
            <text:p>DOC</text:p>
          </table:table-cell>
          <table:table-cell/>
          <table:table-cell table:style-name="ce3" table:number-columns-repeated="1018"/>
        </table:table-row>
        <table:table-row table:style-name="ro1">
          <table:table-cell office:value-type="string" calcext:value-type="string">
            <text:p>ACTION</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button 1 (usually left) is selected. This callback is called only after the mouse is released and when it is released inside the button area.</text:p>
          </table:table-cell>
          <table:table-cell table:number-columns-repeated="1019"/>
        </table:table-row>
        <table:table-row table:style-name="ro3">
          <table:table-cell office:value-type="string" calcext:value-type="string">
            <text:p>ACTION</text:p>
          </table:table-cell>
          <table:table-cell office:value-type="float" office:value="2" calcext:value-type="float">
            <text:p>2</text:p>
          </table:table-cell>
          <table:table-cell office:value-type="string" calcext:value-type="string">
            <text:p>ih: PIhandle, c: cint, new_value: cstring</text:p>
          </table:table-cell>
          <table:table-cell office:value-type="string" calcext:value-type="string">
            <text:p>cint</text:p>
          </table:table-cell>
          <table:table-cell office:value-type="string" calcext:value-type="string">
            <text:p>Action generated when the text is edited, but before its value is actually changed. Can be generated when using the keyboard, undo system or from the clipboard.</text:p>
            <text:p/>
            <text:p>ih: identifier of the element that activated the event.</text:p>
            <text:p>c: valid alpha numeric character or 0.</text:p>
            <text:p>new_value: Represents the new text value.</text:p>
            <text:p/>
            <text:p>Returns: IUP_CLOSE will be processed, but the change will be ignored. If IUP_IGNORE, the system will ignore the new value. If c is valid and returns a valid alpha numeric character, this new character will be used instead. The VALUE attribute can be changed only if IUP_IGNORE is returned.</text:p>
          </table:table-cell>
          <table:table-cell table:number-columns-repeated="1019"/>
        </table:table-row>
        <table:table-row table:style-name="ro7">
          <table:table-cell office:value-type="string" calcext:value-type="string">
            <text:p>ACTION</text:p>
          </table:table-cell>
          <table:table-cell office:value-type="string" calcext:value-type="string">
            <text:p>tog</text:p>
          </table:table-cell>
          <table:table-cell office:value-type="string" calcext:value-type="string">
            <text:p>ih: PIhandle, state: cint</text:p>
          </table:table-cell>
          <table:table-cell office:value-type="string" calcext:value-type="string">
            <text:p>cint</text:p>
          </table:table-cell>
          <table:table-cell office:value-type="string" calcext:value-type="string">
            <text:p>Action generated when the toggle's state (on/off) was changed. The callback also receives the toggle's state.</text:p>
            <text:p>ih: identifier of the element that activated the event.</text:p>
            <text:p>state: 1 if the toggle's state was shifted to on; 0 if it was shifted to off.</text:p>
          </table:table-cell>
          <table:table-cell table:number-columns-repeated="1019"/>
        </table:table-row>
        <table:table-row table:style-name="ro2">
          <table:table-cell office:value-type="string" calcext:value-type="string">
            <text:p>ACTION</text:p>
          </table:table-cell>
          <table:table-cell office:value-type="string" calcext:value-type="string">
            <text:p>lst</text:p>
          </table:table-cell>
          <table:table-cell office:value-type="string" calcext:value-type="string">
            <text:p>ih: PIhandle, text: cstring, item, state: cint</text:p>
          </table:table-cell>
          <table:table-cell office:value-type="string" calcext:value-type="string">
            <text:p>cint</text:p>
          </table:table-cell>
          <table:table-cell office:value-type="string" calcext:value-type="string">
            <text:p>Action generated when the state of an item in the list is changed. Also provides information on the changed item:</text:p>
            <text:p> ih: identifier of the element that activated the event.</text:p>
            <text:p> text: Text of the changed item.</text:p>
            <text:p> item: Number of the changed item starting at 1.</text:p>
            <text:p> state: Equal to 1 if the option was selected or to 0 if the option was deselected.</text:p>
            <text:p>The state=0 is simulated internally by IUP in all systems. If you add or remove items to/from the list and you count on the state=0 value, then after adding/removing items set the VALUE attribute to ensure proper state=0 value.</text:p>
          </table:table-cell>
          <table:table-cell table:number-columns-repeated="1019"/>
        </table:table-row>
        <table:table-row table:style-name="ro7">
          <table:table-cell office:value-type="string" calcext:value-type="string">
            <text:p>ACTION_CB</text:p>
          </table:table-cell>
          <table:table-cell office:value-type="string" calcext:value-type="string">
            <text:p>time</text:p>
          </table:table-cell>
          <table:table-cell office:value-type="string" calcext:value-type="string">
            <text:p>ih: PIhandle</text:p>
          </table:table-cell>
          <table:table-cell office:value-type="string" calcext:value-type="string">
            <text:p>cint</text:p>
          </table:table-cell>
          <table:table-cell office:value-type="string" calcext:value-type="string">
            <text:p>Called every time the defined time interval is reached. To stop the callback from being called simply stop de timer with RUN=NO. Inside the callback the attribute ELAPSEDTIME returns the time elapsed since the timer was started in milliseconds (since 3.15).</text:p>
            <text:p>Returns: IUP_CLOSE will be processed.</text:p>
            <text:p/>
          </table:table-cell>
          <table:table-cell table:number-columns-repeated="1019"/>
        </table:table-row>
        <table:table-row table:style-name="ro1">
          <table:table-cell office:value-type="string" calcext:value-type="string">
            <text:p>BUTTON_CB</text:p>
          </table:table-cell>
          <table:table-cell/>
          <table:table-cell office:value-type="string" calcext:value-type="string">
            <text:p>ih: PIhandle; button, pressed, x, y: cint; status: cstring</text:p>
          </table:table-cell>
          <table:table-cell office:value-type="string" calcext:value-type="string">
            <text:p>cint</text:p>
          </table:table-cell>
          <table:table-cell office:value-type="string" calcext:value-type="string">
            <text:p>Action generated when any mouse button is pressed and when it is released. Both calls occur before the ACTION callback when button 1 is being used.</text:p>
          </table:table-cell>
          <table:table-cell table:number-columns-repeated="1019"/>
        </table:table-row>
        <table:table-row table:style-name="ro1">
          <table:table-cell office:value-type="string" calcext:value-type="string">
            <text:p>BUTTON_CB</text:p>
          </table:table-cell>
          <table:table-cell office:value-type="string" calcext:value-type="string">
            <text:p>lst</text:p>
          </table:table-cell>
          <table:table-cell office:value-type="string" calcext:value-type="string">
            <text:p>ih: PIhandle; button, pressed, x, y: cint; status: cstring</text:p>
          </table:table-cell>
          <table:table-cell office:value-type="string" calcext:value-type="string">
            <text:p>cint</text:p>
          </table:table-cell>
          <table:table-cell office:value-type="string" calcext:value-type="string">
            <text:p>Action generated when any mouse button is pressed or released inside the list. Called only when DROPDOWN=NO. If the list has an editbox the message is called when cursor is at the listbox only (ignored at the editbox). Use IupConvertXYToPos to convert (x,y) coordinates in item position. (since 3.0)</text:p>
          </table:table-cell>
          <table:table-cell table:number-columns-repeated="1019"/>
        </table:table-row>
        <table:table-row table:style-name="ro8">
          <table:table-cell office:value-type="string" calcext:value-type="string">
            <text:p>CARET_CB</text:p>
          </table:table-cell>
          <table:table-cell/>
          <table:table-cell office:value-type="string" calcext:value-type="string">
            <text:p>ih: PIhandle, lin, col, <text:s/>pos: cint</text:p>
          </table:table-cell>
          <table:table-cell office:value-type="string" calcext:value-type="string">
            <text:p>cint</text:p>
          </table:table-cell>
          <table:table-cell office:value-type="string" calcext:value-type="string">
            <text:p>Action generated when the caret/cursor position is changed.</text:p>
            <text:p>h: identifier of the element that activated the event.</text:p>
            <text:p>lin, col: line and column number (start at 1).</text:p>
            <text:p>Pos: 0 based character position.</text:p>
            <text:p>For single line controls lin is always 1, and pos is always "col-1"</text:p>
          </table:table-cell>
          <table:table-cell table:number-columns-repeated="1019"/>
        </table:table-row>
        <table:table-row table:style-name="ro5">
          <table:table-cell office:value-type="string" calcext:value-type="string">
            <text:p>CLOS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just before a dialog is closed when the user clicks the close button of the title bar or an equivalent action.</text:p>
            <text:p>Returns: if IUP_IGNORE, it prevents the dialog from being closed. If you destroy the dialog in this callback, you must return IUP_IGNORE. IUP_CLOSE will be processed.</text:p>
          </table:table-cell>
          <table:table-cell table:number-columns-repeated="1019"/>
        </table:table-row>
        <table:table-row table:style-name="ro18">
          <table:table-cell office:value-type="string" calcext:value-type="string">
            <text:p>COPYDATA_CB</text:p>
          </table:table-cell>
          <table:table-cell/>
          <table:table-cell office:value-type="string" calcext:value-type="string">
            <text:p>ph: PIhandle, cmdLine: cstring, size: cint</text:p>
          </table:table-cell>
          <table:table-cell office:value-type="string" calcext:value-type="string">
            <text:p>cint</text:p>
          </table:table-cell>
          <table:table-cell office:value-type="string" calcext:value-type="string">
            <text:p>[Windows Only]: Called at the first instance, when a second instance is running. Must set the global attribute SINGLEINSTANCE to be called. (since 3.2)</text:p>
            <text:p>Ih: identifier of the element that activated the event.</text:p>
            <text:p>cmdLine: command line of the second instance.</text:p>
            <text:p>size: size of the command line string including the null character. </text:p>
          </table:table-cell>
          <table:table-cell table:number-columns-repeated="1019"/>
        </table:table-row>
        <table:table-row table:style-name="ro1">
          <table:table-cell office:value-type="string" calcext:value-type="string">
            <text:p>CUSTOMFRAM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the dialog must be redraw. Although it is designed for drawing the frame elements, all the dialog must be painted. Works only when CUSTOMFRAME or CUSTOMFRAMEEX is defined. The dialog can be used just like an IupCanvas to draw its elements, the HDC_WMPAINT and CLIPRECT attributes are defined during the callback. For mouse callbacks use the same callbacks as IupCanvas, such as BUTTON_CB and MOTION_CB. (since 3.18)</text:p>
          </table:table-cell>
          <table:table-cell table:number-columns-repeated="1019"/>
        </table:table-row>
        <table:table-row table:style-name="ro7">
          <table:table-cell office:value-type="string" calcext:value-type="string">
            <text:p>CUSTOMFRAMEACTIVATE_CB</text:p>
          </table:table-cell>
          <table:table-cell/>
          <table:table-cell office:value-type="string" calcext:value-type="string">
            <text:p>ih: PIhandle, active: cint</text:p>
          </table:table-cell>
          <table:table-cell office:value-type="string" calcext:value-type="string">
            <text:p>cint</text:p>
          </table:table-cell>
          <table:table-cell office:value-type="string" calcext:value-type="string">
            <text:p>[Windows Only]: Called when the dialog active state is changed (for instance the user Alt+Tab to another application, or clicked in another window). Works only when CUSTOMFRAME or CUSTOMFRAMEEX is defined. (since 3.23)</text:p>
            <text:p>Ih: identifier of the element that activated the event.</text:p>
            <text:p>active: is non zero if the dialog is active or zero if it is inactive.</text:p>
          </table:table-cell>
          <table:table-cell table:number-columns-repeated="1019"/>
        </table:table-row>
        <table:table-row table:style-name="ro18">
          <table:table-cell office:value-type="string" calcext:value-type="string">
            <text:p>DBLCLICK_CB</text:p>
          </table:table-cell>
          <table:table-cell/>
          <table:table-cell office:value-type="string" calcext:value-type="string">
            <text:p>ih: PIhandle, item: cint, text: cstring</text:p>
          </table:table-cell>
          <table:table-cell office:value-type="string" calcext:value-type="string">
            <text:p>cint</text:p>
          </table:table-cell>
          <table:table-cell office:value-type="string" calcext:value-type="string">
            <text:p>Action generated when the user double click an item. Called only when DROPDOWN=NO. (since 3.0)</text:p>
            <text:p> ih: identifier of the element that activated the event.</text:p>
            <text:p> item: Number of the selected item starting at 1.</text:p>
            <text:p> Text: Text of the selected item.</text:p>
          </table:table-cell>
          <table:table-cell table:number-columns-repeated="1019"/>
        </table:table-row>
        <table:table-row table:style-name="ro1">
          <table:table-cell office:value-type="string" calcext:value-type="string">
            <text:p>DESTROY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destroyed.</text:p>
          </table:table-cell>
          <table:table-cell table:number-columns-repeated="1019"/>
        </table:table-row>
        <table:table-row table:style-name="ro8">
          <table:table-cell office:value-type="string" calcext:value-type="string">
            <text:p>DRAGBEGIN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notifies source that drag started. It is called when the mouse starts a drag operation.</text:p>
            <text:p>ih: identifier of the element that activated the event.</text:p>
            <text:p>x, y: cursor position relative to the top-left corner of the element.</text:p>
            <text:p/>
            <text:p>Returns: If IUP_IGNORE is returned the drag is aborted.</text:p>
          </table:table-cell>
          <table:table-cell table:number-columns-repeated="1019"/>
        </table:table-row>
        <table:table-row table:style-name="ro8">
          <table:table-cell office:value-type="string" calcext:value-type="string">
            <text:p>DRAGDATA_CB</text:p>
          </table:table-cell>
          <table:table-cell/>
          <table:table-cell office:value-type="string" calcext:value-type="string">
            <text:p>ih: PIhandle, dragtype: cstring, data: pointer, size: cint</text:p>
          </table:table-cell>
          <table:table-cell office:value-type="string" calcext:value-type="string">
            <text:p>cint</text:p>
          </table:table-cell>
          <table:table-cell office:value-type="string" calcext:value-type="string">
            <text:p>request for drag data from source. It is called when the data is dropped.</text:p>
            <text:p>Ih: identifier of the element that activated the event.</text:p>
            <text:p>type: type of the data. It is one of the registered types in DRAGTYPES.</text:p>
            <text:p>data: buffer to be filled by the application. In Lua is a light userdata. If your data is a string you can use iup.CopyString2UserData(str, data, size) to copy the string into the user data (since 3.27).</text:p>
            <text:p>size: buffer size in bytes. The same value returned by DRAGDATASIZE_CB.</text:p>
          </table:table-cell>
          <table:table-cell table:number-columns-repeated="1019"/>
        </table:table-row>
        <table:table-row table:style-name="ro8">
          <table:table-cell office:value-type="string" calcext:value-type="string">
            <text:p>DRAGDATASIZE_CB</text:p>
          </table:table-cell>
          <table:table-cell/>
          <table:table-cell office:value-type="string" calcext:value-type="string">
            <text:p><text:span text:style-name="T1">ih: PIhandle, drag</text:span>type: cstring</text:p>
          </table:table-cell>
          <table:table-cell office:value-type="string" calcext:value-type="string">
            <text:p>cint</text:p>
          </table:table-cell>
          <table:table-cell office:value-type="string" calcext:value-type="string">
            <text:p>request for size of drag data from source. It is called when the data is dropped, before the DRAGDATA_CB callback.</text:p>
            <text:p>ih: identifier of the element that activated the event.</text:p>
            <text:p>type: type of the data. It is one of the registered types in DRAGTYPES.</text:p>
            <text:p/>
            <text:p>Returns: the size in bytes for the data. It will be used to allocate the buffer size for the data in transfer.</text:p>
          </table:table-cell>
          <table:table-cell table:number-columns-repeated="1019"/>
        </table:table-row>
        <table:table-row table:style-name="ro3">
          <table:table-cell office:value-type="string" calcext:value-type="string">
            <text:p>DRAGDROP_CB</text:p>
          </table:table-cell>
          <table:table-cell office:value-type="string" calcext:value-type="string">
            <text:p>lst</text:p>
          </table:table-cell>
          <table:table-cell office:value-type="string" calcext:value-type="string">
            <text:p>ih: PIhandle, drag_id, drop_id, isshift, iscontrol: cint</text:p>
          </table:table-cell>
          <table:table-cell office:value-type="string" calcext:value-type="string">
            <text:p>cint</text:p>
          </table:table-cell>
          <table:table-cell office:value-type="string" calcext:value-type="string">
            <text:p>Action generated when an internal drag and drop is executed. Only active if SHOWDRAGDROP=YES. (since 3.7)</text:p>
            <text:p> ih: identifier of the element that activated the event.</text:p>
            <text:p> drag_id: Identifier of the clicked item where the drag start.</text:p>
            <text:p> drop_id: Identifier of the clicked item where the drop were executed. -1 indicates a drop in a blank area.</text:p>
            <text:p> isshift: flag indicating the shift key state.</text:p>
            <text:p> iscontrol: flag indicating the control key state.</text:p>
            <text:p>Returns: if returns IUP_CONTINUE, or if the callback is not defined and SHOWDRAGDROP=YES, then the item is moved to the new position. If Ctrl is pressed then the item is copied instead of moved.</text:p>
          </table:table-cell>
          <table:table-cell table:number-columns-repeated="1019"/>
        </table:table-row>
        <table:table-row table:style-name="ro8">
          <table:table-cell office:value-type="string" calcext:value-type="string">
            <text:p>DRAGEND_CB</text:p>
          </table:table-cell>
          <table:table-cell/>
          <table:table-cell office:value-type="string" calcext:value-type="string">
            <text:p>ih: PIhandle, action: cint</text:p>
          </table:table-cell>
          <table:table-cell office:value-type="string" calcext:value-type="string">
            <text:p>cint</text:p>
          </table:table-cell>
          <table:table-cell office:value-type="string" calcext:value-type="string">
            <text:p>notifies source that drag is done. The only drag callback that is optional. It is called after the data has been dropped.</text:p>
            <text:p>ih: identifier of the element that activated the event.</text:p>
            <text:p>action: action performed by the operation (1 = move, 0 = copy, -1 = drag failed or aborted)</text:p>
            <text:p/>
            <text:p>If action is 1 it is responsibility of the application to remove the data from source.</text:p>
          </table:table-cell>
          <table:table-cell table:number-columns-repeated="1019"/>
        </table:table-row>
        <table:table-row table:style-name="ro2">
          <table:table-cell office:value-type="string" calcext:value-type="string">
            <text:p>DROPDATA_CB</text:p>
          </table:table-cell>
          <table:table-cell/>
          <table:table-cell office:value-type="string" calcext:value-type="string">
            <text:p><text:span text:style-name="T1">ih: PIhandle, drag</text:span>type: cstring, data: pointer, size, x, y: cint</text:p>
          </table:table-cell>
          <table:table-cell office:value-type="string" calcext:value-type="string">
            <text:p>cint</text:p>
          </table:table-cell>
          <table:table-cell office:value-type="string" calcext:value-type="string">
            <text:p>source has sent target the requested data. It is called when the data is dropped. If both drag and drop would be in the same application it would be called after the DRAGDATA_CB callback.</text:p>
            <text:p>ih: identifier of the element that activated the event.</text:p>
            <text:p>type: type of the data. It is one of the registered types in DROPTYPES.</text:p>
            <text:p>data: content data received in the drop operation.  In Lua is a light userdata. If your data is a string you can use "str = iup.CopyUserData2String(data, size)" to copy the user data into a string (since 3.27).</text:p>
            <text:p>size: data size in bytes.</text:p>
            <text:p>x, y: cursor position relative to the top-left corner of the element.</text:p>
          </table:table-cell>
          <table:table-cell table:number-columns-repeated="1019"/>
        </table:table-row>
        <table:table-row table:style-name="ro7">
          <table:table-cell office:value-type="string" calcext:value-type="string">
            <text:p>DROPDOWN_CB</text:p>
          </table:table-cell>
          <table:table-cell/>
          <table:table-cell office:value-type="string" calcext:value-type="string">
            <text:p>ih: PIhandle, state: cint</text:p>
          </table:table-cell>
          <table:table-cell office:value-type="string" calcext:value-type="string">
            <text:p>cint</text:p>
          </table:table-cell>
          <table:table-cell office:value-type="string" calcext:value-type="string">
            <text:p>Action generated when the list of a dropdown is shown or hidden. Called only when DROPDOWN=YES. (since 3.0)</text:p>
            <text:p> ih: identifier of the element that activated the event.</text:p>
            <text:p> State: state of the list 1=shown, 0=hidden.</text:p>
          </table:table-cell>
          <table:table-cell table:number-columns-repeated="1019"/>
        </table:table-row>
        <table:table-row table:style-name="ro3">
          <table:table-cell office:value-type="string" calcext:value-type="string">
            <text:p>DROPFILES_CB</text:p>
          </table:table-cell>
          <table:table-cell/>
          <table:table-cell office:value-type="string" calcext:value-type="string">
            <text:p>Ih: PIhandle, filename: cstring, num, x, y: cint</text:p>
          </table:table-cell>
          <table:table-cell office:value-type="string" calcext:value-type="string">
            <text:p>cint</text:p>
          </table:table-cell>
          <table:table-cell office:value-type="string" calcext:value-type="string">
            <text:p>[Windows and GTK Only]: Action generated when one or more files are dropped in the element. (since 3.3)</text:p>
            <text:p>filename: Name of the dropped file.</text:p>
            <text:p>num: Number index of the dropped file. If several files are dropped, num is the index of the dropped file starting from "total-1" to "0".</text:p>
            <text:p>x: X coordinate of the point where the user released the mouse button.</text:p>
            <text:p>y: Y coordinate of the point where the user released the mouse button.</text:p>
            <text:p/>
            <text:p>Returns: If IUP_IGNORE is returned the callback will NOT be called for the next dropped files, and the processing of dropped files will be interrupted.</text:p>
          </table:table-cell>
          <table:table-cell table:number-columns-repeated="1019"/>
        </table:table-row>
        <table:table-row table:style-name="ro18">
          <table:table-cell office:value-type="string" calcext:value-type="string">
            <text:p>DRO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notifies destination about drag pointer motion. The only drop callback that is optional. It is called when the mouse moves over any valid drop site.</text:p>
            <text:p>Ih: identifier of the element that activated the event.</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2">
          <table:table-cell office:value-type="string" calcext:value-type="string">
            <text:p>EDIT_CB</text:p>
          </table:table-cell>
          <table:table-cell/>
          <table:table-cell office:value-type="string" calcext:value-type="string">
            <text:p>ih: PIhandle, c: cint, new_value: cstring</text:p>
          </table:table-cell>
          <table:table-cell office:value-type="string" calcext:value-type="string">
            <text:p>cint</text:p>
          </table:table-cell>
          <table:table-cell office:value-type="string" calcext:value-type="string">
            <text:p>Action generated when the text in the text box is manually changed by the user, but before its value is actually updated. Valid only when EDITBOX=YES.</text:p>
            <text:p> ih: identifier of the element that activated the event.</text:p>
            <text:p> c: valid alpha numeric character or 0.</text:p>
            <text:p> new_value: Represents the new text value.</text:p>
            <text:p>Returns: IUP_CLOSE will be processed, but the change will be ignored. If IUP_IGNORE, the system will ignore the new value. If c is valid and returns a valid alpha numeric character, this new character will be used instead. The VALUE attribute can be changed only if IUP_IGNORE is returned.</text:p>
            <text:p>This is the same ACTION callback definition as for the IupText.</text:p>
          </table:table-cell>
          <table:table-cell table:number-columns-repeated="1019"/>
        </table:table-row>
        <table:table-row table:style-name="ro8">
          <table:table-cell office:value-type="string" calcext:value-type="string">
            <text:p>ENTER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enters the native element. </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7">
          <table:table-cell office:value-type="string" calcext:value-type="string">
            <text:p>FOCUS_CB</text:p>
          </table:table-cell>
          <table:table-cell/>
          <table:table-cell office:value-type="string" calcext:value-type="string">
            <text:p>ih: PIhandle, focus: cint</text:p>
          </table:table-cell>
          <table:table-cell office:value-type="string" calcext:value-type="string">
            <text:p>cint</text:p>
          </table:table-cell>
          <table:table-cell office:value-type="string" calcext:value-type="string">
            <text:p>Called when a child of the container gets or looses the focus. It is called only if PROPAGATEFOCUS is defined in the child. (since 3.23)</text:p>
            <text:p> ih: identifier of the element that activated the event.</text:p>
            <text:p> Focus: is non zero if the canvas is getting the focus, is zero if it is loosing the focus.</text:p>
          </table:table-cell>
          <table:table-cell table:number-columns-repeated="1019"/>
        </table:table-row>
        <table:table-row table:style-name="ro1">
          <table:table-cell office:value-type="string" calcext:value-type="string">
            <text:p>GET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is given keyboard focus. This callback is called after the KILLFOCUS_CB of the element that loosed the focus. The IupGetFocus function during the callback returns the element that loosed the focus.</text:p>
          </table:table-cell>
          <table:table-cell table:number-columns-repeated="1019"/>
        </table:table-row>
        <table:table-row table:style-name="ro1">
          <table:table-cell office:value-type="string" calcext:value-type="string">
            <text:p>HEL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user press F1 at a control. In Motif is also activated by the Help button in some workstations keyboard.</text:p>
          </table:table-cell>
          <table:table-cell table:number-columns-repeated="1019"/>
        </table:table-row>
        <table:table-row table:style-name="ro9">
          <table:table-cell office:value-type="string" calcext:value-type="string">
            <text:p>K_ANY</text:p>
          </table:table-cell>
          <table:table-cell/>
          <table:table-cell office:value-type="string" calcext:value-type="string">
            <text:p>ih: PIhandle, c: cint</text:p>
          </table:table-cell>
          <table:table-cell office:value-type="string" calcext:value-type="string">
            <text:p>cint</text:p>
          </table:table-cell>
          <table:table-cell office:value-type="string" calcext:value-type="string">
            <text:p>Action generated when a keyboard event occurs.</text:p>
            <text:p>ih: identifier of the element that activated the event.</text:p>
            <text:p>c: identifier of typed key. Please refer to the Keyboard Codes table for a list of possible values.</text:p>
            <text:p>Returns: If IUP_IGNORE is returned the key is ignored and not processed by the control and not propagated. If returns IUP_CONTINUE, the key will be processed and the event will be propagated to the parent of the element receiving it, this is the default behavior. If returns IUP_DEFAULT the key is processed but it is not propagated. IUP_CLOSE will be processed.</text:p>
            <text:p/>
            <text:p>Notes</text:p>
            <text:p>Keyboard callbacks depend on the keyboard usage of the control with the focus. So if you return IUP_IGNORE the control will usually not process the key. But be aware that sometimes the control process the key in another event so even returning IUP_IGNORE the key can get processed. Although it will not be propagated.</text:p>
            <text:p/>
            <text:p>IMPORTANT: The callbacks "K_\*" of the dialog or native containers depend on the IUP_CONTINUE return value to work while the control is in focus.</text:p>
            <text:p>If the callback does not exists it is automatically propagated to the parent of the element.</text:p>
            <text:p/>
            <text:p>K_* callbacks</text:p>
            <text:p>All defined keys are also callbacks of any element, called when the respective key is activated. For example: "K_cC" is also a callback activated when the user press Ctrl+C, when the focus is at the element or at a children with focus. This is the way an application can create shortcut keys, also called hot keys. These callbacks are not available in IupLua.</text:p>
          </table:table-cell>
          <table:table-cell table:number-columns-repeated="1019"/>
        </table:table-row>
        <table:table-row table:style-name="ro1">
          <table:table-cell office:value-type="string" calcext:value-type="string">
            <text:p>KILL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loses keyboard focus. This callback is called before the GETFOCUS_CB of the element that gets the focus.</text:p>
          </table:table-cell>
          <table:table-cell table:number-columns-repeated="1019"/>
        </table:table-row>
        <table:table-row table:style-name="ro8">
          <table:table-cell office:value-type="string" calcext:value-type="string">
            <text:p>LEAVE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leaves the native element.</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5">
          <table:table-cell office:value-type="string" calcext:value-type="string">
            <text:p>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after an element is mapped and its attributes updated in IupMap.</text:p>
            <text:p>When the element is a dialog, it is called after the layout is updated. For all other elements is called before the layout is updated, so the element current size will still be 0x0 during MAP_CB (since 3.14).</text:p>
          </table:table-cell>
          <table:table-cell table:number-columns-repeated="1019"/>
        </table:table-row>
        <table:table-row table:style-name="ro1">
          <table:table-cell office:value-type="string" calcext:value-type="string">
            <text:p>MDIACTIVAT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a MDI child window is activated. Only the MDI child receive this message. It is not called when the child is shown for the first time.</text:p>
          </table:table-cell>
          <table:table-cell table:number-columns-repeated="1019"/>
        </table:table-row>
        <table:table-row table:style-name="ro7">
          <table:table-cell office:value-type="string" calcext:value-type="string">
            <text: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Action generated when the mouse is moved. (since 3.20)</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1">
          <table:table-cell office:value-type="string" calcext:value-type="string">
            <text:p>MOTION_CB</text:p>
          </table:table-cell>
          <table:table-cell office:value-type="string" calcext:value-type="string">
            <text:p>lst</text:p>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Action generated when the mouse is moved over the list. Called only when DROPDOWN=NO. If the list has an editbox the message is called when cursor is at the listbox only (ignored at the editbox). Use IupConvertXYToPos to convert (x,y) coordinates in item position. (since 3.0)</text:p>
          </table:table-cell>
          <table:table-cell table:number-columns-repeated="1019"/>
        </table:table-row>
        <table:table-row table:style-name="ro5">
          <table:table-cell office:value-type="string" calcext:value-type="string">
            <text:p>MOVE_CB</text:p>
          </table:table-cell>
          <table:table-cell/>
          <table:table-cell office:value-type="string" calcext:value-type="string">
            <text:p>ih: PIhandle, x, y: cint</text:p>
          </table:table-cell>
          <table:table-cell office:value-type="string" calcext:value-type="string">
            <text:p>cint</text:p>
          </table:table-cell>
          <table:table-cell office:value-type="string" calcext:value-type="string">
            <text:p>[Windows and GTK Only]: Called after the dialog was moved on screen. The coordinates are the same as the SCREENPOSITION attribute. (since 3.0)</text:p>
            <text:p> x, y: coordinates of the new position. </text:p>
          </table:table-cell>
          <table:table-cell table:number-columns-repeated="1019"/>
        </table:table-row>
        <table:table-row table:style-name="ro8">
          <table:table-cell office:value-type="string" calcext:value-type="string">
            <text:p>MULTISELECT_CB</text:p>
          </table:table-cell>
          <table:table-cell/>
          <table:table-cell office:value-type="string" calcext:value-type="string">
            <text:p>ih: PIhandle, value: cstring</text:p>
          </table:table-cell>
          <table:table-cell office:value-type="string" calcext:value-type="string">
            <text:p>cint</text:p>
          </table:table-cell>
          <table:table-cell office:value-type="string" calcext:value-type="string">
            <text:p>Action generated when the state of an item in the multiple selection list is changed. But it is called only when the interaction is over.</text:p>
            <text:p> ih: identifier of the element that activated the event.</text:p>
            <text:p> value: Similar to the VALUE attribute for a multiple selection list. Items selected are marked with '+', items deselected are marked with '-', and non changed items are marked with an 'x'.</text:p>
            <text:p>This callback is called only when MULTIPLE=YES. If this callback is defined the ACTION callback will not be called.</text:p>
            <text:p>The non changed items marked with 'x' are simulated internally by IUP in all systems. If you add or remove items to/from the list and you count on the 'x' values, then after adding/removing items set the VALUE attribute to ensure proper 'x' values.</text:p>
          </table:table-cell>
          <table:table-cell table:number-columns-repeated="1019"/>
        </table:table-row>
        <table:table-row table:style-name="ro14">
          <table:table-cell office:value-type="string" calcext:value-type="string">
            <text:p>RESIZE_CB</text:p>
          </table:table-cell>
          <table:table-cell/>
          <table:table-cell office:value-type="string" calcext:value-type="string">
            <text:p>ih: PIhandle, width, height: cint</text:p>
          </table:table-cell>
          <table:table-cell office:value-type="string" calcext:value-type="string">
            <text:p>cint</text:p>
          </table:table-cell>
          <table:table-cell office:value-type="string" calcext:value-type="string">
            <text:p>Action generated when the canvas or dialog size is changed.</text:p>
            <text:p>ih: identifier of the element that activated the event.</text:p>
            <text:p>width: the width of the internal element size in pixels not considering the decorations (client size)</text:p>
            <text:p>height: the height of the internal element size in pixels not considering the decorations (client size)</text:p>
            <text:p/>
            <text:p>Notes</text:p>
            <text:p>For the dialog, this action is also generated when the dialog is mapped, after the map and before the show.</text:p>
            <text:p>When XAUTOHIDE=Yes or YAUTOHIDE=Yes, if the canvas scrollbar is hidden/shown after changing the DX or DY attributes from inside the callback, the size of the drawing area will immediately change, so the parameters with and height will be invalid. To update the parameters consult the DRAWSIZE attribute. Also activate the drawing toolkit only after updating the DX or DY attributes.</text:p>
          </table:table-cell>
          <table:table-cell table:number-columns-repeated="1019"/>
        </table:table-row>
        <table:table-row table:style-name="ro4">
          <table:table-cell office:value-type="string" calcext:value-type="string">
            <text:p>SHOW_CB</text:p>
          </table:table-cell>
          <table:table-cell/>
          <table:table-cell office:value-type="string" calcext:value-type="string">
            <text:p>ih: PIhandle, state: cint</text:p>
          </table:table-cell>
          <table:table-cell office:value-type="string" calcext:value-type="string">
            <text:p>cint</text:p>
          </table:table-cell>
          <table:table-cell office:value-type="string" calcext:value-type="string">
            <text:p>Called right after the dialog is showed, hidden, maximized, minimized or restored from minimized/maximized. This callback is called when those actions were performed by the user or programmatically by the application.</text:p>
            <text:p>ih: identifier of the element that activated the event.</text:p>
            <text:p>state: indicates which of the following situations generated the event:</text:p>
            <text:p>    IUP_HIDE (since 3.0)</text:p>
            <text:p>    IUP_SHOW</text:p>
            <text:p>    IUP_RESTORE (was minimized or maximized)</text:p>
            <text:p>    IUP_MINIMIZE</text:p>
            <text:p>    IUP_MAXIMIZE (since 3.0) (not received in Motif when activated from the maximize button)</text:p>
            <text:p>Returns: IUP_CLOSE will be processed.</text:p>
          </table:table-cell>
          <table:table-cell table:number-columns-repeated="1019"/>
        </table:table-row>
        <table:table-row table:style-name="ro18">
          <table:table-cell office:value-type="string" calcext:value-type="string">
            <text:p>SPIN_CB</text:p>
          </table:table-cell>
          <table:table-cell/>
          <table:table-cell office:value-type="string" calcext:value-type="string">
            <text:p>ih: PIhandle, pos: cint</text:p>
          </table:table-cell>
          <table:table-cell office:value-type="string" calcext:value-type="string">
            <text:p>cint</text:p>
          </table:table-cell>
          <table:table-cell office:value-type="string" calcext:value-type="string">
            <text:p>Action generated when a spin button is pressed. Valid only when SPIN=YES. When this callback is called the ACTION callback is not called. The VALUE attribute can be changed during this callback only if SPINAUTO=NO. (since 3.0)</text:p>
            <text:p>ih: identifier of the element that activated the event.</text:p>
            <text:p>pos: the value of the spin (after it was incremented).</text:p>
            <text:p>Returns: IUP_IGNORE is processed in Windows and Motif.</text:p>
          </table:table-cell>
          <table:table-cell table:number-columns-repeated="1019"/>
        </table:table-row>
        <table:table-row table:style-name="ro1">
          <table:table-cell office:value-type="string" calcext:value-type="string">
            <text:p>TIPS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Action before a tip is displayed.</text:p>
          </table:table-cell>
          <table:table-cell table:number-columns-repeated="1019"/>
        </table:table-row>
        <table:table-row table:style-name="ro2">
          <table:table-cell office:value-type="string" calcext:value-type="string">
            <text:p>TRAYCLICK_CB</text:p>
          </table:table-cell>
          <table:table-cell/>
          <table:table-cell office:value-type="string" calcext:value-type="string">
            <text:p>ih: PIhandle, but, pressed, dclick: cint</text:p>
          </table:table-cell>
          <table:table-cell office:value-type="string" calcext:value-type="string">
            <text:p>cint</text:p>
          </table:table-cell>
          <table:table-cell office:value-type="string" calcext:value-type="string">
            <text:p>[Windows and GTK Only]: Called right after the mouse button is pressed or released over the tray icon. (GTK 2.10)</text:p>
            <text:p>ih: identifier of the element that activated the event.</text:p>
            <text:p>but: identifies the activated mouse button. Can be: 1, 2 or 3. Note that this is different from the BUTTON_CB canvas callback definition. GTK does not get button=2 messages.</text:p>
            <text:p>pressed: indicates the state of the button. Always 1 in GTK.</text:p>
            <text:p>dclick: indicates a double click. In GTK double click is simulated.</text:p>
            <text:p>Returns: IUP_CLOSE will be processed.</text:p>
          </table:table-cell>
          <table:table-cell table:number-columns-repeated="1019"/>
        </table:table-row>
        <table:table-row table:style-name="ro1">
          <table:table-cell office:value-type="string" calcext:value-type="string">
            <text:p>UN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unmapped.</text:p>
          </table:table-cell>
          <table:table-cell table:number-columns-repeated="1019"/>
        </table:table-row>
        <table:table-row table:style-name="ro1">
          <table:table-cell office:value-type="string" calcext:value-type="string">
            <text:p>VALUECHANGED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after the value was interactively changed by the user. (since 3.0)</text:p>
          </table:table-cell>
          <table:table-cell table:number-columns-repeated="1019"/>
        </table:table-row>
      </table:table>
      <table:table table:name="CB_MAP" table:style-name="ta1">
        <office:forms form:automatic-focus="false" form:apply-design-mode="false"/>
        <table:table-column table:style-name="co20" table:default-cell-style-name="Default"/>
        <table:table-column table:style-name="co10" table:default-cell-style-name="Default"/>
        <table:table-column table:style-name="co4" table:number-columns-repeated="1022"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Frame</text:p>
          </table:table-cell>
          <table:table-cell table:style-name="ce3" office:value-type="string" calcext:value-type="string">
            <text:p>Label</text:p>
          </table:table-cell>
          <table:table-cell table:style-name="ce3" office:value-type="string" calcext:value-type="string">
            <text:p>List</text:p>
          </table:table-cell>
          <table:table-cell table:style-name="ce3" office:value-type="string" calcext:value-type="string">
            <text:p>Dialog</text:p>
          </table:table-cell>
          <table:table-cell table:style-name="ce3" office:value-type="string" calcext:value-type="string">
            <text:p>Text</text:p>
          </table:table-cell>
          <table:table-cell table:style-name="ce3" office:value-type="string" calcext:value-type="string">
            <text:p>MultiLine</text:p>
          </table:table-cell>
          <table:table-cell table:style-name="ce3" office:value-type="string" calcext:value-type="string">
            <text:p>Timer</text:p>
          </table:table-cell>
          <table:table-cell table:style-name="ce3" office:value-type="string" calcext:value-type="string">
            <text:p>Toggle</text:p>
          </table:table-cell>
          <table:table-cell table:style-name="ce3" table:number-columns-repeated="1013"/>
        </table:table-row>
        <table:table-row table:style-name="ro1">
          <table:table-cell office:value-type="string" calcext:value-type="string">
            <text:p>AC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ACTION</text:p>
          </table:table-cell>
          <table:table-cell office:value-type="float" office:value="2" calcext:value-type="float">
            <text:p>2</text:p>
          </table:table-cell>
          <table:table-cell table:number-columns-repeated="5"/>
          <table:table-cell table:number-columns-repeated="2" office:value-type="string" calcext:value-type="string">
            <text:p>x</text:p>
          </table:table-cell>
          <table:table-cell table:number-columns-repeated="1015"/>
        </table:table-row>
        <table:table-row table:style-name="ro1">
          <table:table-cell office:value-type="string" calcext:value-type="string">
            <text:p>ACTION</text:p>
          </table:table-cell>
          <table:table-cell office:value-type="string" calcext:value-type="string">
            <text:p>tog</text:p>
          </table:table-cell>
          <table:table-cell table:number-columns-repeated="8"/>
          <table:table-cell office:value-type="string" calcext:value-type="string">
            <text:p>x</text:p>
          </table:table-cell>
          <table:table-cell table:number-columns-repeated="1013"/>
        </table:table-row>
        <table:table-row table:style-name="ro1">
          <table:table-cell office:value-type="string" calcext:value-type="string">
            <text:p>ACTION</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ACTION_CB</text:p>
          </table:table-cell>
          <table:table-cell office:value-type="string" calcext:value-type="string">
            <text:p>time</text:p>
          </table:table-cell>
          <table:table-cell table:number-columns-repeated="7"/>
          <table:table-cell office:value-type="string" calcext:value-type="string">
            <text:p>x</text:p>
          </table:table-cell>
          <table:table-cell table:number-columns-repeated="1014"/>
        </table:table-row>
        <table:table-row table:style-name="ro1">
          <table:table-cell office:value-type="string" calcext:value-type="string">
            <text:p>BUTTON_CB</text:p>
          </table:table-cell>
          <table:table-cell/>
          <table:table-cell office:value-type="string" calcext:value-type="string">
            <text:p>x</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1015"/>
        </table:table-row>
        <table:table-row table:style-name="ro1">
          <table:table-cell office:value-type="string" calcext:value-type="string">
            <text:p>BUTTON_CB</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CARET_CB</text:p>
          </table:table-cell>
          <table:table-cell table:number-columns-repeated="4"/>
          <table:table-cell office:value-type="string" calcext:value-type="string">
            <text:p>x</text:p>
          </table:table-cell>
          <table:table-cell/>
          <table:table-cell table:number-columns-repeated="2" office:value-type="string" calcext:value-type="string">
            <text:p>x</text:p>
          </table:table-cell>
          <table:table-cell table:number-columns-repeated="1015"/>
        </table:table-row>
        <table:table-row table:style-name="ro1">
          <table:table-cell office:value-type="string" calcext:value-type="string">
            <text:p>CLOSE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COPYDATA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CUSTOMFRAME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CUSTOMFRAMEACTIVATE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DBLCLICK_CB</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DESTROY_CB</text:p>
          </table:table-cell>
          <table:table-cell/>
          <table:table-cell table:number-columns-repeated="7" office:value-type="string" calcext:value-type="string">
            <text:p>x</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DRAGBEGIN_CB</text:p>
          </table:table-cell>
          <table:table-cell table:number-columns-repeated="3"/>
          <table:table-cell table:number-columns-repeated="5" office:value-type="string" calcext:value-type="string">
            <text:p>x</text:p>
          </table:table-cell>
          <table:table-cell table:number-columns-repeated="1015"/>
        </table:table-row>
        <table:table-row table:style-name="ro1">
          <table:table-cell office:value-type="string" calcext:value-type="string">
            <text:p>DRAGDATA_CB</text:p>
          </table:table-cell>
          <table:table-cell table:number-columns-repeated="3"/>
          <table:table-cell table:number-columns-repeated="5" office:value-type="string" calcext:value-type="string">
            <text:p>x</text:p>
          </table:table-cell>
          <table:table-cell table:number-columns-repeated="1015"/>
        </table:table-row>
        <table:table-row table:style-name="ro1">
          <table:table-cell office:value-type="string" calcext:value-type="string">
            <text:p>DRAGDATASIZE_CB</text:p>
          </table:table-cell>
          <table:table-cell table:number-columns-repeated="3"/>
          <table:table-cell table:number-columns-repeated="5" office:value-type="string" calcext:value-type="string">
            <text:p>x</text:p>
          </table:table-cell>
          <table:table-cell table:number-columns-repeated="1015"/>
        </table:table-row>
        <table:table-row table:style-name="ro1">
          <table:table-cell office:value-type="string" calcext:value-type="string">
            <text:p>DRAGDROP_CB</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DRAGEND_CB</text:p>
          </table:table-cell>
          <table:table-cell table:number-columns-repeated="3"/>
          <table:table-cell table:number-columns-repeated="5" office:value-type="string" calcext:value-type="string">
            <text:p>x</text:p>
          </table:table-cell>
          <table:table-cell table:number-columns-repeated="1015"/>
        </table:table-row>
        <table:table-row table:style-name="ro1">
          <table:table-cell office:value-type="string" calcext:value-type="string">
            <text:p>DROPDATA_CB</text:p>
          </table:table-cell>
          <table:table-cell table:number-columns-repeated="3"/>
          <table:table-cell table:number-columns-repeated="5" office:value-type="string" calcext:value-type="string">
            <text:p>x</text:p>
          </table:table-cell>
          <table:table-cell table:number-columns-repeated="1015"/>
        </table:table-row>
        <table:table-row table:style-name="ro1">
          <table:table-cell office:value-type="string" calcext:value-type="string">
            <text:p>DROPDOWN_CB</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DROPFILES_CB</text:p>
          </table:table-cell>
          <table:table-cell table:number-columns-repeated="3"/>
          <table:table-cell table:number-columns-repeated="5" office:value-type="string" calcext:value-type="string">
            <text:p>x</text:p>
          </table:table-cell>
          <table:table-cell table:number-columns-repeated="1015"/>
        </table:table-row>
        <table:table-row table:style-name="ro1">
          <table:table-cell office:value-type="string" calcext:value-type="string">
            <text:p>DROPMOTION_CB</text:p>
          </table:table-cell>
          <table:table-cell table:number-columns-repeated="3"/>
          <table:table-cell table:number-columns-repeated="5" office:value-type="string" calcext:value-type="string">
            <text:p>x</text:p>
          </table:table-cell>
          <table:table-cell table:number-columns-repeated="1015"/>
        </table:table-row>
        <table:table-row table:style-name="ro1">
          <table:table-cell office:value-type="string" calcext:value-type="string">
            <text:p>EDIT_CB</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ENTERWINDOW_CB</text:p>
          </table:table-cell>
          <table:table-cell/>
          <table:table-cell office:value-type="string" calcext:value-type="string">
            <text:p>x</text:p>
          </table:table-cell>
          <table:table-cell/>
          <table:table-cell table:number-columns-repeated="5" office:value-type="string" calcext:value-type="string">
            <text:p>x</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FOCUS_CB</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GETFOCUS_CB</text:p>
          </table:table-cell>
          <table:table-cell/>
          <table:table-cell office:value-type="string" calcext:value-type="string">
            <text:p>x</text:p>
          </table:table-cell>
          <table:table-cell table:number-columns-repeated="2"/>
          <table:table-cell table:number-columns-repeated="4" office:value-type="string" calcext:value-type="string">
            <text:p>x</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HELP_CB</text:p>
          </table:table-cell>
          <table:table-cell/>
          <table:table-cell office:value-type="string" calcext:value-type="string">
            <text:p>x</text:p>
          </table:table-cell>
          <table:table-cell table:number-columns-repeated="2"/>
          <table:table-cell table:number-columns-repeated="4" office:value-type="string" calcext:value-type="string">
            <text:p>x</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K_ANY</text:p>
          </table:table-cell>
          <table:table-cell/>
          <table:table-cell office:value-type="string" calcext:value-type="string">
            <text:p>x</text:p>
          </table:table-cell>
          <table:table-cell table:number-columns-repeated="2"/>
          <table:table-cell table:number-columns-repeated="4" office:value-type="string" calcext:value-type="string">
            <text:p>x</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KILLFOCUS_CB</text:p>
          </table:table-cell>
          <table:table-cell/>
          <table:table-cell office:value-type="string" calcext:value-type="string">
            <text:p>x</text:p>
          </table:table-cell>
          <table:table-cell table:number-columns-repeated="2"/>
          <table:table-cell table:number-columns-repeated="4" office:value-type="string" calcext:value-type="string">
            <text:p>x</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LEAVEWINDOW_CB</text:p>
          </table:table-cell>
          <table:table-cell/>
          <table:table-cell office:value-type="string" calcext:value-type="string">
            <text:p>x</text:p>
          </table:table-cell>
          <table:table-cell/>
          <table:table-cell table:number-columns-repeated="5" office:value-type="string" calcext:value-type="string">
            <text:p>x</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MAP_CB</text:p>
          </table:table-cell>
          <table:table-cell/>
          <table:table-cell table:number-columns-repeated="7" office:value-type="string" calcext:value-type="string">
            <text:p>x</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MDIACTIVATE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OTION_CB</text:p>
          </table:table-cell>
          <table:table-cell table:number-columns-repeated="3"/>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1015"/>
        </table:table-row>
        <table:table-row table:style-name="ro1">
          <table:table-cell office:value-type="string" calcext:value-type="string">
            <text:p>MOTION_CB</text:p>
          </table:table-cell>
          <table:table-cell office:value-type="string" calcext:value-type="string">
            <text:p>lst</text:p>
          </table:table-cell>
          <table:table-cell table:number-columns-repeated="3"/>
          <table:table-cell office:value-type="string" calcext:value-type="string">
            <text:p>x</text:p>
          </table:table-cell>
          <table:table-cell table:number-columns-repeated="1018"/>
        </table:table-row>
        <table:table-row table:style-name="ro1">
          <table:table-cell office:value-type="string" calcext:value-type="string">
            <text:p>MOVE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MULTISELECT_CB</text:p>
          </table:table-cell>
          <table:table-cell table:number-columns-repeated="4"/>
          <table:table-cell office:value-type="string" calcext:value-type="string">
            <text:p>x</text:p>
          </table:table-cell>
          <table:table-cell table:number-columns-repeated="1018"/>
        </table:table-row>
        <table:table-row table:style-name="ro1">
          <table:table-cell office:value-type="string" calcext:value-type="string">
            <text:p>RESIZE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HOW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SPIN_CB</text:p>
          </table:table-cell>
          <table:table-cell table:number-columns-repeated="6"/>
          <table:table-cell table:number-columns-repeated="2" office:value-type="string" calcext:value-type="string">
            <text:p>x</text:p>
          </table:table-cell>
          <table:table-cell table:number-columns-repeated="1015"/>
        </table:table-row>
        <table:table-row table:style-name="ro1">
          <table:table-cell office:value-type="string" calcext:value-type="string">
            <text:p>TIPS_CB</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TRAYCLICK_CB</text:p>
          </table:table-cell>
          <table:table-cell table:number-columns-repeated="5"/>
          <table:table-cell office:value-type="string" calcext:value-type="string">
            <text:p>x</text:p>
          </table:table-cell>
          <table:table-cell table:number-columns-repeated="1017"/>
        </table:table-row>
        <table:table-row table:style-name="ro1">
          <table:table-cell office:value-type="string" calcext:value-type="string">
            <text:p>UNMAP_CB</text:p>
          </table:table-cell>
          <table:table-cell/>
          <table:table-cell table:number-columns-repeated="7" office:value-type="string" calcext:value-type="string">
            <text:p>x</text:p>
          </table:table-cell>
          <table:table-cell/>
          <table:table-cell office:value-type="string" calcext:value-type="string">
            <text:p>x</text:p>
          </table:table-cell>
          <table:table-cell table:number-columns-repeated="1013"/>
        </table:table-row>
        <table:table-row table:style-name="ro1">
          <table:table-cell office:value-type="string" calcext:value-type="string">
            <text:p>VALUECHANGED_CB</text:p>
          </table:table-cell>
          <table:table-cell table:number-columns-repeated="4"/>
          <table:table-cell office:value-type="string" calcext:value-type="string">
            <text:p>x</text:p>
          </table:table-cell>
          <table:table-cell/>
          <table:table-cell table:number-columns-repeated="2" office:value-type="string" calcext:value-type="string">
            <text:p>x</text:p>
          </table:table-cell>
          <table:table-cell table:number-columns-repeated="1015"/>
        </table:table-row>
      </table:table>
      <table:named-expressions/>
      <table:database-ranges>
        <table:database-range table:name="__Anonymous_Sheet_DB__0" table:target-range-address="CONTROLS.A2:CONTROLS.AMJ12" table:contains-header="false">
          <table:sort>
            <table:sort-by table:field-number="0" table:data-type="automatic"/>
          </table:sort>
        </table:database-range>
        <table:database-range table:name="__Anonymous_Sheet_DB__1" table:target-range-address="CONTAINERS.A2:CONTAINERS.E4" table:contains-header="false">
          <table:sort>
            <table:sort-by table:field-number="0" table:data-type="automatic"/>
          </table:sort>
        </table:database-range>
        <table:database-range table:name="__Anonymous_Sheet_DB__3" table:target-range-address="ATTRIBUTES.A1:ATTRIBUTES.I264">
          <table:sort>
            <table:sort-by table:field-number="0" table:data-type="automatic"/>
          </table:sort>
        </table:database-range>
        <table:database-range table:name="__Anonymous_Sheet_DB__4" table:target-range-address="ATTR_MAP.A1:ATTR_MAP.Q264">
          <table:sort>
            <table:sort-by table:field-number="0" table:data-type="automatic"/>
          </table:sort>
        </table:database-range>
        <table:database-range table:name="__Anonymous_Sheet_DB__5" table:target-range-address="CALLBACKS.A1:CALLBACKS.E45">
          <table:sort>
            <table:sort-by table:field-number="0" table:data-type="automatic"/>
          </table:sort>
        </table:database-range>
        <table:database-range table:name="__Anonymous_Sheet_DB__6" table:target-range-address="CB_MAP.A1:CB_MAP.K45">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2">00/00/0000</text:date>, <text:time style:data-style-name="N2" text:time-value="16:30:01.2379927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20:13:46.122045655</meta:creation-date>
    <meta:generator>LibreOffice/6.4.7.2$Linux_X86_64 LibreOffice_project/40$Build-2</meta:generator>
    <dc:date>2021-12-12T17:44:07.333250007</dc:date>
    <meta:editing-duration>P1DT11H38M56S</meta:editing-duration>
    <meta:editing-cycles>250</meta:editing-cycles>
    <meta:document-statistic meta:table-count="7" meta:cell-count="2130" meta:object-count="0"/>
  </office:meta>
</office:document-meta>
</file>